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STSong" fo:font-size="12.0pt" fo:color="#000000" fo:background-color="#e0e0e0"/>
    </style:style>
    <style:style style:name="P9" style:family="paragraph" style:parent-style-name="Standard">
      <style:paragraph-properties fo:margin-bottom="0.1667in" style:line-height-at-least="0.2361in"/>
      <style:text-properties style:font-name="STSong" fo:font-size="12.0pt" fo:color="#000000" fo:background-color="#ececec"/>
    </style:style>
    <style:style style:name="P10" style:family="paragraph" style:parent-style-name="Standard">
      <style:paragraph-properties fo:margin-bottom="0.1667in"/>
      <style:text-properties style:font-name="Times" fo:font-size="12.0pt" fo:background-color="#e0e0e0"/>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Times"/>
    </style:style>
    <style:style style:name="T4" style:family="text">
      <style:text-properties style:font-name="LiSong Pro Light"/>
    </style:style>
    <style:style style:name="T5" style:family="text">
      <style:text-properties fo:letter-spacing="0.0000in"/>
    </style:style>
    <style:style style:name="T6" style:family="text">
      <style:text-properties fo:letter-spacing="0.0000in" fo:color="#032726"/>
    </style:style>
    <style:style style:name="T7" style:family="text">
      <style:text-properties style:font-name="Times" fo:letter-spacing="0.0000in"/>
    </style:style>
    <style:style style:name="T8" style:family="text">
      <style:text-properties style:font-name="LiSong Pro Light" fo:letter-spacing="0.0000in"/>
    </style:style>
    <style:style style:name="T9" style:family="text">
      <style:text-properties style:font-name="Heiti TC Light"/>
    </style:style>
    <style:style style:name="T10" style:family="text">
      <style:text-properties fo:font-style="italic" fo:font-style-asian="italic" fo:font-style-complex="italic"/>
    </style:style>
    <style:style style:name="T11"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建廷   |  2020.03.25 13:17   |   <text:a xlink:type="simple" xlink:href="http://palinfo.habago.org/Entry?Command=Information_PrintForum&amp;iPage=1#FORUM38959"><text:span text:style-name="T1">#</text:span></text:a></text:p>
      <text:p text:style-name="P3">好的，已將拍賣網頁下架了。</text:p>
      <text:p text:style-name="P2">陳真   |  2020.03.25 12:43   |   <text:a xlink:type="simple" xlink:href="http://palinfo.habago.org/Entry?Command=Information_PrintForum&amp;iPage=1#FORUM38958"><text:span text:style-name="T1">#</text:span></text:a></text:p>
      <text:p text:style-name="P4">謝謝建廷，不過這樣不太好喔，因為旁人分不清誰是誰，會以為我們在亂喊價。 <text:line-break/><text:line-break/>再說，也沒剩幾本了。若雪家書只剩兩本，我自己會留一本，另一本剛剛有人要了。伊拉克只剩十幾本，打算讓它絕版不再印，因為資料落後十年以上，若要再版，就得把過去十幾年的狀況全補上，但我不打算這麼做了。 <text:line-break/><text:line-break/>總之，此一構想並不妥。至於靜站，大家愛來不來沒關係，不用特別宣傳。</text:p>
      <text:p text:style-name="P2">陳建廷   |  2020.03.25 12:09   |   <text:a xlink:type="simple" xlink:href="http://palinfo.habago.org/Entry?Command=Information_PrintForum&amp;iPage=1#FORUM38956"><text:span text:style-name="T1">#</text:span></text:a></text:p>
      <text:p text:style-name="P3">我直接在露天拍賣開1元的網頁(不能賣0元)，順道推廣靜站活動，這樣應該沒有人會去買800元的書，不知這樣可好？ <text:line-break/><text:line-break/>若OK，歡迎有拍賣帳號的巴勒網友一起上架「伊拉克淪陷記實」。 <text:line-break/><text:line-break/><text:a xlink:type="simple" xlink:href="https://goods.ruten.com.tw/item/show?22013379619531"><text:span text:style-name="T2">https://goods.ruten.com.tw/item/show?22013379619531</text:span></text:a><text:s/><text:line-break/><text:line-break/>----- <text:line-break/><text:line-break/>（一）本書在網路上有免費電子版，請搜尋關鍵字＂伊拉克淪陷記實＂、＂紀念若雪巴勒斯坦資訊網＂於「紀念若雪巴勒斯坦資訊網」站內下載。 <text:line-break/><text:line-break/>（二）全新品。 <text:line-break/><text:line-break/>（三）交易方式暫限面交。「紀念若雪巴勒斯坦資訊網」於每個月會挑一個周六在美國在台協會(台北市內湖區金湖路100號)靜站，可於靜站活動時面交，並請作者陳真醫師簽名。更進一步資訊請直些連繫「紀念若雪巴勒斯坦資訊網」。 <text:line-break/><text:line-break/><text:line-break/></text:p>
      <text:p text:style-name="P2">陳真   |  2020.03.25 10:36   |   <text:a xlink:type="simple" xlink:href="http://palinfo.habago.org/Entry?Command=Information_PrintForum&amp;iPage=1#FORUM38955"><text:span text:style-name="T1">#</text:span></text:a></text:p>
      <text:p text:style-name="P3">謝謝建廷，好久不見。這事就隨它去了。我也認為應該沒有違法。相信應該也不會有笨蛋花八百元跟他買才對。</text:p>
      <text:p text:style-name="P2">陳真   |  2020.03.25 10:32   |   <text:a xlink:type="simple" xlink:href="http://palinfo.habago.org/Entry?Command=Information_PrintForum&amp;iPage=1#FORUM38954"><text:span text:style-name="T1">#</text:span></text:a></text:p>
      <text:p text:style-name="P4">剛剛打電話給那個賣我的伊拉克小冊子的書店老闆，在台中，叫做百利舊書坊。我跟他說我是作者，我這書不賣錢，非賣品，請他也不要賣。他說，只要是印出來的東西都可以賣。我請他再想一想這事情的合理性。 <text:line-break/><text:line-break/>其實我並不知道是否合法。他的意思是，他並沒有盜印，只是拿來賣，如果有人要買，有何不可？ <text:line-break/>若有懂法律的人，請問這老闆講的是否正確？ <text:line-break/><text:line-break/>他意思是說，他並沒有從網路上抓我的文章來印成書販賣，他只是把手上一個現成的東西賣掉。 <text:line-break/><text:line-break/>其實我也不知道合法與否，所以也沒跟他爭執，只是請他再想一想。 <text:line-break/><text:line-break/>其實我也常想到這問題。我過去手頭上有很多東西，後來送給慈林及吳三連文教基金會，雖然都是非賣品，但其實具有相當的價值，若要賣錢，肯定還能賣上一些錢，比方說我有美麗島事件發生時的現場錄音，也有許信良和彭明敏等人當年準備遷黨(台灣民主黨) 回台、後來導致機場事件的美國行前會議錄音帶，也有自己三十年前的叛亂案傳票與判決書，還有大學時代針對腦殘同學們而寫的一些幼兒園等級之反國民黨文章集結成冊等等等。 <text:line-break/><text:line-break/>我現在手上還有一些已成歷史人物例如吾友柏楊先生、黃紀男先生的信件，也有一些檯面上黨外大老們例如姚嘉文、陳菊、林弘宣當年的信件或個人物品，以及各種錄音帶或照片、錄影帶等等等。這些都是非賣品，著作權屬於誰？我也不知道，但是既然是寫給我的信或送我的東西，當然所有權就應該屬於我才對。 <text:line-break/><text:line-break/>我不會拿來賣，但我如果哪天真想賣它，應該合法吧？那位老闆的意思似乎是這樣，於是我就無言了，只能請大家不要去買。需要這本伊拉克小冊子的人，直接跟我要就好，免費的，我寄給你，連郵資都不用你付。 <text:line-break/><text:line-break/>另外，剛剛竟然收到紐約時報的一封電子信，我沒印象我有訂閱這東西。那封信是希望讀者付款訂閱，內文標題寫著："揭露真相需要勇氣、獨立性以及你的支持"。真是有點好笑。這些長年造謠抹黑的媒體，跟 "勇氣" 真是差了十萬八千里。不過，紐約時報有時號稱左派報紙，相對來講，還是屬於比較好一點點的媒體，尚且如此卑鄙，何況其它媒體。 <text:line-break/><text:line-break/>阿遠貼的網址我看了，很荒唐。紐約時報居然在不到20分鐘內連續發出兩篇文章，第一篇是譴責中國的封城措施是 "對於人們的生活與自由極大的傷害"。20分鐘後又發另一文，讚揚義大利的封城措施是 "犧牲自我經濟" 的高貴行為。 <text:line-break/><text:line-break/>30 幾年前，我聽一位在美國求學剛返國的前輩說他有一次去聽Noam Chomsky演講，聽他講了一個真實的笑話。Chomsky說，他太太發現他睡覺時都會磨牙，把牙齒都磨壞了，於是跑去看牙醫，但找不到磨牙的原因 (其實應該來掛我這一科才對)。不過，後來找到原因了，Chomsky說，原來他每次看紐約時報，對其無恥，往往看得咬牙切齒，晚上就會開始磨牙。</text:p>
      <text:p text:style-name="P2">陳建廷   |  2020.03.25 09:48   |   <text:a xlink:type="simple" xlink:href="http://palinfo.habago.org/Entry?Command=Information_PrintForum&amp;iPage=1#FORUM38953"><text:span text:style-name="T1">#</text:span></text:a></text:p>
      <text:p text:style-name="P3">就之前買二手書的經驗，那家佰俐書坊是二手書商，陳真去留言後來看不到，是因為拍賣網站有賣家可過濾留言的機制。就法律面來說，販賣該書無違法之虞，所以賣家應該不會撤件，但仍可嘗試持續檢舉該商品讓他下架。 <text:line-break/><text:line-break/>另一個辦法是，讓善用網路者不會去他那裡買這本書，讓網友一搜尋＂伊拉克淪陷紀實＂、＂陳真＂、＂紀念若雪巴勒斯坦資訊網＂等關鍵字就知道巴勒網這裏有實體贈書、有電子版可下載，不需要購買。但那家二手書商似乎在台中北屯有實體店面，可能有讀者會從實體店面買下。 </text:p>
      <text:p text:style-name="P2">鄭豐遠   |  2020.03.25 04:40   |   <text:a xlink:type="simple" xlink:href="http://palinfo.habago.org/Entry?Command=Information_PrintForum&amp;iPage=1#FORUM38952"><text:span text:style-name="T1">#</text:span></text:a></text:p>
      <text:p text:style-name="P3">這是央視的一個新聞網站貼的: <text:line-break/><text:a xlink:type="simple" xlink:href="http://m.news.cctv.com/2020/03/12/ARTIcLjh7nUhRFm76SHHewts200312.shtml"><text:span text:style-name="T2">http://m.news.cctv.com/2020/03/12/ARTIcLjh7nUhRFm76SHHewts200312.shtml</text:span></text:a><text:s/><text:line-break/><text:line-break/>同樣是封城，同樣是使用無人機，同樣是打擊病毒傳播的社會管理手段，只要是中國做的，就是違反人權，就是侵害人民自由，換成西方國家做的，卻又成了犧牲自我經濟的努力。 <text:line-break/><text:line-break/>所謂嘴上說不要，身體卻很老實。幾個禮拜前，我還常聽到澳洲人批評中國的防疫政策切斷了人和人之間的正常關係連結，說把人關在家裡，逼人們停止社交或戶外運動，強迫人們要戴口罩，不人道又不自由。如今呢? 人們見面連手也不敢握，講話隔得遠遠的，大家突然間標榜起所謂 social distancing (保持社交距離) 來了，一些西方人更是忍不住自己乖乖戴上了口罩。這也不過是短短一個禮拜內發生的事，整個社會前後判若兩人。 <text:line-break/><text:line-break/>我看了真的很無言。但其實，只要你夠理解西方人，你就會知道這一系列操作都是合情合理，毫無"違合感"的，也就是這就是一種西式常規儀式，裡頭並沒有不一致的問題。你批評它，反而顯得你很狀況外，因為你根本沒搞清楚人家的這套文化脈絡。這就像西方人看到中國人過年長輩給晚輩紅包，晚輩推三阻四，一付打死不拿的模樣，長輩好說歹說，說到最後都快生氣了，晚輩才"不甘不願"地收下，而這個小紅袋子裡其實也才沒多少錢。這個既定流程運行了幾千幾百年，不曾看過哪個例外的結局，沒看過有哪個人不收長輩紅包的。這時候，你若認真批評起中國人這種習俗，說其虛偽，言行不一致，浪費時間在重覆一些鎖碎的金錢數目上，那不是很狀況外嗎? 哪個中國人會鳥你的批評? 我們只會在心裡說你是住火星嗎? 搞不清楚狀況吧? 要不要回去重新念一下小學? <text:line-break/><text:line-break/>以上的比喻我不知道有多少人能體會? 但比喻畢竟只是比喻，我真正的要說的是面對西方，你的背動批評作用不大的，更要主動反擊，而不能乖乖挨打，否則只能永遠淪為人家的沙袋，任其霸凌。中國外交發言人最近的一系列舉動，正說明了這一點。因為這是一場戰爭，慢條斯理講道理作用不大的。你潔身自愛充滿正當性，人家可是要把你抄家滅族的豺狼虎豹，口頭輿論佔你便宜都算客氣了。 <text:line-break/><text:line-break/>上禮拜一個澳籍華裔女子到北京，理應接受國內的各種隔離規範 (每個國家都有相關隔離法規)，但她卻大喇喇外出跑步並且不戴口罩，很快被防疫人員抓包，她扺死不從，義正嚴辭地說她有外出跑步和不帶口罩的自由，還大喊救命，說防疫人員搔擾她。後續大家應該都知道了，她任職的拜爾公司將其辭退，中國令其限期離境。 <text:line-break/><text:line-break/>這就是一個受輿論病毒洗腦的典型患者，我常覺得許多華人十分奇怪 (特別是華人女性，原因未知)，似乎對西方輿論完全沒有扺抗力，完全不能認知其病毒本質。說病毒是種比喻，實際就是一種詐騙和洗腦。要知道西方人自己可沒那麼笨，當西方批評起其他國家或民族沒有自由沒有人權時，什麼冠冕堂皇的話都說得出來，但一旦同樣的舉措施行在自己的社會，多數人就會乖得和什麼一樣，毫無異議地默默服從，彷彿安靜的羊群。只有傻 B 才會真的信那一套自由鬼話，西方人在自己的社會和圈子裡是完全不信的，連想都不會去想。 <text:line-break/><text:line-break/>這樣一種"內外不一致"，不但是西方的缺點，卻也是西方的優點。中國人要在世界上佔有一席之地，就要引以為戒，並從中學習，對外不但要革除西方面對敵人時信手開河、充滿雙重標準的言行習慣 (這一點上中國做得很好)，對內更應該要團結，像西方人一樣平淡克制、互相忍讓。中國和中國人面對這次疫情，展現出令人大開眼界的能力和素質，如果日後能把這些精神落實在社會方方面面，比如人與人之間的基本尊重或是日常交通、工作上，那才是真正的文明展現和民族復興。 <text:line-break/><text:line-break/></text:p>
      <text:p text:style-name="P2">孫從輔   |  2020.03.25 04:12   |   <text:a xlink:type="simple" xlink:href="http://palinfo.habago.org/Entry?Command=Information_PrintForum&amp;iPage=1#FORUM38951"><text:span text:style-name="T1">#</text:span></text:a></text:p>
      <text:p text:style-name="P4">我已幫忙檢舉該商品，理由是高價販售免費的公益非賣品，從良善消費者身上獲取不當暴利，實屬詐欺行為。</text:p>
      <text:p text:style-name="P2">鄭豐遠   |  2020.03.25 02:50   |   <text:a xlink:type="simple" xlink:href="http://palinfo.habago.org/Entry?Command=Information_PrintForum&amp;iPage=1#FORUM38950"><text:span text:style-name="T1">#</text:span></text:a></text:p>
      <text:p text:style-name="P3">我已經去檢舉該商品 (左邊的商品編號旁有個 "檢舉" 按鈕)，希望該站方趕快處理。檢舉內容只能寫一百個中文字，沒法多寫，以下是我寫的: <text:line-break/><text:line-break/>-------- <text:line-break/>這是我們非盈利機構 "紀念若雪巴勒斯坦資訊網" 所無償發行的一個小冊子，由我朋友陳真撰寫，完全免費發放，從來沒有販售，此人私下拿來網上以高價兜售，不但惡劣，更侵犯我朋友的著作權!! 請協助將其徹下。 <text:line-break/>-------- <text:line-break/><text:line-break/>有露天帳號的朋友們，不妨都去幫忙檢舉一下，大家看巴勒網這麼久了，如果對認同巴勒網，不該予許這種事發生。 <text:line-break/><text:line-break/>鄭豐遠</text:p>
      <text:p text:style-name="P2">陳真   |  2020.03.25 02:28   |   <text:a xlink:type="simple" xlink:href="http://palinfo.habago.org/Entry?Command=Information_PrintForum&amp;iPage=1#FORUM38949"><text:span text:style-name="T1">#</text:span></text:a></text:p>
      <text:p text:style-name="P4">生物武器：一個更陰暗的未來(10) <text:line-break/><text:line-break/>陳真2020. 03. 25. <text:line-break/><text:line-break/><text:line-break/>一個人，只要願意秉持著最基本的理性，都沒法否認新冠病毒很有可能就是從美國發源，故意帶到武漢來，而且似乎跟美國位於馬里蘭州的Fort Detrick生物武器基地有關。難道不是這樣？憑什麼斷然排除此一可能性？ <text:line-break/><text:line-break/>這樣的描述其實已經夠保守了。我們之所以無法下定論是因為我們沒有調查權。美國以涉及國家安全為由，封鎖了一切相關資訊。 <text:line-break/><text:line-break/>任何一個政府，再怎麼低能或落後，當它面對突然爆發的神祕肺炎，導致多人死亡，絕不可能不進行病原體檢測與調查。美國當然也不例外，他一定擁有去年最早期的那數千名爆發於美國本土的神祕肺炎病患的病情資料。 <text:line-break/><text:line-break/>也就是說，美國若要釋疑，很簡單，不是耍賴或灑口水，而是公布那幾千名病患之病毒檢測資料以及被迫關閉的Fort Detrick生物武器實驗基地的相關意外事件內容，豈不是就能還自己清白？光是空口說白話，每天打口水戰，有何意義？ <text:line-break/><text:line-break/>面對疫情，理當越透明，資訊越公開，越能找到對策，越有利於防治，怎麼會反而千方百計隱瞞一切資訊或造假欺騙？若非心裏有鬼，怎麼會執意隱暱病原體檢測內容或甚至列為機密？ <text:line-break/><text:line-break/>======================= <text:line-break/><text:line-break/>美國人追查到疑似新冠肺炎零號病例，軍運會女選手！ <text:line-break/><text:line-break/>來源：四月網 <text:line-break/><text:line-break/>2020-03-24  <text:line-break/><text:line-break/>原創 政委燦榮 <text:line-break/><text:line-break/>文 &amp;;#124; 政委工作室 小高同學 <text:line-break/><text:line-break/>近日，4名在美國佛吉尼亞州的老外（3名美國人，1名加拿大人）成功追溯到了新冠肺炎的“0號病例”——美國女軍官Maatja Benassi！這名美國女軍官是2019年10月20日舉行的“武漢軍運會”女子公路自行車賽參賽選手。目前他們已經在“YouTube”上以視頻的形式公開了他們的發現： <text:line-break/><text:line-break/>https://bit.ly/2UxBpVJ <text:line-break/><text:line-break/>這名美國女軍官的身份並不簡單，她和美國生化武器實驗室有著千絲萬縷的聯繫。她家族內現已有兩人確診“新冠肺炎”，其中之一還是荷蘭的第一病例！ <text:line-break/><text:line-break/>該女軍官去年十月參加武漢世界軍人運動會，當時的報導如圖片： <text:line-break/><text:line-break/>https://bit.ly/3agdWit <text:line-break/><text:line-break/>當“真相”逐漸浮出水面之時，一切的虛偽與謊言都將被戳穿。 <text:line-break/><text:line-break/>如果這名美國女軍官是“0號病例”那麽這個時間線就說得通了。 <text:line-break/><text:line-break/>時間線 <text:line-break/><text:line-break/>2019年7月，美國突然關閉位於馬里蘭州的德特裏克堡生物武器基地，該基地是美軍最大的生物武器研發中心。《紐約時報》稱，它被關閉是沒有“足夠完善的系統對其最高安全等級實驗室的廢水進行淨化”。 <text:line-break/><text:line-break/>2019年8月19，美國“科學警報網” (SCIENCE ALERT) 發佈一則新聞稱，近期出現了100例神秘肺病，它們可能與 “電子煙”相關。如果結合前面馬里蘭州生化武器基地關閉的話，事實上這些病例極有可能是第一批感染“新冠肺炎”的患者！ <text:line-break/><text:line-break/>2019年8月25日，“華盛頓郵報”發佈新聞稱全美22州至少已經有193例“神秘肺炎”患者。（原鏈結已無法訪問，疑似被刪除） <text:line-break/><text:line-break/>2019年8月31日，“紐約時報”發佈新聞稱已經有215例“神秘肺炎”患者。（原鏈結已無法訪問） <text:line-break/><text:line-break/>2019年9月7日，“華盛頓郵報”發佈新聞稱已有5人死於“神秘肺炎”。33個州和一塊屬地共發現450例疑似病例。（原鏈結已無法訪問） <text:line-break/><text:line-break/>2019年9月12日，“CNBC”報導，美國疾控中心調查並收容了380例“神秘肺炎”確診病例。 <text:line-break/><text:line-break/>2019年9月27日，“美國全國公共廣播電臺”報道，全美46州和美屬維爾京島共發現805例“神秘肺炎”。疾控中心確認“神秘肺炎”已在10個州造成12人死亡。 <text:line-break/><text:line-break/>2019年10月4日，“華盛頓郵報” 報導稱，美國疾控中心已收到1080例的與“電子煙有關的肺炎”報告，其已致18人死亡。（注：此時全美媒體幾乎都不再使用“神秘肺炎”一詞，轉而使用“與電子煙有關的肺炎”或“電子煙導致的肺炎”；該鏈結現已無法訪問。） <text:line-break/><text:line-break/>2019年11月8日，“CNBC”報導稱，已有超過2000人患上“電子煙肺炎”，39人死亡。 <text:line-break/><text:line-break/>2019年11月21日，CDC確認已有2290例電子煙導致的肺炎患者，47例死亡。 <text:line-break/><text:line-break/>2019年12月20日，“TIME”報導，2506人因“電子煙導致的肺炎”住院，54人死亡 。（筆者注：原鏈結已無法訪問） <text:line-break/><text:line-break/>2019年12月31日，“CNBC”報導，2561人因“電子煙導致的肺炎”住院，55人死亡。 <text:line-break/><text:line-break/>2020年1月29日，“Reuters”2711人因爲電子煙導致的肺病住院，60人死亡。（原鏈結已無法訪問） <text:line-break/><text:line-break/>2020年2月25日，美國疾控中心做了關於“神秘肺炎”的總結。該肺炎被命名為“EVALI”，疾控中心認爲其主要是由電子煙中的醋酸維生素E引起的。 <text:line-break/><text:line-break/>疾控中心稱“EVALI”從2019年8月、9月爆發之後病例逐漸減少，所以此次發佈為最後一次對全國患者數及死亡人數的更新。截止2020年2月18號，共住院治療2807例，其中死亡68例。 <text:line-break/><text:line-break/>然而事實真如美國疾控中心所說“神秘肺炎”只是由電子煙中的醋酸維生素E引起的嗎？ <text:line-break/><text:line-break/>根據美國疾控中心的研究資料，在867例“EVALI”患者，有86%吸含THC成分的電子煙，64%吸含有尼古丁成分的；34%只吸含THC成分的，11%只吸含尼古丁成分的。（注：THC電子煙中含有50%的醋酸維生素E） <text:line-break/><text:line-break/>但這組資料根本不能證明醋酸維生素E是“神秘肺炎”的致病原因。 <text:line-break/><text:line-break/>況且最爲關鍵的一點是THC電子煙在市面上已經出售多年，且不止在美國出售，爲什麽早不出現，晚不出出現，偏偏出現在美國生化實驗室關閉後，武漢爆發“新冠肺炎”之前？ <text:line-break/><text:line-break/>答案？ <text:line-break/><text:line-break/>這是“陰謀論”？ <text:line-break/><text:line-break/>不，這就是最有可能的“真相”！</text:p>
      <text:p text:style-name="P2">老羊   |  2020.03.25 01:56   |   <text:a xlink:type="simple" xlink:href="http://palinfo.habago.org/Entry?Command=Information_PrintForum&amp;iPage=1#FORUM38948"><text:span text:style-name="T1">#</text:span></text:a></text:p>
      <text:p text:style-name="P3">走法律路徑吧，那本書的封面還印了「紀念若雪巴勒斯坦資訊網 出版」，但是巴勒網又不是出版公司，更沒有授權。 <text:line-break/><text:line-break/>不過這商家說是二手書，所以未必是他本人搞的。 <text:line-break/></text:p>
      <text:p text:style-name="P2">陳真   |  2020.03.25 00:51   |   <text:a xlink:type="simple" xlink:href="http://palinfo.habago.org/Entry?Command=Information_PrintForum&amp;iPage=1#FORUM38947"><text:span text:style-name="T1">#</text:span></text:a></text:p>
      <text:p text:style-name="P4">公告： <text:line-break/><text:line-break/>剛剛聽一位朋友說，"露天拍賣" 有人在賣我寫的那本小冊子，一本要價800元，真是很誇張： <text:line-break/><text:line-break/><text:a xlink:type="simple" xlink:href="https://goods.ruten.com.tw/item/show?21613285144962"><text:span text:style-name="T2">https://goods.ruten.com.tw/item/show?21613285144962</text:span></text:a><text:s/><text:line-break/><text:line-break/>我去留言了，請他撤下。留言內容如下: <text:line-break/><text:line-break/>"你也太誇張了吧？怎麼可以拿來賺錢呢？我是作者，這小冊子是非賣品，我家裏還有一堆，歡迎索取。網路上也能下載。請見紀念若雪巴勒斯坦資訊網： <text:line-break/><text:line-break/><text:a xlink:type="simple" xlink:href="http://palinfo.habago.org/Entry?Command=Information_PrintHome"><text:span text:style-name="T2">http://palinfo.habago.org/Entry?Command=Information_PrintHome</text:span></text:a><text:s/><text:line-break/><text:line-break/>麻煩你把這小冊子撤下。謝謝。 <text:line-break/><text:line-break/>陳真" <text:line-break/><text:line-break/>但很奇怪，我留言後卻看不到自己的留言。是這位賣家把它刪掉嗎？遇到這種狀況，該怎麼處理？ <text:line-break/><text:line-break/>媽的，真是很荒唐。我知道不會有人花八百元去買一本網路上就能下載、僅僅二十幾頁的小冊子，只是這樣一種行為很不應該，缺少尊重；不知情者，說不定以為我或巴勒網在斂財。 <text:line-break/><text:line-break/></text:p>
      <text:p text:style-name="P2">洋洋   |  2020.03.24 21:07   |   <text:a xlink:type="simple" xlink:href="http://palinfo.habago.org/Entry?Command=Information_PrintForum&amp;iPage=1#FORUM38946"><text:span text:style-name="T1">#</text:span></text:a></text:p>
      <text:p text:style-name="P3">圖多 參見原文 <text:a xlink:type="simple" xlink:href="http://www.m4.cn/opinion/2020-03/1364059.shtml"><text:span text:style-name="T2">http://www.m4.cn/opinion/2020-03/1364059.shtml</text:span></text:a><text:s/><text:line-break/><text:line-break/>美國人追查到疑似新冠肺炎零號病例，軍運會女選手！ <text:line-break/>2020-03-24 <text:line-break/>原創 政委燦榮 <text:line-break/><text:line-break/>文 政委工作室小高同學 <text:line-break/><text:line-break/>近日，4名在美國弗吉尼亞州的老外（3名美國人，1名加拿大人）成功追溯到了新冠肺炎的“0號病例”——美國女軍官Maatja Benassi！這名美國女軍官是2019年10月20日舉行的“武漢軍運會”女子公路自行車賽參賽選手。目前他們已經在“YouTube”上以視頻的形式公開了他們的發現。 <text:line-break/><text:line-break/>這名美國女軍官的身份並不簡單，她和美國生化武器實驗室有著千絲萬縷的聯繫。她家族內現已有兩人確診“新冠肺炎”，其中之一還是荷蘭的第一病例！ <text:line-break/><text:line-break/>當“真相”逐漸浮出水面之時，一切的虛偽與謊言都將被戳穿。 <text:line-break/>如果這名美國女軍官是“0號病例”那麼這個時間線就說的通了。 <text:line-break/><text:line-break/>時間線 <text:line-break/><text:line-break/>1 <text:line-break/>2019年7月，美國突然關閉位於馬里蘭州的德特里克堡生化武器基地，該基地是美軍最大的生化武器研發中心。《紐約時報》稱，它被關閉是沒有“足夠完善的系統對其最高安全等級實驗室的廢水進行淨化”。 <text:line-break/><text:line-break/>2 <text:line-break/>2019年8月19，美國“科學警報網”發布一則新聞稱近期出現了100例神秘肺病，它們可能與“電子煙”相關。如果結合前面馬里蘭州生化武器基地關閉的話，事實上這些病例極有可能是第一批感染“新冠肺炎”的患者！ <text:line-break/><text:line-break/>3、 <text:line-break/>2019年8月25日，“華盛頓郵報”發布新聞稱全美22州至少已經有193例“神秘肺炎”患者。（筆者註：原鏈接已無法訪問，疑似被刪除） <text:line-break/><text:line-break/>2019年8月31日，“紐約時報”發布新聞稱已經有215例“神秘肺炎”患者。（筆者註：原鏈接已無法訪問） <text:line-break/><text:line-break/>2019年9月7日，“華盛頓郵報”發布新聞稱已有5人死於“神秘肺炎”。33個州和一塊屬地共發現450例疑似病例。（筆者註：原鏈接已無法訪問） <text:line-break/><text:line-break/>2019年9月12日，“CNBC”報導，美國疾控中心調查並收容了380例“神秘肺炎”確診病例。 <text:line-break/><text:line-break/>4、 <text:line-break/>2019年9月27日，“美國全國公共廣播電台”報導，全美46州和美屬維爾京島共發現805例“神秘肺炎”。疾控中心確認“神秘肺炎”已在10個州造成12人死亡。 <text:line-break/><text:line-break/>5、 <text:line-break/>2019年10月4日，“華盛頓郵報”報導稱，美國疾控中心已收到1080例的與“電子煙有關的肺炎”報告，其已致18人死亡。（筆者註：此時全美媒體幾乎都不再使用“神秘肺炎”一詞，轉而使用“與電子煙有關的肺炎”或“電子煙導致的肺炎”；該鏈接現已無法訪問） <text:line-break/><text:line-break/>2019年11月8日，“CNBC”報導稱，已有超過2000人患上“電子煙肺炎”，39人死亡。 <text:line-break/><text:line-break/>6、 <text:line-break/>2019年11月21日，CDC確認已有2290例電子煙導致的肺炎患者，47例死亡。 <text:line-break/><text:line-break/>7、 <text:line-break/>2019年12月20日，“TIME”報導，2506人因“電子煙導致的肺炎”住院，54人死亡。（筆者註：原鏈接已無法訪問） <text:line-break/><text:line-break/>2019年12月31日，“CNBC”報導，2561人因“電子煙導致的肺炎”住院，55人死亡。 <text:line-break/><text:line-break/>8、 <text:line-break/>2020年1月29日，“Reuters”2711人因為電子煙導致的肺病住院，60人死亡。（筆者註：原鏈接已無法訪問） <text:line-break/><text:line-break/>2020年2月25日，美國疾控中心做了關於“神秘肺炎”的總結。該肺炎被命名為“EVALI”，疾控中心認為其主要是由電子煙中的醋酸維生素E引起的。 <text:line-break/><text:line-break/>疾控中心稱“EVALI”從2019年8月、9月爆發之後病例逐漸減少，所以此次發佈為最後一次對全國患者數及死亡人數的更新。截止2020年2月18號，共住院治療2807例，其中死亡68例。 <text:line-break/><text:line-break/>9、 <text:line-break/>然而事實真如美國疾控中心所說“神秘肺炎”只是由電子煙中的醋酸維生素E引起的嗎？ <text:line-break/><text:line-break/>根據美國疾控中心的研究數據，在867例“EVALI”患者，有86%吸含THC成分的電子煙，64%吸含有尼古丁成分的；34%只吸含THC成分的，11%只吸含尼古丁成分的。（注：THC電子煙中含有50%的醋酸維生素E） <text:line-break/><text:line-break/>但這組數據根本不能證明醋酸維生素E是“神秘肺炎”的致病原因。 <text:line-break/><text:line-break/>況且最為關鍵的一點是THC電子煙在市面上已經出售多年，且不止在美國出售，為什麼早不出現，晚不出出現，偏偏出現在美國生化實驗室關閉後，武漢爆發“新冠肺炎”之前？ <text:line-break/><text:line-break/>10... <text:line-break/>上圖出自於2019年9月6日外網"TECHSPOT"的報導中。 <text:line-break/><text:line-break/>11... 圖 <text:line-break/><text:line-break/>12... 圖 <text:line-break/><text:line-break/>13... 圖 <text:line-break/><text:line-break/><text:line-break/>答案？ <text:line-break/>這是“陰謀論”？ <text:line-break/><text:line-break/>不，這就是最有可能的“真相”！ <text:line-break/><text:line-break/>@特朗普請你給所有被你冠以污名的中國人一個解釋！請你給全美做不起檢測的窮苦民眾一個解釋！請你給全世界人民一個解釋！ <text:line-break/><text:line-break/><text:line-break/>注 : <text:line-break/>1 <text:line-break/>金燦榮教授應該看過下面的連結， <text:line-break/><text:a xlink:type="simple" xlink:href="https://www.youtube.com/watch?v=moT5qxeC6Fk"><text:span text:style-name="T2">https://www.youtube.com/watch?v=moT5qxeC6Fk</text:span></text:a><text:s/><text:line-break/><text:line-break/>2 <text:line-break/>查到這新聞證實 Maatja Benass 參加武漢軍運會 <text:a xlink:type="simple" xlink:href="https://www.army.mil/article/228879/us_women_finish_8th_despite_crash_in_50_mile_cycling_road_race"><text:span text:style-name="T2">https://www.army.mil/article/228879/us_women_finish_8th_despite_crash_in_50_mile_cycling_road_race</text:span></text:a><text:s/><text:line-break/><text:line-break/>3 <text:line-break/>新冠狀病毒5個家族，美國5獨具全的說法，原來是潘懷宗教授提出的。除了病毒家族外還談到電子菸，建議大家看完 <text:line-break/><text:line-break/>潘懷宗解說新冠肺炎家族關係 <text:line-break/><text:a xlink:type="simple" xlink:href="https://www.youtube.com/watch?v=T3jqREYGyQ4"><text:span text:style-name="T2">https://www.youtube.com/watch?v=T3jqREYGyQ4</text:span></text:a><text:s/><text:line-break/><text:line-break/>4 <text:line-break/>潘懷宗的臉書 <text:line-break/><text:a xlink:type="simple" xlink:href="https://www.facebook.com/people/%E6%BD%98%E6%87%B7%E5%AE%97/100001396521965"><text:span text:style-name="T3">https://www.facebook.com/people/</text:span><text:span text:style-name="T4">潘懷宗</text:span><text:span text:style-name="T3">/100001396521965</text:span></text:a><text:s/><text:line-break/><text:line-break/>5 <text:line-break/>日本電視台暗示Covid-19起源於美國 <text:line-break/><text:a xlink:type="simple" xlink:href="http://cubasi.cu/en/world/item/21759-japanese-television-suggests-covid-19-originated-in-the-u-s"><text:span text:style-name="T2">http://cubasi.cu/en/world/item/21759-japanese-television-suggests-covid-19-originated-in-the-u-s</text:span></text:a></text:p>
      <text:p text:style-name="P2">鄭豐遠   |  2020.03.24 20:46   |   <text:a xlink:type="simple" xlink:href="http://palinfo.habago.org/Entry?Command=Information_PrintForum&amp;iPage=1#FORUM38944"><text:span text:style-name="T1">#</text:span></text:a></text:p>
      <text:p text:style-name="P4">哈巴狗電台駐澳洲記者鄭阿遠報導: 澳洲其實也和英國一樣，短短兩週內，已經接近封城狀態，許多店鋪和機構瞬間關門或倒閉，數不清的人一下子失業，領救濟金的單位一天之內大排長龍。我已經見到少數西方人乖乖戴起口罩，應該是比較怕死的，大多數人是寧死不戴的。朋友的親人 (華人) 在英國醫院工作，該醫院政策是醫護人員必須戴口罩，但長官卻不准她戴，說是會引起病人恐慌，她因此嚇得不敢去上班了。西方人為什麼如此痛恨口罩，我至今不能明白。一個簡單卻能大大保護你我的東西，卻成為一整個文明的禁忌，所為何來，實在令人費解。 <text:line-break/><text:line-break/>只能說，口罩以及其所象徵的疾病和脆弱，特別容易起西方人的不快和敵視，看到戴口罩者就像看到女巫似的，十分"中世紀"。西方人的思維似乎停留在這樣一種對各式符號和烙痕的仇視或崇拜裡。 <text:line-break/><text:line-break/>疫情當然是真的，輿論卻能給疫情冠上各種解讀和面貌，偷偷貼上另一張與現實脫離，帶有惡毒政治意圖的標籤和符號。比如故意把口罩和中國人連結，然後說中國人是東亞病夫，比如對中國飲食文化的醜化和歧視言論，比如稱這病叫什麼武漢肺炎、中國肺炎。</text:p>
      <text:p text:style-name="P2">陳真   |  2020.03.24 02:13   |   <text:a xlink:type="simple" xlink:href="http://palinfo.habago.org/Entry?Command=Information_PrintForum&amp;iPage=2#FORUM38939"><text:span text:style-name="T1">#</text:span></text:a></text:p>
      <text:p text:style-name="P3">生物武器：一個更陰暗的未來(9) <text:line-break/><text:line-break/>陳真2020. 03. 24. <text:line-break/><text:line-break/><text:line-break/>前文 (生物武器：一個更陰暗的未來(8))，乃是就怡靜轉貼的那篇文章的「形式」上來講，至於「內容」，十分瑣碎，其實也就相對缺乏討論意義了，不過還是姑且說說。 <text:line-break/><text:line-break/>該文章的主旨是說：新冠肺炎稱不上疫情，而只是西方針對中國所發動的一場輿論戰，乃是西方陰謀集團從SARS以來炒作至今長達十七年的謠言，旨在瓦解中國。然後，作者舉了兩個例子來證明西方這項持久性顛覆陰謀，包括「魏則西事件」和「基因編輯嬰兒事件」。 <text:line-break/><text:line-break/>問題是，這兩個事件都是中共定調的違規不法且不道德事件，跟西方陰謀輿論戰能扯上什麼關係？難不成中共高層包括李克強也都是西方派來臥底，以打壓中國的各種生物研究？ <text:line-break/><text:line-break/>相關事件始末請見： <text:line-break/><text:line-break/>魏則西事件：<text:a xlink:type="simple" xlink:href="https://bit.ly/2QFxipf"><text:span text:style-name="T2">https://bit.ly/2QFxipf</text:span></text:a><text:s/><text:line-break/><text:line-break/>基因編輯嬰兒事件：<text:a xlink:type="simple" xlink:href="https://bit.ly/3bfyiYY"><text:span text:style-name="T2">https://bit.ly/3bfyiYY</text:span></text:a><text:s/><text:line-break/><text:line-break/>至於說什麼印度之所以沒有疫情，是因為「印度不是西方制药企业的目标市场，也是不西方心战部门的假想敌」。這也是胡扯。印度怎麼會「沒有疫情」？它有個省份前兩天就整個封省了；兩、三個星期前，新德里的小學也全部停課；前天 (3月22日)，印度政府更實施「全民禁足」，禁止所有人離開家門，全都必須留在家裏一天，不准上街，形同戒嚴，說是為了要讓印度人民「學習防疫經驗」。 <text:line-break/><text:line-break/>這幾天，印度的七十幾個地區也全封了，除了醫院、超市及公家機關，禁止所有其它活動與營業場所。三月底前，包括三星、LG等大廠也必須全面停工。印度總理莫迪前天發表全國性談話強調：「全世界正經歷非常嚴重的災難，一般來說，自然災害僅限於某幾個國家或省份，就算是兩次世界大戰加總起來，也沒有像這次武漢肺炎那樣影響這麼多國家」。 <text:line-break/><text:line-break/>至於印度的「確診案例」為何相較之下比較少？答案很簡單，當然不是因為西方陰謀集團不打算攻擊印度，而是因為印度幾乎不檢測 (一部份原因是國內政治與文化使然，一部份則是因為缺少錢及相關醫療物資與檢測工具)。不檢測，當然也就沒有所謂「確診」。許多公衛學者與醫學專家，包括世界衛生組織，對此做出強烈批評。 <text:line-break/><text:line-break/>至於作者說什麼「西方政府之所以怠于抗疫，以及美国不检测以隐瞒疫情，還有新加坡、英国及瑞典等等的佛系抗疫等等。这些都说明了其实西方国家高层政府有一个共识，那就是病毒严重性不强」。 <text:line-break/><text:line-break/>這也是胡說八道。這波疫情，西方國家想瞞也瞞不住了。目前，光是美國就有一億人禁足，全世界大約有十億人以上處於封城狀態，生活與工作受到相當程度的影響；從大公司到中小企業，相當高比例瀕臨破產，遭受毀滅式的打擊；許多國家，醫療體制崩盤，股市崩盤，前所未見，直逼百年前的經濟大蕭條；集體倒閉與失業潮及自殺率之飆高，將會猛烈撲面而來。 <text:line-break/><text:line-break/>如果說這樣的疫情只是憑空捏造出來的什麼輿論戰，你信嗎？這不是睜眼說瞎話嗎？我倒是很擔心，災難說不定才剛開始，很可能後面還會有更大的動亂。你從美股那種不可思議的自殺式、逃難式的崩跌法，或可預見往後恐怕還會有更大的世界風暴。 <text:line-break/><text:line-break/>作者還說，「中國高層也在第一時間就知道根本沒有什麼疫情，知道這其實只是一個輿論戰」，但是，為了不要落人口實，只好假裝說中國疫情很嚴重，假裝防疫。最後，作者得出結論說，「中國應對得當，獲益匪淺」。 <text:line-break/><text:line-break/>我的天啊，瞎掰到這種程度，我真是很無言，原來全世界都在演戲，幹嘛不早說，害我每天戴著口罩，勤洗手洗到手都快爛掉。 <text:line-break/><text:line-break/>作者還說：「这个疫情本来就不是一个严重的病，仅仅是一个大多数人都携带的(病毒)」。這真的就是完全鬼扯蛋了，大多數人身上怎麼會攜帶著病毒？ <text:line-break/><text:line-break/>通篇幾乎全是鬼扯蛋，例如作者還說，美國CDC判斷疫情嚴不嚴重是根據十八歲死亡率，因為目前美國並沒有十八歲以下的死者，因此疫情不嚴重。這當然也是胡扯，哪有人是這樣來論斷疫情嚴重性的？ <text:line-break/><text:line-break/>作者還說，工業化讓人類的壽命大幅延長，平均壽命從三十多歲一口氣延長到八十多歲云云，這些也都是胡說八道。工業化本身哪來這樣的延命效果？促使人們壽命延長，主要原因之一是公衛能力的提升以及對於微生物例如細菌和病毒的相關知識。 <text:line-break/><text:line-break/>這些東西說起來很瑣碎，並非當下重點，我就不多說了。我只是要說，這篇文字並不足取，通篇胡扯瞎掰。 <text:line-break/><text:line-break/>最後，我想說的是：我倒是很擔心，災難說不定才剛開始，很可能後面還會有更大的動亂。你從美股那種自殺式、逃難式的崩跌法，或可預見往後恐怕還會有更大的風暴。 <text:line-break/><text:line-break/>當然，危機往往就是轉機，或許歷史正在開啟嶄新的一頁，揚棄一個舊時代。 <text:line-break/><text:line-break/>世界聞名且廣受尊敬的「和平學之父」、挪威學者 Johan  Galtung，曾經在時間點上十分精準地預言了柏林圍牆的倒塌與蘇聯的瓦解。2004年，在一篇文章中，他列舉了美國的十五大矛盾，預言「美帝」將在2025年崩潰。後來，因為美國在伊拉克的種種血腥暴行以及布希的法西斯作風，他把2025年又往前提早了五年，斷言美帝將在今年2020年崩潰。 <text:line-break/><text:line-break/>Galtung 說，他對於日期的預言，難免帶有相當的獨斷性，但基本上仍然還是有相當的現實依據。他說，他喜歡美國，卻又痛恨其殘暴血腥的帝國屬性。他要大家別緊張，他並不是說「美國」將從地圖上消失，而僅僅是說美國做為一個帝國長年以來所奉行的國家恐怖主義，將於2020 年走到盡頭。他認為，一個被剝奪帝國主義屬性的美國，長遠來看，美國人的生活其實將會比以往更好。  <text:line-break/><text:line-break/>他說，美帝必然瓦解的根本原因之一是，帝國主義或國家恐怖主義所強加於他人身上的暴力將逐漸失去作用，將會有越來越多國家不願言聽計從，因此，美帝的日子也將屈指可數，指日可待；崩潰大限，就是2020。 <text:line-break/><text:line-break/>Galtung 說，美國長年以來透過血腥暴力，燒殺擄掠，殺死了那麼多人，怎麼可能不遭到人們的聯手報復？這是他所說的十五大矛盾之一。 <text:line-break/><text:line-break/>他還提到，美帝的特徵，除了軍事殺戮，還有其它三大壓迫面向，包括美元本位的殘酷經濟剝削與全然不公平的貿易壓榨、對於其他國家的政治高壓手段，呼之即來，揮之即去，把他人當成次等人，另外還有對於其他文化或文明的缺乏基本尊重。 <text:line-break/><text:line-break/>他並預言，美帝在走向崩潰之路的過程中，會越來越走向一種強調所謂「愛美國」或「美國至上」、「美國優先」的法西斯獨裁路線。他認為，布希就是一例。他說，這將加速美帝的敗亡。2009年，他出版了「The Fall of the US Empire - And Then What?」一書。大陸有發行中文版。 <text:line-break/><text:line-break/>睏了，拉拉雜雜就寫這樣。沒想到世界變局說來就來。新的一章翻開來了，故事就會一直發展下去，停不下來了。 <text:line-break/><text:line-break/>美國處心積慮想把台灣推向戰場，鼓勵兩岸血流成河，把台灣當成人肉炸彈，打擊祖國。另一方面，面對台灣這幾年的瘋狂仇中言行，大陸民意也幾乎一面倒要求武統。至於島內的綠蛆腦殘們，似乎也不怕武統，因為他們腦子欠佳，似乎以為這些全可兒戲，無須當真。第四方勢力則是聲音微薄的台灣統派人士，一大部份人在島內也許受不了窩囊氣，似乎也十分渴望武統。也就是說，除了中共當局至今仍然以世界大局為重保持兩岸和平路線之外，幾乎所有統獨雙方，特別是美國，都很希望兩岸發生戰爭。 <text:line-break/><text:line-break/>經過這場疫情變局的洗禮，原來世界說變就變，毫不含糊。也許哪天突然戰禍臨頭，或許也不至於讓人太驚訝了。</text:p>
      <text:p text:style-name="P2">陳真   |  2020.03.23 01:26   |   <text:a xlink:type="simple" xlink:href="http://palinfo.habago.org/Entry?Command=Information_PrintForum#FORUM38938"><text:span text:style-name="T1">#</text:span></text:a></text:p>
      <text:p text:style-name="P3">生物武器：一個更陰暗的未來(8) <text:line-break/><text:line-break/>陳真2020. 03. 23. <text:line-break/><text:line-break/><text:line-break/>怡靜貼的這文章我看了： <text:line-break/><text:line-break/><text:a xlink:type="simple" xlink:href="https://bit.ly/33DCQWu"><text:span text:style-name="T2">https://bit.ly/33DCQWu</text:span></text:a><text:s/><text:line-break/><text:line-break/>很像一篇西方大一新生的作業。作者發言態度很好 (跟一般會寫這類「解構」文章的「進步青年」或「進步學者」之自滿自得囂張跋扈很不一樣)，問題是，一種好態度並不足以支撐起思考內涵；看起來相當「天真」(naive)。 <text:line-break/><text:line-break/>自有現代實證科學以來，「實證」或其「歸納」方法本身，便成為一種箭靶，飽受各方「進步」人士的攻擊。這類「進步」份子組成相當複雜，有的反科學，認為科學是一種「陰謀」，一種「高級迷信」；有的反政治、反權力，認為政治是這一切科學敘述的權力核心；有的反階級，認為科學是一種階級論述，以科學理性為名，剝削打壓另一階級；有的反霸權，動不動就霸權霸權個不停，相當腦殘。 <text:line-break/><text:line-break/>記得二十多年前，在一個留英的台灣留學生論壇上，我話才剛講一句，有個反霸權的腦殘就跳出來說我沒資格發言。我說為什麼呢？那個進步腦殘說「你是醫生，所以你就是個霸權」。於是我無言了。這是我生平第一次見識到腦殘的威力。 <text:line-break/><text:line-break/>除了上述各種組成，還有些根本不知道到底是在反什麼，似乎認為什麼都是陰謀，全是串通好的，一切都是假象，攏系gay，全是陰謀，因此他要揭穿，解構；相當腦殘。可能是好萊塢賣座電影看太多了。 <text:line-break/><text:line-break/>如上所說，自有現代實證科學以來，「實證」或其「歸納」方法本身，便成為一種箭靶，飽受各方「進步」人士的攻擊。但很弔詭的是，除了一些喊口號式的腦殘進步份子之外，各方攻擊的理性依據之一，居然恰恰就是實證與歸納，而且是一種更加幼稚的實證與歸納。 <text:line-break/><text:line-break/>舉個例，同樣是在大約20多年前，也就是我剛念哲學時，記得有位好像是台大社會系的研究生，寫了一篇解構精神醫學的文章，有位編輯寄給我看。那篇文字的作者，「解構」的方法很好笑，他調查了幾個精神病人的案例，不知道究竟是依據什麼原理或判準 (criteria)，「判定」 這些人並沒有精神病。因此，他的論文結論是：精神疾病是一種人為建構的概念，而不是真的存在這樣一種病。作者從而認為自己解構了精神醫學，就像解構了一齣騙局那樣。 <text:line-break/><text:line-break/>但這不是很矛盾嗎？你一方面說你發現有個病人並沒有精神病卻被診斷為精神病，一方面卻又說精神病是被虛構的。這意思其實就是說：你心裏必然有一套判準，才能藉以判定什麼是「真的」精神病，然後你才有可能說某個病人是「假」的，而不是「真正」的精神病。既然精神病還有真假之分，哪來虛構？既然你也有一套關於真假的判準，那麼，你的研究頂多只能得出這樣一個結論就是：「有一個病人可能被誤診了」。 <text:line-break/><text:line-break/>這樣一個研究，名為解構、建構，實則想達成的目標卻是揭穿騙局，揭穿虛構；但他自己卻又虛構出一套「判準」來揭穿虛構。我真不知道作者到底是想幹嘛？他到底是對什麼事情有意見？ <text:line-break/><text:line-break/>精神醫學因為涉及「精神」、「心靈」等抽象概念，並涉及「不當行為」等具有社會規性的意涵，從而打從一開始就飽受各方攻擊，六零年代更有如火如荼的、充滿「進步意涵」與「人道、人權」等道德概念的「反精神醫學運動」。 <text:line-break/><text:line-break/>七零年代，應該就是在《science》期刊上，美國一位物理學教授發表了一篇號稱解構了精神醫學的文章。他派了八個學生冒充精神病人到各大醫院求診，個個宣稱自己有幻聽有妄想，裝瘋賣傻，演技出色，因此都被收住院接受治療了。 <text:line-break/><text:line-break/>這八位冒牌病人，利用住院期間，偷偷蒐證，帶出各種病歷情報給他們的指導教授。經過一番治療，他們臥底的任務完成，便自動恢復正常，不再裝瘋賣傻。 <text:line-break/><text:line-break/>等大家都出院後，這位教授就把這段冒牌就醫的經過寫成論文，發表在《science》，質疑精神醫學的科學性與存在價值。 <text:line-break/><text:line-break/>這樣一種質疑，其實很腦殘。這哪能質疑精神醫學的知識論(epistemology)？我若假裝暈眩(vertigo)，假裝嘔吐，假裝蔡賽，假裝肚子劇痛，假裝步伐不穩等等等，不管哪一科，醫生還不是一樣得把我當成病人來治療？難道他能馬上識破？當醫生無法識破某些症狀，難道就能推論出該醫學分支學科是冒牌科學？ <text:line-break/><text:line-break/>依我看，那位教授的論文，頂多只能做出「我的八個臥底學生演技還不錯」的結論，跟精神醫學的知識論本質扯得上什麼關係？ <text:line-break/><text:line-break/>舉這個例子只是要說，曾經有好幾十年的時間，質疑、反對精神醫學的學科性及科學性，幾乎就是一種顯學；就像過街老鼠一樣，成為進步人士或自以為科學人士的攻擊目標。 <text:line-break/><text:line-break/>後來，因為分子生物學、遺傳學及神經生物學等等的興起，給精神疾病找到更多生物證據，這類腦殘的「反精神醫學運動」才慢慢消風，但是至今仍有一大堆思想與知識仍停留在中古世紀卻號稱「進步」或自以為很科學的「古人」，認為精神醫學是一種「偽科學」。但我必須說，如果精神疾病是一種偽科學，那麼，所謂惡性腫瘤 (即癌症) 便同樣也只是一種純屬虛構的幻影，因為兩者的理性基礎是一樣的。如果前者是偽，後者便不可能為真。 <text:line-break/><text:line-break/>我當然不是反對解構，而只是反對腦殘式解構。這類腦殘「解構」只是越解構卻越坐實了任何一種現象內在的社會建構成份。 <text:line-break/><text:line-break/>在所有的哲學分支中，因為研究維根斯坦的緣故，我自認最有心得的是數學哲學；如果連數學都能解構，更不用說一般自然科學如此脆弱的「知識論」(epistemological) 基礎了。 <text:line-break/><text:line-break/>除了打著實證紅旗反實證，打著歸納方法反歸納之外，腦殘解構者主要依據無非就是詮釋 (hermeneutics)，簡單說就是講故事：這裏說一點，那裏說一點，然後用一種純粹「說故事」的方法，把這些點給串起來，串成一篇「故事」，「證明」原有的現象只是一種「騙局」，而我的「故事」才是「真的」。 <text:line-break/><text:line-break/>台語有句俗語說：「看到影子，生個兒子」，憑著猜測臆想，不斷穿鑿附會，捕風捉影；就像先把某人逮來當成凶手，然後再慢慢尋找他是凶手的「證據」，而所謂「證據」，無非就是說故事，獨斷地選擇片段資訊，給予某種詮釋，然後加以編織成一個早已預設的故事。 <text:line-break/><text:line-break/>腦殘解構者這麼做，陰謀論其實也是這麼玩的，我平常騙小孩也常常這樣騙，比方說看到路邊有根樹枝被風吹斷，就騙小孩說「看到沒有？妳看，這樹枝不愛吃飯，營養不夠，不喝水，太乾燥，所以風一吹就馬上折斷了。妳以後要不要乖乖吃飯？」小孩點點頭，彷彿學到一門有關營養學的學問。 <text:line-break/><text:line-break/>事實上，解構並不是在追求真假值，反倒是對於真假值本身的質疑與重建。解構更不是企圖推翻某種現象或知識的核心真實 (explanatory truth)。 <text:line-break/><text:line-break/>舉個例來說，你從窗口看出去，看到窗外有棵樹。所謂解構或社會建構論，並不是要告訴你那棵樹是假的，也不是要告訴你有幻覺，以為自己看到一棵樹，而是要分析我們的「眼光」到底受到什麼樣一些東西的型塑或影響。也就是說，你得意識到窗戶的存在；可別以為你的眼光是萬能的或零死角。在此，「窗戶」就是個社會性的隱喻，你得透過這樣一種眼光來認識窗外的世界；世界的模樣必然也會受到這樣一個窗口的影響。 <text:line-break/><text:line-break/>在這個意義下，「世界」究竟長什麼樣，「知識」的樣貌究竟為何，也許就不再只是一種固定形象，「真的、假的」從而也不再只是一種機械式的二分法；真理也許仍然存在，但它產生了許多內在應有的可能性與流動性。極端一點的，甚至就走向一種取消主義，不再依附所謂真理。不過，那樣一種極端解釋，事實上又走回它所欲解構的老路，擁抱了另一種教條。題外話。 <text:line-break/><text:line-break/>我常舉個例，所謂愛丁堡學派的領軍人物叫做 David Bloor，寫過兩本有關維根斯坦的書，對維根斯坦的思想採取一種所謂「社會性」的解讀方式，是相當著名的一位學者，二十年前曾受邀來到劍橋，不是來演講，而是來座談，地點就在當年維根斯坦和Karl Popper差點因為「到底存不存在倫理命題？」而打架的那個會議室。與會者只有七、八人，我也是其中之一，而我那時候剛好寫了一篇反對那樣一種「社會性解讀」維根斯坦的論文，批評的對象就是 David Bloor。 <text:line-break/><text:line-break/>我忘了Bloor那天晚上說了些什麼，只記得他說了一段抱怨，聽起來挺有趣。他說，他老是被人們質疑為何說科學知識是假的？他說，「我從來沒有這樣說過啊」。如果我沒記錯，上面那個窗外樹木的例子，就是他講的。所謂社會建構或解構，並不是要說什麼是假的或什麼是一種陰謀。 <text:line-break/><text:line-break/>回到怡靜轉貼的那篇文章，我是沒法認同的。比方說，新冠病毒讓義大利或大陸一口氣就死掉了幾萬人，倘若放任不管，全世界恐怕得有幾百萬條人命的代價，甚至上千萬人的死亡。如果這還叫做「不嚴重」，如果這只是「一則流傳17年的謠言」，那還有什麼病是嚴重的？那是要死幾億人才叫嚴重嗎？ <text:line-break/><text:line-break/>至於說什麼藥廠可以呼風喚雨賺大錢，想要在哪個國家製造恐慌、散播謠言，就能隨時搞到那個國家雞飛狗跳，雞犬不寧，這聽起來很像好萊塢驚悚片的題材，但現實政治卻非如此。解構是好的，但過於天真的解構卻只能提供劇本靈感，而無現實意義。</text:p>
      <text:p text:style-name="P2">陳真   |  2020.03.22 23:46   |   <text:a xlink:type="simple" xlink:href="http://palinfo.habago.org/Entry?Command=Information_PrintForum#FORUM38937"><text:span text:style-name="T1">#</text:span></text:a></text:p>
      <text:p text:style-name="P4">五個美軍來武漢，"同時" 得 "瘧疾" 的可能性非常非常低。當然不能說 "不可能"，但它發生的可能性就跟 "不可能" 其實差不多了。再說，大陸近年來並無本土瘧疾病例，更不用說同時有五個感染、卻又沒有其它瘧疾疫情。 <text:line-break/><text:line-break/>瘧疾症狀跟感冒初期症狀類似，誤診機率很高。</text:p>
      <text:p text:style-name="P2">洋洋   |  2020.03.22 20:07   |   <text:a xlink:type="simple" xlink:href="http://palinfo.habago.org/Entry?Command=Information_PrintForum#FORUM38936"><text:span text:style-name="T1">#</text:span></text:a></text:p>
      <text:p text:style-name="P3">一 <text:line-break/>日本川崎生物數據公司的研究人員通過對比新型冠狀病毒的基因，建立了病毒繁殖變異的樹狀結構，其結果顯示，病毒最早應該不是在武漢爆發的，很可能在美國。當前世界其他國家流行的COVID19病毒也不是在武漢發現的直系後代。由於學術論文比較嚴謹，所以作者也沒有把這個結論完全說死，而是說有待進一步觀察。 <text:line-break/><text:a xlink:type="simple" xlink:href="https://arxiv.org/abs/2002.08802"><text:span text:style-name="T2">https://arxiv.org/abs/2002.08802</text:span></text:a><text:s/><text:line-break/><text:a xlink:type="simple" xlink:href="https://arxiv.org/ftp/arxiv/papers/2002/2002.08802.pdf"><text:span text:style-name="T2">https://arxiv.org/ftp/arxiv/papers/2002/2002.08802.pdf</text:span></text:a><text:s/><text:line-break/><text:line-break/>二 <text:line-break/>全球的疫苗研發備受關註，陳薇院士團隊研制的重組新冠疫苗獲批啟動展開臨床試驗，美國新冠病毒疫苗開始第一階段臨床試驗，疫苗進入此階段意味著什麽？ <text:line-break/>影片提到 <text:line-break/>清華長庚醫院急危重症部部長陳旭岩：美國這一針打在人體身上的疫苗，從推斷上來說實在是太快了。疫苗的研發，有一系列國際標準的法規和技術標準，必須不能跳步的東西就不能跳步。先把參數拿到做藥學研究，再反复的做動物實驗求證有效性和安全性，抗體產生的時間和穩定性確定是一個反复打磨的過程，然後才會非常謹慎的打到人身上，美國這一針實在太快了，除非很早就開始進行試驗，更早的拿到了病毒株。 <text:line-break/><text:line-break/><text:a xlink:type="simple" xlink:href="https://youtu.be/P5g1_LJydqI"><text:span text:style-name="T2">https://youtu.be/P5g1_LJydqI</text:span></text:a><text:s/><text:line-break/><text:line-break/>三 <text:line-break/>准备300本马云防疫手册，送给为中国捐口罩的以色列医生 <text:line-break/><text:a xlink:type="simple" xlink:href="https://youtu.be/WttQjfX9zE4"><text:span text:style-name="T2">https://youtu.be/WttQjfX9zE4</text:span></text:a></text:p>
      <text:p text:style-name="P5"><text:span text:style-name="T5">Ethan   |  2020.03.22 18:46   |   </text:span><text:a xlink:type="simple" xlink:href="http://palinfo.habago.org/Entry?Command=Information_PrintForum&amp;#FORUM38934"><text:span text:style-name="T6">#</text:span></text:a></text:p>
      <text:p text:style-name="P6"><text:span text:style-name="T7">2019 10 </text:span><text:span text:style-name="T5">月分武漢運動會，新聞說美軍有</text:span><text:span text:style-name="T7">5</text:span><text:span text:style-name="T5">人得虐疾。</text:span><text:span text:style-name="T7"><text:s/></text:span><text:span text:style-name="T5">請問一下，</text:span><text:span text:style-name="T7"><text:line-break/>1.</text:span><text:span text:style-name="T5">同行五人一起得瘧疾是否常見？</text:span><text:span text:style-name="T7"><text:line-break/>2.</text:span><text:span text:style-name="T5">瘧疾症狀跟肺炎早期症狀類似，是否可能誤診？</text:span></text:p>
      <text:p text:style-name="P5"><text:span text:style-name="T8">王修亮</text:span><text:span text:style-name="T5"><text:s/>  |  2020.03.22 16:23   |   </text:span><text:a xlink:type="simple" xlink:href="http://palinfo.habago.org/Entry?Command=Information_PrintForum&amp;#FORUM38933"><text:span text:style-name="T6">#</text:span></text:a></text:p>
      <text:p text:style-name="P7"><text:span text:style-name="T5">「溝通」和「表達」的本義與程序並不相同。</text:span><text:span text:style-name="T7"><text:line-break/><text:line-break/></text:span><text:span text:style-name="T5">★</text:span><text:span text:style-name="T7"><text:line-break/></text:span><text:span text:style-name="T5">「表達」是個人個性的率真誠意。</text:span><text:span text:style-name="T7"><text:line-break/></text:span><text:span text:style-name="T5">我自己想說、想做甚麼，就從直覺的本能欲望中說甚麼、做甚麼。不在乎別人聽不聽得懂，也不在乎聽到我表達的人有甚麼誤解或情緒反應。</text:span><text:span text:style-name="T7"><text:line-break/></text:span><text:span text:style-name="T5">也許有人因此愉悅、發笑、深思、微慍、憤怒、悲傷、痛苦，表達者完全不在意，只顧自己的傾吐發洩。</text:span><text:span text:style-name="T7"><text:line-break/><text:line-break/></text:span><text:span text:style-name="T5">藝術是一種表達的行為，藝術家不在乎他的表達他人是否了解，是噁心或憤怒他都不在乎。他只是將自己最真誠的感受運用各種道具與形式表達出來，不論是肢體還是色彩、樂音，或綜合素材。藝術家的誠意在道德上是無善無惡的，天然自在，因此是無可比擬的美感。</text:span><text:span text:style-name="T7"><text:line-break/><text:line-break/></text:span><text:span text:style-name="T5">藝術作品在脫離創作者那一霎那，已經擁有獨立的意義與生命，和原作者的人格幾乎無關，由每個閱讀者賦予了他新的意義，藝術家的人格人品各有差距，惹人尊敬、憐惜或唾棄，藝術作品的生命卻無限深遠，無限於時間與空間。</text:span><text:span text:style-name="T7"><text:line-break/><text:line-break/></text:span><text:span text:style-name="T5">「表達」可以如此單純而深刻。</text:span><text:span text:style-name="T7"><text:line-break/><text:line-break/></text:span><text:span text:style-name="T5">藝術美感很難存在於現實生活，因為藝術的真誠並非人文在階級差距中的任性妄為，美感依賴心領神會，依賴對自身深刻的認知與對外界深刻的觀察，這種人在現實生活中非常艱難。</text:span><text:span text:style-name="T7"><text:line-break/><text:line-break/></text:span><text:span text:style-name="T5">★</text:span><text:span text:style-name="T7"><text:line-break/></text:span><text:span text:style-name="T5">「溝通」是兩者之間的互通，是群體行為與群性。</text:span><text:span text:style-name="T7"><text:line-break/></text:span><text:span text:style-name="T5">溝通之前，當然最好能學習表達，人若是不具有自我真誠的情意，不深知自我情意所在，所表達的就幾乎都是「模仿」。</text:span><text:span text:style-name="T7"><text:line-break/></text:span><text:span text:style-name="T5">模仿社會所給予的文辭流行意義，色彩意義，肢體語言意義等等。</text:span><text:span text:style-name="T7"><text:line-break/><text:line-break/></text:span><text:span text:style-name="T5">例如「溝通」和「表達」的本義，模仿的人會搞不清楚生活中單純的「表達」是不存在的，因為除了藝術創作與美感，沒有一種表達不需要理會外在所引起的反應。</text:span><text:span text:style-name="T7"><text:line-break/></text:span><text:span text:style-name="T5">在真實群體生活中，沒有一種表達不包含溝通，沒有獨立存在的表達。</text:span><text:span text:style-name="T7"><text:line-break/><text:line-break/></text:span><text:span text:style-name="T5">就像你說一句帶有女性生殖器官的髒話，不論你是有意或無意，除非你在沒人聽見的私密空間，在公開場合，都會引來各種不同的他人情緒。即使是某些人習慣了沒有情緒，那代表這是同溫層的「流行」，而不是普世反應。</text:span><text:span text:style-name="T7"><text:line-break/></text:span><text:span text:style-name="T5">當然，模仿的人也不了解「流行」「同溫層」「普世反應」這一類言詞的真實定義。</text:span><text:span text:style-name="T7"><text:line-break/><text:line-break/></text:span><text:span text:style-name="T5">溝通大略分三種目的：</text:span><text:span text:style-name="T7"><text:line-break/>1--</text:span><text:span text:style-name="T5">希望你理解我的善意。</text:span><text:span text:style-name="T7"><text:line-break/>2--</text:span><text:span text:style-name="T5">希望你理解我的惡意。</text:span><text:span text:style-name="T7"><text:line-break/>3--</text:span><text:span text:style-name="T5">希望你理解事物知識或技巧。</text:span><text:span text:style-name="T7"><text:line-break/><text:line-break/></text:span><text:span text:style-name="T5">基本目的就是「讓別人能清楚明白我所表達的深意」。</text:span><text:span text:style-name="T7"><text:line-break/></text:span><text:span text:style-name="T5">因為希望你儘量能了解，所以我會斟酌語詞，運用你能理解的語詞。這需要我認知你的文化背景與個人喜惡，當然同時也表達出我的。</text:span><text:span text:style-name="T7"><text:line-break/><text:line-break/></text:span><text:span text:style-name="T5">溝通比表達複雜的太多，在知識上與思考上都需要反覆學習與探討。</text:span><text:span text:style-name="T7"><text:line-break/></text:span><text:span text:style-name="T5">一般來說國小使用「作文」課程來學習表達自我，使用「閱讀」課程來學習了解他人，兩者是溝通的兩端，寫「閱讀心得」是一種綜合學習，需要解析創作者的背景、技巧、生平閱歷、當下心態，還要加上「批判」，正是一種溝通能力的練習。</text:span><text:span text:style-name="T7"><text:line-break/><text:line-break/></text:span><text:span text:style-name="T5">美工設計、廣告設計都是以溝通為目的，希望觀看者喜歡或厭惡某種商品與概念，所以能因為喜歡而購買商品，或因為恐懼厭惡而謹慎小心對待某種疫病。</text:span><text:span text:style-name="T7"><text:line-break/></text:span><text:span text:style-name="T5">溝通必須努力探知對方情感情緒，如果我希望你反感、希望傷害你，我就使用你厭惡的語詞。如果我希望你喜悅或悲傷，我會選用適合你感受的言詞。</text:span><text:span text:style-name="T7"><text:line-break/><text:line-break/></text:span><text:span text:style-name="T5">★</text:span><text:span text:style-name="T7"><text:line-break/></text:span><text:span text:style-name="T5">當然生活不是如此單純的，設計者本身通常有自己的個性美感，在溝通的同時，也很大比例展現了自己的個性美感，觀賞者會因為這附帶的個性美感，更加欣賞或反而厭惡了這個設計。</text:span><text:span text:style-name="T7"><text:line-break/><text:line-break/></text:span><text:span text:style-name="T5">所以在生活實境中，溝通常常是多元面向。例如在溝通「疫病」的恐懼時，也有人會夾帶「歧視」，就像中國病毒或武漢病毒。</text:span><text:span text:style-name="T7"><text:line-break/><text:line-break/></text:span><text:span text:style-name="T5">當人們說：「我沒有歧視，我只是單純地說個名詞」時，表示他無意溝通，也不懂生活實境的多元性，或者說他故意忽視生活實境的多元性。</text:span><text:span text:style-name="T7"><text:line-break/></text:span><text:span text:style-name="T5">他要不是個拒絕溝通，只強烈表達個性，單純的藝術家。要不就是根本不理解「溝通」和「表達」意義的無知者。</text:span><text:span text:style-name="T7"><text:line-break/><text:line-break/></text:span><text:span text:style-name="T5">溝通本來就是「兩這互動的感受與陳述」，只以自我價值批判對方甚至嘲諷對方「想太多」「沒自信」「太自卑」，目的並不在於溝通，目的就只是自傲的睥睨對方。</text:span><text:span text:style-name="T7"><text:line-break/></text:span><text:span text:style-name="T5">我無需辨明雙方到底誰有資格解釋誰、批判誰？那是個人自己的價值判斷，甚至無關藝術美感，藝術美感是不參與批判的，也不參與對錯善惡的，藝術美感基本上只是表達，所以「不觸及任何人」，只觸及自我心靈。</text:span><text:span text:style-name="T7"><text:line-break/><text:line-break/></text:span><text:span text:style-name="T5">當人以藝術創作的心態來自傲、辱罵、歧視的形態觸及他人時，那不是藝術，是設計。設計一種情境，設計一種代替對方、解釋對方情緒的表達，假借這表達就是溝通，帶起一種或善或惡的流行。</text:span><text:span text:style-name="T7"><text:line-break/></text:span><text:span text:style-name="T5">目的就是引起眾人模仿！</text:span><text:span text:style-name="T7"><text:line-break/></text:span><text:span text:style-name="T5">一樣很深刻！惡毒的深刻！</text:span><text:span text:style-name="T7"><text:line-break/><text:line-break/></text:span><text:span text:style-name="T5">失去自我真誠的情意的人，無知於表達與溝通、藝術與任性妄為之間的差異的人，就只能跟著流行模仿，因而還振振有詞於對方「想太多」「沒自信」「太自卑」。</text:span><text:span text:style-name="T7"><text:line-break/></text:span><text:span text:style-name="T5">無知的深刻！</text:span><text:span text:style-name="T7"><text:line-break/><text:line-break/></text:span><text:span text:style-name="T5">中午看到一位朋友強調「精確的陳述很重要」，是否需要精確的陳述，關乎你只是閉門家中任意表達，還是你真的想和外界溝通。</text:span><text:span text:style-name="T7"><text:line-break/></text:span><text:span text:style-name="T5">套句朋友的文法：「溝通」很重要，我想，我這一篇文章有努力溝通。</text:span></text:p>
      <text:p text:style-name="P5"><text:span text:style-name="T8">鄭豐遠</text:span><text:span text:style-name="T5"><text:s/>  |  2020.03.22 14:32   |   </text:span><text:a xlink:type="simple" xlink:href="http://palinfo.habago.org/Entry?Command=Information_PrintForum&amp;#FORUM38932"><text:span text:style-name="T6">#</text:span></text:a></text:p>
      <text:p text:style-name="P6"><text:span text:style-name="T5">怡靜貼的這個寫信給陳平的這位不知是誰，但感覺非常內行，推薦大家一讀。一般做科學研究的人好像都沒有這種頭腦。</text:span><text:span text:style-name="T7"><text:line-break/><text:line-break/></text:span><text:span text:style-name="T5">所謂輿論，實際就是一種病毒，為害程度遠超過自然界的病毒，而且留下無窮後遺症，毒害一整個族群、國家甚至世界數十年甚至上百年。重點是一般人的大腦根本沒有</text:span><text:span text:style-name="T7">"</text:span><text:span text:style-name="T5">抗體</text:span><text:span text:style-name="T7">"</text:span><text:span text:style-name="T5">，對此毫無扺抗能力，被感染了渾然不覺，還以為是自己獨立思考下的結果，自以為見識高人一等，完全不覺得生病了。</text:span></text:p>
      <text:p text:style-name="P5"><text:span text:style-name="T8">怡靜</text:span><text:span text:style-name="T5"><text:s/>  |  2020.03.22 14:05   |   </text:span><text:a xlink:type="simple" xlink:href="http://palinfo.habago.org/Entry?Command=Information_PrintForum&amp;#FORUM38931"><text:span text:style-name="T6">#</text:span></text:a></text:p>
      <text:p text:style-name="P8"><text:span text:style-name="T8">剛剛在陳平老師的微博看到的，提出了另一個有關新冠狀病毒的觀點。</text:span><text:span text:style-name="T7"><text:line-break/><text:line-break/>====<text:line-break/><text:line-break/>https://m.weibo.cn/6616523296/4485235485712245<text:line-break/><text:line-break/></text:span><text:span text:style-name="T8">今天收到一个网友的</text:span><text:span text:style-name="T5">来信（为了保护他，我不在这里披露他的姓名）信中用萨斯病毒的研究做案例，分析了疫情分析的复杂性。不仅是科学分析的复杂性，还有商业利益和地缘政治参与媒体造势叠加的复杂性。他的具体内容可以启发有关专家的分析和争鸣，</text:span><text:span text:style-name="T7"><text:s/></text:span><text:span text:style-name="T8">也有助于破解西方经济学所</text:span><text:span text:style-name="T5">谓</text:span><text:span text:style-name="T7">“</text:span><text:span text:style-name="T8">完全信息</text:span><text:span text:style-name="T7">”</text:span><text:span text:style-name="T8">，</text:span><text:span text:style-name="T7">“</text:span><text:span text:style-name="T8">有效市</text:span><text:span text:style-name="T5">场</text:span><text:span text:style-name="T7">”</text:span><text:span text:style-name="T8">，和</text:span><text:span text:style-name="T7">“</text:span><text:span text:style-name="T8">言</text:span><text:span text:style-name="T5">论自由</text:span><text:span text:style-name="T7">”</text:span><text:span text:style-name="T8">的迷信，教育被自由派和民粹派</text:span><text:span text:style-name="T5">误导的大众。</text:span><text:span text:style-name="T7"><text:line-break/><text:line-break/></text:span><text:span text:style-name="T8">我</text:span><text:span text:style-name="T5">给大家带来的是复杂科学的分析方法，和世界公民的客观视野。</text:span><text:span text:style-name="T7"><text:line-break/><text:line-break/></text:span><text:span text:style-name="T8">我不会自封道德高地</text:span><text:span text:style-name="T5">来为自己的试错文过饰非，而是和各学科的各国科学家对话，来破解当代问题的源头和应对方法。天下没有新古典经济学宣称的普适的最优的制度或方案，各种体制各种环境下发现的方法可以互相借鉴，但要在实践中检验。</text:span><text:span text:style-name="T7"><text:line-break/><text:line-break/></text:span><text:span text:style-name="T8">中国的文化自信，在于中国没有宗教战争，所以可以学</text:span><text:span text:style-name="T5">习各文明的成果，综合人类的知识，探索更好的未来。</text:span><text:span text:style-name="T7"><text:line-break/><text:line-break/></text:span><text:span text:style-name="T8">其中有些猜</text:span><text:span text:style-name="T5">测和场景有待将来的历史检验，大家可以发展自己的假设和叙事，丰富舆论市场的创新和竞争。谢谢大家。</text:span><text:span text:style-name="T7"><text:line-break/><text:line-break/></text:span><text:span text:style-name="T8">信件如下：</text:span><text:span text:style-name="T7"><text:line-break/><text:line-break/></text:span><text:span text:style-name="T8">尊敬的</text:span><text:span text:style-name="T5">陈老师：</text:span><text:span text:style-name="T7"><text:line-break/></text:span><text:span text:style-name="T8">您好！</text:span><text:span text:style-name="T7"><text:line-break/></text:span><text:span text:style-name="T8">我是在美国做生物研究的，之前就</text:span><text:span text:style-name="T5">给您发过邮件。对于目前的新冠肺炎，我也有一些自己的认识，但这些认识不适合公开发表。您对国际局势的理解是我极为仰慕的，所以把文章发给您，期待您能在百忙之中抽时间指教，</text:span><text:span text:style-name="T7"><text:line-break/></text:span><text:span text:style-name="T8">祝您身体健康，生活幸福！</text:span><text:span text:style-name="T7"><text:line-break/><text:line-break/></text:span><text:span text:style-name="T8">全文如下：</text:span><text:span text:style-name="T7"><text:line-break/></text:span><text:span text:style-name="T8">首先要</text:span><text:span text:style-name="T5">说的是，这篇文章整个是社会分析，没有也不会公开发表，其中涉及的医学内容仅仅是个人科学探讨。具体疾病防疫请遵权威医嘱。</text:span><text:span text:style-name="T7"><text:line-break/><text:line-break/></text:span><text:span text:style-name="T8">第一，我</text:span><text:span text:style-name="T5">们先从专业的角度来看一下冠状病毒</text:span><text:span text:style-name="T7">SARS</text:span><text:span text:style-name="T8">，</text:span><text:span text:style-name="T7">Mers</text:span><text:span text:style-name="T8">，和</text:span><text:span text:style-name="T7">Covid</text:span><text:span text:style-name="T8">－</text:span><text:span text:style-name="T7">19</text:span><text:span text:style-name="T8">的区别。从本</text:span><text:span text:style-name="T5">质上来说，这三者没有区别。因为按照</text:span><text:span text:style-name="T7">RNA</text:span><text:span text:style-name="T8">病毒超高的突变率和</text:span><text:span text:style-name="T5">进化速度来说，过去</text:span><text:span text:style-name="T7">17</text:span><text:span text:style-name="T8">年，获得大</text:span><text:span text:style-name="T5">约</text:span><text:span text:style-name="T7">10%</text:span><text:span text:style-name="T8">碱基的差异，甚至获得几个插入突变，在病毒</text:span><text:span text:style-name="T5">进化的尺度上都是很正常的。</text:span><text:span text:style-name="T7"><text:line-break/><text:line-break/></text:span><text:span text:style-name="T8">第二，那么基于第一条是不是可以</text:span><text:span text:style-name="T5">认为</text:span><text:span text:style-name="T7">2019</text:span><text:span text:style-name="T8">年武汉对</text:span><text:span text:style-name="T7">SARS</text:span><text:span text:style-name="T5">谣言的管控就是错误的呢？答案并不是，因为</text:span><text:span text:style-name="T7">SARS</text:span><text:span text:style-name="T8">本身就不是一种</text:span><text:span text:style-name="T5">严重的传染病。只是一个流传了</text:span><text:span text:style-name="T7">17</text:span><text:span text:style-name="T8">年之久的</text:span><text:span text:style-name="T5">谣言。这其中证据有很多，比如最近发表在新英格兰医学的</text:span><text:span text:style-name="T7">&lt;Covid-19 — Navigating the Uncharted&gt;</text:span><text:span text:style-name="T8">这这篇文章就以美国流感和</text:span><text:span text:style-name="T7">covid</text:span><text:span text:style-name="T8">－</text:span><text:span text:style-name="T7">19</text:span><text:span text:style-name="T8">的对比，以</text:span><text:span text:style-name="T5">预测</text:span><text:span text:style-name="T7">covid</text:span><text:span text:style-name="T8">的</text:span><text:span text:style-name="T5">严重性，当然这篇文章的立场是配合当时川普公开表示这个病毒不严重而写的，但也有一定的借鉴意义。结论是说，</text:span><text:span text:style-name="T7">covid</text:span><text:span text:style-name="T8">的死亡率最</text:span><text:span text:style-name="T5">终会在大约在千分之一，或者更低。因为目前公布的死亡率，比如钟南山院士同样发表在新英格兰一些杂志的文章指出死亡率在百分之一这个量级。然而，前者文章的反驳是，钟南山院士团队的结论并没有把死亡率的分母乘以一个系数，就是预测总体未检测，但有感染群体的一个系数，大约是</text:span><text:span text:style-name="T7">100</text:span><text:span text:style-name="T8">左右，那就是把分母乘以了</text:span><text:span text:style-name="T7">100</text:span><text:span text:style-name="T8">。但这篇文章也</text:span><text:span text:style-name="T5">说了，</text:span><text:span text:style-name="T7">SARS</text:span><text:span text:style-name="T8">死亡率</text:span><text:span text:style-name="T7">9</text:span><text:span text:style-name="T8">－</text:span><text:span text:style-name="T7">10%</text:span><text:span text:style-name="T8">，</text:span><text:span text:style-name="T7">Mers</text:span><text:span text:style-name="T8">竟然达到</text:span><text:span text:style-name="T7">36%</text:span><text:span text:style-name="T8">。如果我</text:span><text:span text:style-name="T5">们进去看参考文献，就会发现</text:span><text:span text:style-name="T7">SARS</text:span><text:span text:style-name="T8">和</text:span><text:span text:style-name="T7">Mers</text:span><text:span text:style-name="T8">的数据其实并没有做这个未</text:span><text:span text:style-name="T5">检测感染群体的估算。这个原因有很多，可能是在当时的检测水平也不足以支持这么大规模的检测，也就是我们说的检测越多疫情越严重。也可能是为了隐瞒一个</text:span><text:span text:style-name="T7">17</text:span><text:span text:style-name="T8">年的</text:span><text:span text:style-name="T5">谣言，不自己打自己脸。</text:span><text:span text:style-name="T7"><text:line-break/><text:line-break/></text:span><text:span text:style-name="T8">第三，那么</text:span><text:span text:style-name="T5">为什么武汉死亡那么多病例，第一是因为医疗体系被挤兑，导致城市去工业化，因为人正是因为工业化才使得寿命从原始社会的</text:span><text:span text:style-name="T7">30</text:span><text:span text:style-name="T8">多增长到</text:span><text:span text:style-name="T7">80</text:span><text:span text:style-name="T8">多</text:span><text:span text:style-name="T5">岁的，如果没有工业化，人的寿命将骤然降低。一些本来能够抢救的病患可能因为医疗资源不足而死去，比如一些老年的心血管疾病患者。如果在这个时期，病毒在人群中有十分之一的感染率，那么很可能这些因为生存预期低下的死亡病例会归罪于疫情。另外，把因为信息的集中效应，我们把平时正常发生的死亡事件放在新闻上也会造成如此的轰动效果，所以看上去爆发了严重的疫情。那么到底有没有方法鉴定一个传染病到底是不是严重的疫情呢？学界主要是看</text:span><text:span text:style-name="T7">18</text:span><text:span text:style-name="T5">岁以下人口的死亡率，美国</text:span><text:span text:style-name="T7">CDC</text:span><text:span text:style-name="T8">有一个重要的</text:span><text:span text:style-name="T5">评价流感肺炎死亡率的指标，就是</text:span><text:span text:style-name="T7">18</text:span><text:span text:style-name="T5">岁以下的死亡率。可以理解为生存预期最好的人如果意外死亡，那么很可能是爆发了严重的疫情。但无论</text:span><text:span text:style-name="T7">03 Sars</text:span><text:span text:style-name="T8">（香港大学的研究），和目前的</text:span><text:span text:style-name="T7">covid</text:span><text:span text:style-name="T8">都呈</text:span><text:span text:style-name="T5">现一个相似的年龄死亡率分布，就是老年人死亡多，</text:span><text:span text:style-name="T7">18</text:span><text:span text:style-name="T5">岁以下几乎没有。</text:span><text:span text:style-name="T7"><text:line-break/><text:line-break/></text:span><text:span text:style-name="T8">第四，那么是不是</text:span><text:span text:style-name="T5">说我国对疫情的控制有过当的嫌疑，导致了我国经济的衰退？并不是。这个事情有点复杂，牵扯西方利用一些商业集团本身的利益，同时对中国开战舆论战。如果被不受控的舆论战攻击要害，可能带来的损失不仅仅是经济受损，而是解体风险。这是否是危言损听呢？答案并不是，这是一场蓄谋已久的舆论战配合金融战的攻击。其中不仅有华尔街的众多对冲基金参与，也有生物医药企业涉及其中。</text:span><text:span text:style-name="T7"><text:line-break/><text:line-break/></text:span><text:span text:style-name="T8">第五，如果我</text:span><text:span text:style-name="T5">们说</text:span><text:span text:style-name="T7">SARS</text:span><text:span text:style-name="T8">和</text:span><text:span text:style-name="T7">Mers</text:span><text:span text:style-name="T8">也不是那么</text:span><text:span text:style-name="T5">严重的传染病，但为什么</text:span><text:span text:style-name="T7">03</text:span><text:span text:style-name="T8">世界爆发</text:span><text:span text:style-name="T7">SARS</text:span><text:span text:style-name="T8">会引发那么大的恐慌和心理阴影？这件事有几个</text:span><text:span text:style-name="T5">关键的时间节点值得注意。第一是某公司的抗病毒药物某某在</text:span><text:span text:style-name="T7">1999</text:span><text:span text:style-name="T8">年上市，</text:span><text:span text:style-name="T7">2001</text:span><text:span text:style-name="T8">年</text:span><text:span text:style-name="T5">进入中国市场但一直名不见经传。直到</text:span><text:span text:style-name="T7">03</text:span><text:span text:style-name="T8">年</text:span><text:span text:style-name="T7">SARS</text:span><text:span text:style-name="T8">后，在中国大</text:span><text:span text:style-name="T5">卖。所以这里不排除一种可能性，就是利益相关方可能通过舆论操作的方法刻意夸大疫情的严重，借此获得商业利益。这些事情没有证据，但是可以用一些侧面的情况看出端倪。</text:span><text:span text:style-name="T7"><text:line-break/><text:line-break/></text:span><text:span text:style-name="T8">第六，我</text:span><text:span text:style-name="T5">们再来看看一些与上述情况类似的情况。就是我们的网络上时时刻刻都在流传一些关于中国的谣言，这些文章抹黑中国，把中国老百姓的生活说得水深火热。于此相反，把西方国家的生活说得非常好，人民生活十分幸福。这些编造的消息有时候非常荒唐，比如前天晚上特朗普在推特上发表了种族主义言论，明确说</text:span><text:span text:style-name="T7">chinease virus</text:span><text:span text:style-name="T8">，海外华人无不</text:span><text:span text:style-name="T5">愤慨，但不到一小时后，网上就出现了一个截图，是川普在推特上道歉的内容截图。而事实是川普根本没有发那条道歉推特。那么是谁造的这种假图呢，是美国的公务员吗？肯定不是。那么是谁？答案是移民中介，美国买房中介，海外医疗中介等等，他们有抹黑中国，美化外国的原动力，如果不把中国说的那么不堪，人民怎么会想着移民。说上述例子，就是说确实有一些利益团体和外国政府心战部门的利益一致，心战部门可以在最少的投入下，起到最好的宣传效果。这就所谓以商养战，以战促商。</text:span><text:span text:style-name="T7"><text:line-break/><text:line-break/></text:span><text:span text:style-name="T8">第七，</text:span><text:span text:style-name="T5">现在再回到</text:span><text:span text:style-name="T7">covid</text:span><text:span text:style-name="T8">这件事，看看一些</text:span><text:span text:style-name="T5">侧面的证据，这些证据证明这件事也是一个类似的商战结合事件。例子有很多，我先大致罗列一下总体的观感。</text:span><text:span text:style-name="T7">1. </text:span><text:span text:style-name="T8">西方政府怠于抗疫的</text:span><text:span text:style-name="T5">态度，</text:span><text:span text:style-name="T7">2 .</text:span><text:span text:style-name="T8">美国通过不</text:span><text:span text:style-name="T5">检测隐瞒疫情的态度，</text:span><text:span text:style-name="T7">3. </text:span><text:span text:style-name="T8">新加坡，英国，瑞典等等的佛系抗疫等等。这些</text:span><text:span text:style-name="T5">说明其实西方国家高层政府有一个共识，就是病毒严重性不强。但由于当时他们舆论和社会稳定性较高，所以可以不采取措施。中国的情况不同，政府对舆论的负担较重，而且当时就处于西方舆论战的靶心，所以严重到甚至可以影响稳定的程度。在这种情况下，采取比较妥当的措施是必然的选择。再看一个很重要的例证，那就是印度为什么到现在都没有爆发，可以先下一个一句话的结论，</text:span><text:span text:style-name="T7">“</text:span><text:span text:style-name="T8">印度不是西方制药企业的目</text:span><text:span text:style-name="T5">标市场，也是不西方心战部门的假想敌</text:span><text:span text:style-name="T7">”</text:span><text:span text:style-name="T8">。</text:span><text:span text:style-name="T7"><text:line-break/><text:line-break/></text:span><text:span text:style-name="T8">第八，从</text:span><text:span text:style-name="T7">03</text:span><text:span text:style-name="T8">年的</text:span><text:span text:style-name="T7">SARS</text:span><text:span text:style-name="T8">再次</text:span><text:span text:style-name="T5">说起，</text:span><text:span text:style-name="T7">03</text:span><text:span text:style-name="T8">年的疫情和这次疫情性</text:span><text:span text:style-name="T5">质一样，也不是严重的传染病，更大程度上也是舆论事件，为什么我们今天对</text:span><text:span text:style-name="T7">SARS</text:span><text:span text:style-name="T8">的</text:span><text:span text:style-name="T5">记忆会非常恐怖。是因为目前生物医学学术界的放大效应。就是当年</text:span><text:span text:style-name="T7">SARS</text:span><text:span text:style-name="T5">开始和结束后，许多人变成了依靠</text:span><text:span text:style-name="T7">SARS</text:span><text:span text:style-name="T8">本身吃</text:span><text:span text:style-name="T5">饭，申请了许多与</text:span><text:span text:style-name="T7">SARS</text:span><text:span text:style-name="T8">相</text:span><text:span text:style-name="T5">关的课题，那么试问如果这些人说</text:span><text:span text:style-name="T7">SARS</text:span><text:span text:style-name="T8">不是一种</text:span><text:span text:style-name="T5">严重的传染病，怎么会获得经费支持呢？更何况还有许多商业组织从中获利。那么就变成了一个皇帝的新衣，全世界最多的资金，最聪明的人和最有权势的人都在传颂一个同样的谣言。这个谣言从</text:span><text:span text:style-name="T7">2003</text:span><text:span text:style-name="T8">年一直到了</text:span><text:span text:style-name="T7">2019</text:span><text:span text:style-name="T8">年。这与中古时期欧洲社会流行的末日</text:span><text:span text:style-name="T5">谣言十分相似，当时也是有许多社会上层在重复这些谣言，并且与巨大的经济利益绑定。</text:span><text:span text:style-name="T7"><text:line-break/><text:line-break/></text:span><text:span text:style-name="T8">第九，</text:span><text:span text:style-name="T5">说起谣言，其实每年都有与</text:span><text:span text:style-name="T7">SARS</text:span><text:span text:style-name="T8">爆发有</text:span><text:span text:style-name="T5">关的谣言，从</text:span><text:span text:style-name="T7">03</text:span><text:span text:style-name="T8">年到</text:span><text:span text:style-name="T5">现在几乎没有间断过。只是今年巧合多个事件碰到了一起。有几个关键性的事件值得我们注意。第一就是某公司</text:span><text:span text:style-name="T7">1999</text:span><text:span text:style-name="T8">年上市的某抗病毒药物，在</text:span><text:span text:style-name="T7">2001</text:span><text:span text:style-name="T8">年</text:span><text:span text:style-name="T5">进入中国市场后一直名不见经传，销量不佳，但</text:span><text:span text:style-name="T7">03</text:span><text:span text:style-name="T8">年</text:span><text:span text:style-name="T7">SARS</text:span><text:span text:style-name="T8">以后，变得</text:span><text:span text:style-name="T5">红火起来。与此类比，我在今年</text:span><text:span text:style-name="T7">1</text:span><text:span text:style-name="T8">月就有一个</text:span><text:span text:style-name="T5">预测，那就是，当中国决定喝中药，跳广场舞对抗疫情，而不用美国神药的时候，就注定预示着美国疫情的严重爆发。这个并不是说我们中国控制不力，导致疫情蔓延。而是因为某些制药公司在中国拿不到利润和相应的临床资源，就会把游说方向转向美国。并且，针对这个药物，武汉病毒所也在第一时间抢下了同类化合物运用在国内的专利，并有药物所等多个单位筛选出了新的化合物，包括磷酸氯奎等。目前，在中国针对</text:span><text:span text:style-name="T7">covid-19</text:span><text:span text:style-name="T5">进行临床实验的药物有</text:span><text:span text:style-name="T7">200</text:span><text:span text:style-name="T8">多个，把某美国某神药埋没在这</text:span><text:span text:style-name="T7">200</text:span><text:span text:style-name="T8">多个实</text:span><text:span text:style-name="T5">验中。这并不是说我们小气，不让美国赚钱。原因是因为，既然这个不是一个严重的疫情，那么为什么非要让自己的国民去吃那么贵的药物呢？而且，本身可能是因为这些人有借助这件事配合心战部门对我国进行舆论战的嫌疑。这样的话我国还让他们赚到钱，岂不是鼓励他们继续黑我国，也鼓励其他人有黑我国的动力。所以绝不能让黑中国的人还赚中国的钱。因此，如果前面说的成立，这个疫情本来就不是一个严重的病，仅仅是一个大多数人都携带的，是一个武汉大规模检测就成为武汉肺炎，东京大规模检测就成东京肺炎，纽约大规模检测就成纽约肺炎的病。我们的防控措施关键，就成为了治心为大，治身为小。</text:span><text:span text:style-name="T7"><text:line-break/><text:line-break/></text:span><text:span text:style-name="T8">第十，我</text:span><text:span text:style-name="T5">们确实也是这样做的。国家最高层一定第一时间得知这是对我国的舆论战攻击，并不是真正的疫情，而这个舆论战攻击如果应对不力，可能存在解体风险。如果解体，那损失就不可估量。苏联解体和乌克兰事变时，当地居民的自杀率直线上升，这说明无论如何，大规模的社会动荡对国民的基本生存是有严重影响的，这个损失无法弥补。为了杜绝此事的发生，我们必须第一时间稳住社会，那么策略就是首先承认严重疫情的存在，严重的疫情会把居民本身吓得不敢出门。另外，采用中药和口罩等，用最低的代价，给予居民防疫的信心。口罩不仅仅提升居民防疫的信心，同时也起到规训居民的作用，带着口罩出门就好比一张良民证，戴口罩相当于听从国家号召，不戴口罩起码说明此时此刻不是良民。并且在疫情期间，由于广泛的动员和疫情本身对全社会的说服力，国家也可以做一些在平时时期无法达成的事。总之，因为这一期疫情，和武汉人民的付出，使得整个国家受益匪浅。</text:span><text:span text:style-name="T7"><text:line-break/><text:line-break/></text:span><text:span text:style-name="T8">第十一，对的，</text:span><text:span text:style-name="T5">说到这里的确是要说，武汉人民付出了惨重的代价。起码承受了医疗资源被挤兑带来的危机。究其根本这是西方对我发动饱和舆论攻击的结果，我们已经尽了全力。所以现在西方因为舆论而反噬，是十分正义的报偿。</text:span><text:span text:style-name="T7"><text:line-break/><text:line-break/></text:span><text:span text:style-name="T8">第十二，另外，这次事件还配合了西方对中国的科技战，就是</text:span><text:span text:style-name="T5">针对武汉病毒所的谣言和打压。对我国生物医药企业的科技战其实有多次。比如细胞治疗魏则西事件，打压了我国蓬勃发展的细胞治疗产业，结果这次事件不到半年后，诺华公司的细胞治疗产品上市，每疗程</text:span><text:span text:style-name="T7">20</text:span><text:span text:style-name="T8">万美金左右。再就是去年</text:span><text:span text:style-name="T5">闹得沸沸扬扬的基因编辑婴儿事件，最后按照非法行医，贺建奎被判处有期徒刑。说句实话，能进行这种实验，手续肯定是完整的。这件事的本质就是在利用民意和舆论搞臭新兴行业。前不久，我看到美国的基因编辑临床公司在进行募资。还有前一段时间针对中科院药物所开发的肠道微生物抗阿兹海默药物的抹黑，这是为了打击肠道微生物这个风口。我们也可以看到当时微信群里充斥着一篇论文《通过靶向肠道菌群调控人体的物质需求欲望有望提高廉政建设效率》。这些都是通过舆论打压我国生物医学产业风口的行为。而武汉病毒所的</text:span><text:span text:style-name="T7">P4</text:span><text:span text:style-name="T8">实</text:span><text:span text:style-name="T5">验室，作为重要的大科学装备，对我国一带一路战略，经略非洲，帮助非洲抗击埃博拉等都有决定性的意义。</text:span><text:span text:style-name="T7"><text:line-break/><text:line-break/></text:span><text:span text:style-name="T8">总</text:span><text:span text:style-name="T5">结一下，就是此次疫情本身是舆论战的产物，我国应对得非常及时有效。西方国家的许多应对也不能说无效，但对西方的舆论反噬，一切皆为正义。中国在这次事件中得到了大约</text:span><text:span text:style-name="T7">2</text:span><text:span text:style-name="T8">个月或者更久的战略机遇期。要</text:span><text:span text:style-name="T5">进行未来的预测，必须搞清这一次事件的本质。上述就是对这次事件本质的一些认识。</text:span></text:p>
      <text:p text:style-name="P5"><text:span text:style-name="T8">邹子恒</text:span><text:span text:style-name="T5"><text:s/>  |  2020.03.22 09:30   |   </text:span><text:a xlink:type="simple" xlink:href="http://palinfo.habago.org/Entry?Command=Information_PrintForum&amp;#FORUM38930"><text:span text:style-name="T6">#</text:span></text:a></text:p>
      <text:p text:style-name="P9"><text:span text:style-name="T8">对两岸的和平，作</text:span><text:span text:style-name="T5">为大陆人觉得倒是离它最近的一刻。原因就是在疫情冲击之下美国经济衰颓，同时赤裸裸地展示出在灾难面前，美国精英阶层，尤其是尊贵的参议员们如何将民众福祉放在私人利益之后的。在这种情况下，博弈的天平向着大陆倾斜。</text:span><text:span text:style-name="T7"><text:line-break/><text:line-break/></text:span><text:span text:style-name="T8">所以我相信莫健的</text:span><text:span text:style-name="T5">说法是美国往手头现有筹码加注，就像同时开打的舆论战一样。如果大陆在此时或疫情后动武的话，在舆论上就可以遮盖一切美国政府对其人民的犯罪。同时我相信在其添油加醋下，大陆会变成一个为了军事目标自己释放病毒到全世界、乃至残害自己人民也不惜的超过苏联的怪物。</text:span></text:p>
      <text:p text:style-name="P5"><text:span text:style-name="T8">穎芝</text:span><text:span text:style-name="T5"><text:s/>  |  2020.03.21 11:50   |   </text:span><text:a xlink:type="simple" xlink:href="http://palinfo.habago.org/Entry?Command=Information_PrintForum&amp;#FORUM38927"><text:span text:style-name="T6">#</text:span></text:a></text:p>
      <text:p text:style-name="P7"><text:span text:style-name="T5">兩天前的新聞：</text:span><text:span text:style-name="T7">AIT</text:span><text:span text:style-name="T5">莫健：兩岸軍事衝突風險高，台灣要全面備戰</text:span><text:span text:style-name="T7"><text:line-break/>https://www.storm.mg/article/2416608<text:line-break/><text:line-break/></text:span><text:span text:style-name="T5">ＡＩＴ</text:span><text:span text:style-name="T7"><text:s/></text:span><text:span text:style-name="T5">莫健的話可信嗎？還是在恐嚇台灣，要台灣買更多武器、繳交更多保護費？</text:span><text:span text:style-name="T7"><text:line-break/><text:line-break/></text:span><text:span text:style-name="T5">這則新聞真是令人玩味⋯</text:span><text:span text:style-name="T7"><text:s/></text:span><text:span text:style-name="T5">也許早點兩岸統一，才符合台灣人的利益！</text:span></text:p>
      <text:p text:style-name="P5"><text:span text:style-name="T8">阿海</text:span><text:span text:style-name="T5"><text:s/>  |  2020.03.20 18:45   |   </text:span><text:a xlink:type="simple" xlink:href="http://palinfo.habago.org/Entry?Command=Information_PrintForum&amp;#FORUM38923"><text:span text:style-name="T6">#</text:span></text:a></text:p>
      <text:p text:style-name="P6"><text:span text:style-name="T5">陳真醫師寫的生物武器：一個更陰暗的未來</text:span><text:span text:style-name="T7">(7)</text:span><text:span text:style-name="T5">，十分驚心動魄。</text:span><text:span text:style-name="T7"><text:line-break/></text:span><text:span text:style-name="T5">忘了是在哪裡聽到一句話，帶點黑色幽默：「如國美國說你有核彈，你最好真的有。」</text:span></text:p>
      <text:p text:style-name="P2">陳真   |  2020.03.20 11:30   |   <text:a xlink:type="simple" xlink:href="http://palinfo.habago.org/Entry?Command=Information_PrintForum#FORUM38922"><text:span text:style-name="T1">#</text:span></text:a></text:p>
      <text:p text:style-name="P3">生物武器：一個更陰暗的未來(7) <text:line-break/><text:line-break/>陳真2020. 03. 20. <text:line-break/><text:line-break/><text:line-break/>對啊，鮑爾以為他是超人嗎？就算超人應該也擋不住生物武器。 <text:line-break/><text:line-break/>美國國務卿鮑爾當年 (2003年) 在聯合國展示美國所「尋獲」的所謂「一公克便足以瞬間殺害數千萬人」的「伊拉克生物武器粉末」，如果真的是生物武器，怎麼會讓你「尋獲」呢？在地上就能揀到嗎？有可能嗎？ <text:line-break/><text:line-break/>而且，如果真的是生物武器，有可能隨便拿個小試管來裝嗎？會有人把生物武器放在自己的西裝口袋裏，拿來會議上展示給大家看嗎？你敢坐在他旁邊嗎？要是蓋子沒鎖緊 (其實鎖緊也沒用)，或是不小心灑落一滴，或飄散出一些霧化孢子，整個聯合國的人員豈不是全死光？ <text:line-break/><text:line-break/>這事只是美國成千上萬的謊言之一例。可怕的不僅僅是成千上萬的謊言，可怕的更是當美國造謠作假栽贓抹黑時，他根本不在乎你知道他在說謊，他甚至懶得好好去作假，隨便裝點洗衣粉就拿來欺騙世人，進而毀滅一個國家，殺害數百萬伊拉克人，他根本懶得好好編織謊言，因為他知道只要掌握媒體，他怎麼騙，腦殘的人們就會怎麼信。 <text:line-break/><text:line-break/>那時我還在英國求學，記得英國首相布萊爾說：海珊在45分鐘內就能透過飛彈發射生物武器，預估幾千萬人將瞬間死亡。   <text:line-break/><text:line-break/>我常提起一個統計，美國有個民間調查機構，統計美國在侵略伊拉克前後一共發布了將近一千個謊言(九百七十多個)來藉以侵略、佔領伊拉克，幾乎沒有一句話可信，完全造謠。更可怕的是美國及西方主流媒體造謠說謊的輕易性，隨口就能瞎掰出一些很低能的謊言。 <text:line-break/><text:line-break/>你還記得嗎？美軍發動戰爭，地面入侵伊拉克期間，西方媒體每天斗大的標題寫著「找到了！找到了！找到 (生物武器)了！」、「再度破獲生物武器實驗室！」然後配上一些驚悚圖片，例如一堆美軍穿戴著全套防毒配備，在破舊的倉庫裏，圍繞著堆積如山的麻布袋。報導說，這些全是生化武器，好幾公噸，終於找到了，世界得救了，感謝美軍，感謝布希。人們叫好，爭相傳頌，布希支持度甚至高達八、九成。 <text:line-break/><text:line-break/>但是，後來卻被揭穿，那是個年久失修的麵粉工廠。甚至還有張照片，照片中隱隱約約似乎是個可以推著走、類似攤販賣東西的小攤子。西方主流媒體驚悚的頭條新聞寫說「又找到了！！」，說這是「狡猾的海珊為了躲避美軍追緝的『流動性』生物武器實驗室」。可是，後來拆穿，你知道它是什麼嗎？它就是一個可以現場煎蛋餅的攤販小推車。 <text:line-break/><text:line-break/>揭穿真相又如何？美國根本不怕你揭穿，反正主流媒體掌握在我手上，不管你說出什麼真相，拆穿多少謊言，根本沒有人聽見，就算聽見了也不會信。而且，這些事一旦事過境遷，就算現在絕大部份的美國人都已經知道原來當年針對伊拉克的指控全是胡說八道，人們其實也不在乎。 <text:line-break/><text:line-break/>除了根本數不清的謊言，更有無窮無盡的自導自演。比方說，自己攻擊自己的所謂911恐怖攻擊事件發生後不到一個星期，便陸續發生長達數周的所謂炭疽粉末攻擊事件，一些美國議員與行政人員接到裝有所謂炭疽菌粉末的信件，導致五人死亡，數十人被感染。 <text:line-break/><text:line-break/>美國馬上把箭頭指向賓拉登，指向基地組織，指向伊斯蘭，指向散落世界各地的反美人士，說這是911之後的再一次恐怖攻擊，而且是具有大規模毀滅性的生化武器攻擊。記得當時西方媒體也是每天斗大的驚悚標題與照片，搞得舉世人心惶惶。西方媒體還公佈了一些隨著生化粉末一起寄給當事人的信件照片，上面統統簡短寫著一兩句話，比方說：  <text:line-break/><text:line-break/>YOU CAN NOT STOP US.（你們不能阻止我們） <text:line-break/>WE HAVE THIS ANTHRAX.（我們有炭疽菌） <text:line-break/>YOU DIE NOW.（你們現在就得死） <text:line-break/>ARE YOU AFRAID?（你害怕嗎？） <text:line-break/>DEATH TO AMERICA.（美國該死） <text:line-break/>DEATH TO ISRAEL.（以色列該死） <text:line-break/>ALLAH IS GREAT.（真主至上） <text:line-break/><text:line-break/> (其中這句「ARE YOU AFRAID?」我也曾經收到過，就是我於1998年在倫敦大學演講種族歧視的前一天收到的一封信。隔天，演講與座談結束後，三個跟我熟識並一同與會的台灣留學生就當街挨揍了。當我收到那樣一封信時，我就知道來者不善，是在對我發出威脅恐嚇，只是沒想到挨揍的不是我，而是我的朋友們。題外話。)   <text:line-break/><text:line-break/>可是，時隔不到一年(2002年)，這個所謂炭疽菌粉末信件攻擊事件便陸陸續續揭穿，原來是美國自導自演，負責演出的就是我們最近在討論的新冠病毒禍首Fort Detrick，隸屬美國陸軍、全美最大的生物武器實驗室。 <text:line-break/><text:line-break/>透過病菌信封裏所附的紙條，上頭故意寫個什麼「真主至上」，目的就是要讓大家以為是伊斯蘭「恐怖份子」所為，以便做為發動中東侵略戰爭的藉口。後來，有些美國情治單位的人透露，布希等人拼命施壓情治單位，要求他們定調，說這就是賓拉登幹的。但是，相關的一些科學家不願配合做偽證，因為他們認為這些是經過高科技「武器化」的炭疽菌粉末，只能在先進實驗室裏頭產生，不可能在「山洞」裏土法煉鋼做出來。 <text:line-break/><text:line-break/>這事的簡單經過，請見： <text:line-break/><text:line-break/><text:a xlink:type="simple" xlink:href="https://bit.ly/2UzMMwr"><text:span text:style-name="T2">https://bit.ly/2UzMMwr</text:span></text:a><text:s/><text:line-break/><text:line-break/>後來，有個Fort Detrick生物武器實驗室的研究人員被揹上黑鍋，說是他幹的，然後不久這個人就被美國滅口了(表面上當然說他是「畏罪自殺」)。 <text:line-break/><text:line-break/>美國的這類作為，若真要寫，可以寫成十幾本書。當一個政府半個多世紀來總是不斷從事這類說謊造謠栽贓嫁禍的勾當來製造它國動亂或是藉以發動侵略戰爭或武裝政變的藉口，你怎麼會笨到一再相信它的各種鬼話？</text:p>
      <text:p text:style-name="P2">老羊   |  2020.03.20 03:27   |   <text:a xlink:type="simple" xlink:href="http://palinfo.habago.org/Entry?Command=Information_PrintForum#FORUM38921"><text:span text:style-name="T1">#</text:span></text:a></text:p>
      <text:p text:style-name="P3">鮑威爾在聯合國手持「大規模殺傷生化粉末」那張照片，真應該放在教科書裡當世紀神話級的醜聞兼笑話。 <text:line-break/><text:line-break/>那一小瓶鬼東西要真的是什麼可以殺死億萬人的生化毒劑，他老兄有幾個腦袋空手就抓著那個看起來只是用橡皮塞塞住的玻璃瓶（搞不好還是塑膠的）晃來晃去？不需要穿防護衣，不需要戴面罩？那些坐他周圍的聯合國代表也真勇敢，換我都要嚇尿了。 </text:p>
      <text:p text:style-name="P2">陳真   |  2020.03.20 01:31   |   <text:a xlink:type="simple" xlink:href="http://palinfo.habago.org/Entry?Command=Information_PrintForum#FORUM38920"><text:span text:style-name="T1">#</text:span></text:a></text:p>
      <text:p text:style-name="P4">生物武器：一個更陰暗的未來(6) <text:line-break/><text:line-break/>陳真2020. 03. 20. <text:line-break/><text:line-break/><text:line-break/>謝謝世勤以及各位的發言。 <text:line-break/><text:line-break/>綜合一下我的想法： <text:line-break/><text:line-break/>一，專家證詞 (testimony) 的分歧 <text:line-break/><text:line-break/>絕大多數人都不是病毒學或微生物學或基因遺傳工程方面的專家，因此，某些資訊的研判，我們只能依靠專家證詞，而無法獨立進行。 <text:line-break/><text:line-break/>很顯然，專家之間的想法是分歧而不一致的。這意味著，相關資訊或知識本身具有爭議而無共識，並非一種顯而易見的專業判斷。 <text:line-break/><text:line-break/>因此，任何一種絕對排除某種可能性 (例如新冠病毒是生物武器) 的說法，顯示的並非專業上的高度，而只是顯示一種反理性的傲慢。為什麼呢？因為，如果該說法如此低能 (我知道台大一些學者也認為新冠病毒是生物武器) ，難道持有相關見解的專家都是低能的冒牌貨？ <text:line-break/><text:line-break/>如前所說，絕大多數人都不是病毒學或微生物學或基因遺傳工程方面的專家，更不用說使之「武器化」的研究或甚至針對特定種族的基因武器研究，必然是集體作業，祕而不宣，恐怕也不是絕大多數個人專家所能掌握的單一知識或傳統知識。詳見我在「生物武器：一個更陰暗的未來(1)」裏所提到的那些聽起來匪夷所思的研究。 <text:line-break/><text:line-break/>二，證據 (evidence) 的本質。 <text:line-break/><text:line-break/>以上是就專家證詞來說明所謂「判斷」(judgment)。如果就證據本身來說，很多事情的判斷就更是既清楚又曖昧了。 <text:line-break/><text:line-break/>清楚指的是證據的有限性之毫無疑義。曖昧指的是：自然科學是一種歸納與推論，證據層次並不高，它畢竟不是數學，不是邏輯。它的結果與其結論之間必然有著某種推論與解釋，而非邏輯演繹而來。 <text:line-break/><text:line-break/>因此，每當看到一些人或研究，以一種所謂科學的高姿態，斷然排除某種可能性 (例如新冠病毒是生物武器) 時，我就覺得無語問蒼天。憑什麼排除呢？這是哪門子科學？你頂多只能說「現行的研究一時還找不到『必然是』生物武器的證據」，但你卻無法排除這個可能性。 <text:line-break/><text:line-break/>那就好像我們頂多只能說「火星上目前還沒找到生物必然存在的證據」，但卻無法論斷火星上絕對沒有生命。這應該不難理解吧？我們 (至少現有) 的證據並無法排除這個可能性。 <text:line-break/><text:line-break/>新冠病毒是生物武器的說法也一樣，自然存在的變異，難道不能用人為的方式去加速或促成？也就是說，我們需要尋找的是關於此一命題的必然證據，而不是用那些根本不相干的證據去否定它。這樣的一些證據，哪來否定力？ <text:line-break/><text:line-break/>前些日子，我有個八十多歲的病人老是喊心臟不適，在開給他一些藥物之前，我給他安排了一系列檢查，但就是找不到足以解釋其症狀的心臟病因。這時候，我能跟他說你的心臟一點病都沒有嗎？當然不行。我只能跟他說，目前的一些檢查都找不出心臟方面的具體問題。「找不出問題」跟「絕對不可能有問題」始終是兩道不同的命題。我一直沒有在某條河裏釣到魚，並無法否定這條河裏頭可能有魚。 <text:line-break/><text:line-break/>三，情治調查。 <text:line-break/><text:line-break/>我在「生物武器：一個更陰暗的未來(1)」裏頭引用CIA的一篇報告。它有個說法很正確，亦即針對生物武器的防範與調查，光是科學團隊是不夠的，因為自然科學證據自身如上所說的有限性，它無法藉以判斷很多事。因此，除了科學家，還得派出007去調查，才有可能知道比方說某個東西是否是生物武器。     <text:line-break/><text:line-break/>大家還記得這張曾經引起世界震驚的照片嗎？ <text:line-break/><text:line-break/><text:a xlink:type="simple" xlink:href="https://bit.ly/2WDuexZ"><text:span text:style-name="T2">https://bit.ly/2WDuexZ</text:span></text:a><text:s/><text:line-break/><text:line-break/>這是2003年3月20日，美軍侵略伊拉克前夕，美國國務卿鮑爾在聯合國安理會上所展示的「證據」，一個小瓶子，裝著一些白色粉末，證明伊拉克海珊政府持有大規模殺傷武器；美國信誓旦旦地說，幾公克的白粉，就足以毀滅全世界幾億人口，為了拯救人類，美軍必須毀滅伊拉克。 <text:line-break/><text:line-break/>可是，俄國總統普丁稍後卻在記者會上，帶著鄙夷的笑容說「那只是一些平常的洗衣粉」。經過了11 年之後，鮑爾承認了。但他瞎掰說什麼當初是CIA騙了他，給他假證據，讓他受騙而發起戰爭，因此感到「很憤怒」。 <text:line-break/><text:line-break/>這事其實不是一個好例子，但我只是想說明科學證據的本質及其推論之有限性；除此之外，我們更需要來自007的證據，才有辦法進行判斷。 <text:line-break/><text:line-break/>四，知識與判斷 <text:line-break/><text:line-break/>綜合以上，我們如果要假裝很客觀，非得要有個什麼「鐵證」才能判斷，以示理性崇高，那麼，我們必須對全世界幾乎大大小小所有事情完全保持沉默。這樣一種假客觀，根本不是我們認識世界的常態，甚至完全不是基於歸納與推論之自然科學知識的常態。 <text:line-break/><text:line-break/>而且，這樣一種判斷本身就是錯的，不合邏輯的。倘若我非要找到一個什麼「鐵證」不可，姑且不說有無這樣一種內在證據存在的可能性，就算它存在，如「二」所說，當它尚未為我們所知之前，我們並無法據以做出「某某東西不可能」的論斷，而只能做出「我還沒找到它必然存在的證據」。 <text:line-break/><text:line-break/>就比方說，科學不管怎麼發達，恐怕都沒法排除「世上可能有鬼」的判斷。這不是因為我們還沒找到否證，而是因為這樣一種否證也許根本不存在，因為一切研究或知識都不可能窮盡一切現象與可能性。你也可以說這是一種「證據的不對等」，「證實」與「否證」，效力不同，並且始終不是回答同一個命題。兩者之間有個邏輯鴻溝，而這道鴻溝基本上是無法跨越的。 <text:line-break/><text:line-break/>五，可靠性(reliability)與真假值(truth value) <text:line-break/><text:line-break/>數學與邏輯具有真假值 (truth value)，對錯一翻兩瞪眼，根本沒有商量的餘地，但自然科學知識卻無真假，而只有可靠與否。這就跟時鐘報時一樣，我不敢說我的手錶具有真值，我只能說它大致上還算可靠。 <text:line-break/><text:line-break/>我們得訴諸於可靠性這樣一個東西，而非訴諸於真假值，否則我們恐怕很難在知識上找到討論、解釋與辯駁的基礎。 <text:line-break/><text:line-break/>「可靠性」本身充滿曖昧與爭議，但它不是一種「知識論」(epistemic) 上的缺點，在我看來，它反倒像一種美德。如果人腦終究能夠勝過人工智慧，也許那就是因為我們具有這樣一種曖昧的知識能力；不像電腦，稍微打錯一個細節，它就不知道如何接收指令了。 <text:line-break/><text:line-break/>六，巧合 <text:line-break/><text:line-break/>在「可靠性」的認知美德底下，你很難去接受某種不可思議的「巧合」，更不用說一連串的「巧合」： <text:line-break/>湊巧有個美軍生物武器實驗室出事了，疑似病原體外洩了，然後湊巧突然在美國爆發了神祕肺炎，死了上萬人，然後湊巧美軍又在武漢協辦了一個世界軍人運動會，湊巧也有一些參賽的美軍「感冒」了，然後湊巧不久之後，中國疫情就爆發了，然後湊巧當初美國的一切疫情資料與報導或病歷統統都不見了或封鎖了或變成國家機密了...無數的巧合。然後，你要跟我說，這裏頭諸事如常，一點鬼影子都沒有，我的理性很難接受這種鬼扯蛋，那是把大家當白痴。若要澄清質疑，只有一個方法就是公開資訊並接受獨立調查。</text:p>
      <text:p text:style-name="P2">Ethan   |  2020.03.19 23:56   |   <text:a xlink:type="simple" xlink:href="http://palinfo.habago.org/Entry?Command=Information_PrintForum#FORUM38919"><text:span text:style-name="T1">#</text:span></text:a></text:p>
      <text:p text:style-name="P3"><text:a xlink:type="simple" xlink:href="https://youtu.be/d86DRn7T098"><text:span text:style-name="T2">https://youtu.be/d86DRn7T098</text:span></text:a><text:s/><text:line-break/><text:line-break/>10年前的訪談， 時間中提到在伊朗受到核攻擊後，接著對中國進行生化攻擊（15:00處），China will catch cold, 之後瘟疫會全球大流行。 <text:line-break/><text:line-break/>感覺雖然有些出入，但大致上很接近。 在這之前，美國才剛對伊朗做了很離譜的暗殺行動。</text:p>
      <text:p text:style-name="P2">Ethan   |  2020.03.19 23:56   |   <text:a xlink:type="simple" xlink:href="http://palinfo.habago.org/Entry?Command=Information_PrintForum#FORUM38918"><text:span text:style-name="T1">#</text:span></text:a></text:p>
      <text:p text:style-name="P4"><text:a xlink:type="simple" xlink:href="https://youtu.be/d86DRn7T098"><text:span text:style-name="T2">https://youtu.be/d86DRn7T098</text:span></text:a><text:s/><text:line-break/><text:line-break/>10年前的訪談， 時間中提到在伊朗受到核攻擊後，接著對中國進行生化攻擊（15:00處），China will catch cold, 之後瘟疫會全球大流行。 <text:line-break/><text:line-break/>感覺雖然有些出入，但大致上很接近。 在這之前，美國才剛對伊朗做了很離譜的暗殺行動。</text:p>
      <text:p text:style-name="P2">西瓜   |  2020.03.19 22:41   |   <text:a xlink:type="simple" xlink:href="http://palinfo.habago.org/Entry?Command=Information_PrintForum#FORUM38917"><text:span text:style-name="T1">#</text:span></text:a></text:p>
      <text:p text:style-name="P3">推荐大家一个特别精良得访谈节目，名字叫十三邀,共4季，每一季访问13个各行各业的人。如下面这一期访问罗大佑，片头有些长，9分50秒正式开始。 <text:line-break/><text:line-break/><text:a xlink:type="simple" xlink:href="https://bit.ly/2IWicHR"><text:span text:style-name="T2">https://bit.ly/2IWicHR</text:span></text:a></text:p>
      <text:p text:style-name="P2">李宗益   |  2020.03.19 22:01   |   <text:a xlink:type="simple" xlink:href="http://palinfo.habago.org/Entry?Command=Information_PrintForum#FORUM38916"><text:span text:style-name="T1">#</text:span></text:a></text:p>
      <text:p text:style-name="P4">軍運會的比賽場地分布在武漢各地，選手光是赴賽和周邊遊覽就足以將疾病傳遍武漢，根本不必住市場附近。住市場附近及美軍比賽成績差這兩個說法，我一直認為是有人刻意混進輿論的，用意在提供一個打擊點，一竿子打翻一船人。藉著推翻這兩個說法，可以把合理懷疑貶低為陰謀論、謠言，或所謂「假新聞」。 <text:line-break/><text:line-break/>首先是美軍住市場附近這說法，如果用股溝找「軍運村」，可以找到具體位置，距離市場三十公里，雖有方便的公共運輸可達，但不算很近。再者是美軍表現差這件事，紀錄上歷屆美軍的獎牌總和，跟前幾名比還差得遠。都很容易推翻。 <text:line-break/><text:line-break/>我認為，美英勢力和其走狗在操弄輿論方面是專業，偽裝各種立場，左手打右手，把發展中的事物攪臭是他們的專長。比方說假新聞，這個名詞推廣許久，利用這個名詞可以污名化很多事情。台灣地區的官方文教單位甚至舉辦過活動，專門介紹我國明清時期曾產生過的假消息。假消息自古就有，東西皆然，但千方百計只把「中國」和「假新聞」相提並論，基本就是一種刻板印象植入工程。藉以配合其他手段，污名化對手。這是題外話，說遠了。 <text:line-break/><text:line-break/>另外關於趙立堅發言人用推特帳號發出的指控，應該是跟他的個人風格有關，官方在正式場合上仍然避開這個說法。中共外交發言向來自制嚴謹，風範十足。趙發言人卻出人意料的用跳躍式邏輯發動指控，更像是美英外交界日常的行為。美國從來都是指使走狗媒體向敵人潑糞，政客再跳出來嫌人臭，遇到辯駁就說自己言論自由被侵犯，再潑一次髒水。在我看來，趙立堅就像是直接用髒水把美國潑的糞沖回去。更令人意外的，美國似乎相當有感。一副「你竟敢拿屎丟我？天底下只有我可以拿屎丟人，沒有人可以這樣對我！」的樣子。</text:p>
      <text:p text:style-name="P2">程為仁   |  2020.03.19 11:27   |   <text:a xlink:type="simple" xlink:href="http://palinfo.habago.org/Entry?Command=Information_PrintForum#FORUM38915"><text:span text:style-name="T1">#</text:span></text:a></text:p>
      <text:p text:style-name="P3">說到巧合，彗星C/2019 Y4，上一次巧合地見證了人類文明的開始。</text:p>
      <text:p text:style-name="P2">老羊   |  2020.03.19 09:45   |   <text:a xlink:type="simple" xlink:href="http://palinfo.habago.org/Entry?Command=Information_PrintForum#FORUM38914"><text:span text:style-name="T1">#</text:span></text:a></text:p>
      <text:p text:style-name="P3">這裡還有一個視頻是位人在美國的老美上傳的，基本內容和火鍋大王很多重複，也提到陳真兄引用的幾則新聞。他說話比較快，也沒有中文字幕，不過還是在這裡分享。 <text:line-break/><text:a xlink:type="simple" xlink:href="https://youtu.be/Lj-rxmTSj_0"><text:span text:style-name="T2">https://youtu.be/Lj-rxmTSj_0</text:span></text:a><text:s/><text:line-break/><text:line-break/>而且，留言區有些個人經驗也是值得關注的，比如一位女士提到去年的十月她在澳洲的軍事基地（大概是美軍基地，但是沒有指明）工作的丈夫傳染了一種「類似流感」的病，讓她咳嗽得非常嚴重，持續了數週，以及其他的一些症狀。而且她丈夫說九月中的時候他在基地的同事也都得病。她丈夫注射了抗生素，但是她沒有。她的兒子和其女友在耶誕節期間去紐西蘭旅遊的時候也被傳染了類似的病。 <text:line-break/></text:p>
      <text:p text:style-name="P2">許世勤   |  2020.03.19 09:36   |   <text:a xlink:type="simple" xlink:href="http://palinfo.habago.org/Entry?Command=Information_PrintForum#FORUM38913"><text:span text:style-name="T1">#</text:span></text:a></text:p>
      <text:p text:style-name="P4">再仔細看了關於陳醫師的問題，發現我上一篇回答得不夠直接。 <text:line-break/>首先， <text:line-break/>1. 其實我沒看過相關的文章或報告，至少我在PubMed沒看到。 <text:line-break/>2. 關於第二點，其實我也未曾聽說過台灣學者參與相關的共同研究案。 <text:line-break/>我也只是替人做研究的，藉此混口飯吃，平時還得遵守保密協定，不可與人談論研究內容。 <text:line-break/>像我現在進行試驗的藥物，我甚至連它長怎樣都不知道。 <text:line-break/>所以我對肺炎的進展，一向依靠WHO及PubMed上的報告或是文章。 <text:line-break/>目前我唯一可以從公開報告得知的，只有病毒自然發生論是目前的主要認知。 <text:line-break/></text:p>
      <text:p text:style-name="P2">許世勤   |  2020.03.19 09:07   |   <text:a xlink:type="simple" xlink:href="http://palinfo.habago.org/Entry?Command=Information_PrintForum#FORUM38912"><text:span text:style-name="T1">#</text:span></text:a></text:p>
      <text:p text:style-name="P3">關於陳醫師的提問，由於我昨天在北醫進行實驗，無暇顧及所以現在試著回答。 <text:line-break/>我每天會習慣上PubMed看一下相關文章，大多都是各國流行病學的統計報告。 <text:line-break/>至於病毒的起源，最震撼人心的大概就是先前印度學者提出SARS-CoV2是「人工病毒」這件事。 <text:line-break/>當然，他的序列比對方式有邏輯上的錯誤，所以該篇文章大概被撤了。 <text:line-break/>最近PubMed上關於病毒起源的最新文章是廣東中山大學的學者所寫的， <text:line-break/>裡面主要提到SARS-CoV2的基因體序列與蝙蝠的coronavirus高度一致。 <text:line-break/><text:a xlink:type="simple" xlink:href="https://www.ncbi.nlm.nih.gov/pubmed/32169119"><text:span text:style-name="T2">https://www.ncbi.nlm.nih.gov/pubmed/32169119</text:span></text:a><text:s/><text:line-break/>另外，最近在Nature Medicine發表的文章也支持病毒是自然發生而非人工製造的。 <text:line-break/><text:a xlink:type="simple" xlink:href="https://www.nature.com/articles/s41591-020-0820-9"><text:span text:style-name="T2">https://www.nature.com/articles/s41591-020-0820-9</text:span></text:a><text:s/><text:line-break/>當然，這些文章本身並無法說明「自然」發生於何時？何地？ <text:line-break/><text:line-break/>蝙蝠這個物種本身就是一種強力的病毒載體。 <text:line-break/>當遭受病毒感染時，蝙蝠自體會製造大量的interleukin及誘導NLRP3 inflammasome， <text:line-break/>白話來說就是強烈的免疫反應並導致嚴重發炎。 <text:line-break/>對多數動物來說，強力的全身性發炎是可以造成死亡的， <text:line-break/>如「敗血症」就是一種全身性發炎的結果。 <text:line-break/>但是蝙蝠卻擁有可以抑制發炎的機制， <text:line-break/>等於一方面誘導強力的免疫反應來掃除病原，一方面又避免了自身的發炎， <text:line-break/>因此使得蝙蝠可以與病原「和平共處」而成為最佳的「天然」病毒宿主。 <text:line-break/>如果利用這樣的「宿主」進行實驗，最大的優勢就是「篩選」。 <text:line-break/>一旦病毒可以在強力的免疫圍攻下被「選擇」出來， <text:line-break/>這樣的變異株將具有更強的傳染力及致病力，而且致命。 <text:line-break/><text:line-break/>這次的肺炎自發生以來，如同火鍋大王視頻所提到的，有太多的「巧合」， <text:line-break/>如果美國要澄清這樣的「巧合」，其實開誠布公把相關數據都公開就好了。 <text:line-break/>否則即使學者支持SARS-CoV2是「自然發生」的， <text:line-break/>但人類的寵物、作物、養殖等，很多也都是透過「自然發生」篩選出來以適於人類的生活。 <text:line-break/>如果美國政府不願意公開數據以解釋外界的疑慮， <text:line-break/>那合理推測不是有巨大陰謀，就是背後有龐大利益，這樣陰謀論當然會繼續下去。</text:p>
      <text:p text:style-name="P2">莊靖   |  2020.03.19 09:07   |   <text:a xlink:type="simple" xlink:href="http://palinfo.habago.org/Entry?Command=Information_PrintForum#FORUM38911"><text:span text:style-name="T1">#</text:span></text:a></text:p>
      <text:p text:style-name="P4">To 陳真醫生 <text:line-break/><text:line-break/>我讀了該篇論文的理解也是如此，該篇論文並沒有指出美國才是源頭。 <text:line-break/><text:line-break/>美國是源頭的說法是其他人以此論文(看起來主要是從最後一個圖)推論出來。</text:p>
      <text:p text:style-name="P2">Akan   |  2020.03.19 05:59   |   <text:a xlink:type="simple" xlink:href="http://palinfo.habago.org/Entry?Command=Information_PrintForum#FORUM38910"><text:span text:style-name="T1">#</text:span></text:a></text:p>
      <text:p text:style-name="P3">陳醫師， 我知道Fort Detrick 不只研究一個病毒，只是比照伊波拉和新冠，兩者相似度很大，又都跟Gilead藥廠有關，所以引起我的好奇。中國疫情剛爆發時，甚至有陰謀論懷疑Gilead藥廠研發的疫苗，因還沒有經過最後幾個階段所以還沒上市的情況下，剛好拿這次疫情借武漢的感染人數來做人體實驗，這樣一來中國賺到治療，美國藥廠也剛好得到上市的機會。這是陰謀論。甚至有個"希望之聲"的媒體撰文說川普命令Gilead免費提供瑞德西韋給中國到4月份---這個報導也被中國自媒體打臉是假消息。 <text:line-break/><text:line-break/>美國911發生的時候，我大概就像陳醫師說的那種不相信美國會殺人的腦殘，當然就是對國際政治完全沒有了解和基本認識的結果。很久以前好奇買了一本美國前國防部還什麼單位的退休官員寫的書"預測美國未來100年"，看沒幾頁裡面提及土耳其和巴爾幹半島，我就把書闔上了，心想這作者有病，美國就美國，扯那麼遠。自從去年開始在這看過您和其他作者介紹美國和西方的種種之後，又陸續接觸幾個政治評論人的說法，對於生活在美國快20年的我來說，其實沒有很痛的打擊，只有很深的罪惡感，感覺自己是一個共犯，因為美國的繁榮建築在造成他國的悲劇之上，我的衣食無憂大概有一半是沾著美國侵略他國的勝利換來的。可是台灣又回不去，要我回去生活在民進黨的執政之下，等於眼睜睜看著腦死的人慢慢死亡，自己也會被拖累。唉~~ <text:line-break/><text:line-break/>總之，美國是死活也要把新冠甩鍋給中國的，一如1918年的西班牙大流感，09年的H1N1.. 來個打死不認。可笑的是，現在一群佛羅里達州的律師要控告中國擴散病毒疫情.. 病毒不分國籍人種，腦殘也不分國籍人種~ <text:line-break/><text:a xlink:type="simple" xlink:href="https://www.facebook.com/ABCNews/videos/879422619147292"><text:span text:style-name="T2">https://www.facebook.com/ABCNews/videos/879422619147292</text:span></text:a></text:p>
      <text:p text:style-name="P2">林柏甫   |  2020.03.19 05:24   |   <text:a xlink:type="simple" xlink:href="http://palinfo.habago.org/Entry?Command=Information_PrintForum#FORUM38909"><text:span text:style-name="T1">#</text:span></text:a></text:p>
      <text:p text:style-name="P10"><text:span text:style-name="T9">中國新聞網上個月中旬就有文章暗示美國可能是病毒來源 <text:line-break/></text:span><text:a xlink:type="simple" xlink:href="http://www.chinanews.com/sh/2020/02-22/9100907.shtml"><text:span text:style-name="T10">http://www.chinanews.com/sh/2020/02-22/9100907.shtml</text:span></text:a><text:span text:style-name="T9"><text:s/><text:line-break/><text:line-break/>然後被東森新聞引用 <text:line-break/></text:span><text:a xlink:type="simple" xlink:href="https://www.youtube.com/watch?v=nY1FET8gWuU"><text:span text:style-name="T10">https://www.youtube.com/watch?v=nY1FET8gWuU</text:span></text:a><text:span text:style-name="T9"><text:s/><text:line-break/><text:line-break/>上面這個新聞的後半部(刻意去除了引用的資料來源)還被轉發到微博和知乎上說是台灣學者的發現 <text:line-break/></text:span><text:a xlink:type="simple" xlink:href="https://www.zhihu.com/question/375561683"><text:span text:style-name="T10">https://www.zhihu.com/question/375561683</text:span></text:a></text:p>
      <text:p text:style-name="P2">陳真   |  2020.03.19 03:07   |   <text:a xlink:type="simple" xlink:href="http://palinfo.habago.org/Entry?Command=Information_PrintForum#FORUM38908"><text:span text:style-name="T1">#</text:span></text:a></text:p>
      <text:p text:style-name="P3">不對哦，Fort Detrick 是美國軍方最大的一個生物武器實驗室，當然不會只研究某一種病毒，就好像一個細菌研究所不會只研究一種細菌一樣。 <text:line-break/><text:line-break/>事實上，上星期一，五角大廈的一堆軍方高層，包括美國國防部長在內，就召開了一個關於新冠病毒疫苗研發的會議，就是由Fort Detrick負責。請見 WAMU 的官方報導： <text:line-break/><text:line-break/><text:a xlink:type="simple" xlink:href="https://bit.ly/392JaYR"><text:span text:style-name="T2">https://bit.ly/392JaYR</text:span></text:a><text:s/><text:line-break/><text:line-break/>美國顯然不是以公衛角度處理疫情，而是以所謂國安亦即生物武器研發的方式來進行，因此處處機密，毫不透明，徹底排除 "閒雜人等"，嚴格管控與篩選相關人員與資訊，於是才會引發公衛學者與相關專家們的強烈反彈，要求資訊公開。就連美國本土也有各方民間呼聲，要求美國軍方公開Fort Detrick半年多前關閉的真相，並要求美國政府解釋為何有這一連串的 "巧合"： <text:line-break/><text:line-break/><text:a xlink:type="simple" xlink:href="https://bit.ly/2QoJbQw"><text:span text:style-name="T2">https://bit.ly/2QoJbQw</text:span></text:a><text:s/><text:line-break/><text:line-break/>Global Research 那篇文章怎麼會是假新聞？它頂多是誤以為台灣也有研究人員參與有關新冠病毒源頭的研究。我是不知道有沒有。至於一些已經發表在世界一流期刊(例如 "Science"和 "The Lancet" 等等)的研究，也都認為武漢或華南海鮮市場不是新冠病毒的第一現場。我的困難是我對病毒外行，我還不太能理解這些研究的實質內涵，我不知道相關證據能夠做出何種程度的推論。 <text:line-break/><text:line-break/>我相信病毒源頭來自美國，我也相信他是蓄意嫁禍中國，畢竟美國這方面的前科根本就是罄竹難書。而且，我可以相信 "某一個" 巧合，但我無法相信 "一連串" 的巧合。美國若要自清，很簡單，那就是公開相關資料，而不是以國安為由，封鎖所有資訊，阻止一切調查。甚至就如上篇報導所說，美國迅速刪除了網路上有關Fort Detrick關閉的相關報導。 <text:line-break/><text:line-break/>中國的疫情資訊透明得像個水晶球，在防疫上更是令人讚嘆，近乎完美，並做出很大的自我犧牲，卻被主流媒體抹黑造謠得臭不可聞。反倒是幾乎徹底封鎖一切資訊的美國，並且對防疫毫無作為，連做個檢驗都要自費四萬多元，幾個人會去花這個錢？這樣一種政府，人們卻對他一點意見也沒有。人們的腦殘程度，真是很可怕。只要掌控媒體，幾乎就等於掌控了所有人的腦子。 <text:line-break/><text:line-break/>底下是塞爾維亞總統前幾天的談話，不到一分鐘的視頻，大家不妨看看： <text:line-break/><text:line-break/><text:a xlink:type="simple" xlink:href="https://bit.ly/393XNem"><text:span text:style-name="T2">https://bit.ly/393XNem</text:span></text:a><text:s/><text:line-break/><text:line-break/>我只是想問腦殘們，關於這次疫情，你們每天罵祖國，但你有沒有花一秒鐘想過自己到底知不知道自己在罵什麼？理解基本是非善惡與事實，有那麼難嗎？</text:p>
      <text:p text:style-name="P2">Akan   |  2020.03.19 01:56   |   <text:a xlink:type="simple" xlink:href="http://palinfo.habago.org/Entry?Command=Information_PrintForum#FORUM38907"><text:span text:style-name="T1">#</text:span></text:a></text:p>
      <text:p text:style-name="P4">更正：Fort Detrick 是研究伊波拉病毒和其他幾個致命病毒的實驗室，伊波拉病毒是絲狀，新冠是冠狀病毒；而 Gilead 這民間藥廠2014年跟CDC以及陸軍實驗室合作研發伊波拉病毒"疫苗“..忘了疫苗兩個字..........</text:p>
      <text:p text:style-name="P2">Akan   |  2020.03.19 01:52   |   <text:a xlink:type="simple" xlink:href="http://palinfo.habago.org/Entry?Command=Information_PrintForum#FORUM38906"><text:span text:style-name="T1">#</text:span></text:a></text:p>
      <text:p text:style-name="P3">好笑的是，Global Research那篇文章就是趙立堅在他的推特上的連結，我後來把Global Research這篇連結到我的FB，昨天就收到 Independent Fact-checker引用USA Today的文，說這篇報導是假新聞，還硬貼了個更正在我的帖上說新冠來自中國(Fact check: Coronavirus originated in China, not elsewhere, researchers and studies say)。感覺是自從趙立堅在推特上叫板美國之後，美國開始全面反擊，川普昨天也故意說"Chinese virus"，可見美國對這一叫板反應很大。 <text:line-break/><text:line-break/>據YT上網民說法，以及武漢金銀壇醫院在回覆南方周末記者說，軍運會期間的確有5名外籍運動員因啦稀就醫，說是瘧疾，所以院方自然就以瘧疾的方法治療。而軍運會舉行的地點距離武漢海鮮市場大概300米左右，算近。比較疑惑的是，運動會通常都有隨行的醫護人員，瘧疾或拉稀也不是太麻煩的事吧，為什麼捨自己的醫護人員而就當地醫院？YT上有網民透露這五個瘧疾的美國大兵回美國以後死了；說這新聞台灣媒體報導過。但這說法不知如何查證起。 <text:line-break/><text:line-break/>其實這些資料大概1個月前在YT的留言裡就開始發酵了。我是看網民留言才知道有軍運會這東西，Fort Detrick 陸軍實驗室關閉也是YT上某自媒體的視頻曝露出來，包括Event 201--美國10月在紐約舉行的"重大疫情爆發模擬"，比爾蓋茲也在列。 <text:line-break/><text:line-break/>Fort Detrick 是研究伊波拉病毒和其他幾個致命病毒的實驗室，伊波拉病毒是絲狀，新冠是冠狀病毒；而 Gilead 這民間藥廠2014年跟CDC以及陸軍實驗室合作研發伊波拉病毒。巧合的是，武漢爆發疫情沒多久之後，Gilead藥廠的瑞德西韋不是被說發現不僅對絲狀病毒有效果，對冠狀病毒也有效果？ 事情會不會太巧了？而美國現在已經有第一例新冠病毒疫苗的注射。這麼快？而我看過一篇香港對伊波拉的報導，稱部份果蝠屬於伊波拉病毒的自然宿主；而新官肺炎一直被傳是從果蝠帶的病毒感染而來。如果不同果蝠身上可以發現不同的病毒，而Gilead的瑞德西韋同時對絲狀和冠狀病毒都起作用，而剛好Fort Detrick實驗室研究伊波拉和SARS，感染伊波拉的症狀跟新冠非常像，潛伏期一樣長.... <text:line-break/><text:line-break/>我一個常往來大陸的朋友就說過，疫情雖然是農曆年前才爆發，但其實武漢當地10月開始就有些不對勁了，很多人戴了口罩。時間點實在太吻合~~Global Research 文上有段話--------Next, Daniel Lucey, an infectious disease expert at Georgetown University in Washington, said in an article in Science magazine that the first human infection has been confirmed as occurring in November 2019, (not in Wuhan), suggesting the virus originated elsewhere and then spread to the seafood markets. “One group put the origin of the outbreak as early as 18 September 2019.” <text:line-break/><text:line-break/>所以... 美國參加軍運會的所有大兵都應該接受檢測，往回追蹤應該就水落石出了..只是美國死活也不會願意的吧~</text:p>
      <text:p text:style-name="P2">張友禮   |  2020.03.18 23:23   |   <text:a xlink:type="simple" xlink:href="http://palinfo.habago.org/Entry?Command=Information_PrintForum#FORUM38905"><text:span text:style-name="T1">#</text:span></text:a></text:p>
      <text:p text:style-name="P10"><text:span text:style-name="T9">32张海报，32句：感谢有你！ <text:line-break/></text:span><text:a xlink:type="simple" xlink:href="https://www.guancha.cn/politics/2020_03_18_542361.shtml"><text:span text:style-name="T10">https://www.guancha.cn/politics/2020_03_18_542361.shtml</text:span></text:a><text:span text:style-name="T9"><text:s/><text:line-break/>看著看著眼睛就濕了</text:span></text:p>
      <text:p text:style-name="P2">陳真   |  2020.03.18 19:55   |   <text:a xlink:type="simple" xlink:href="http://palinfo.habago.org/Entry?Command=Information_PrintForum#FORUM38904"><text:span text:style-name="T1">#</text:span></text:a></text:p>
      <text:p text:style-name="P3">謝謝莊靖，看起來好像是說華南海鮮市場不是源頭，而不是說中國不是源頭，也不是說美國才是源頭。我的理解正確嗎？</text:p>
      <text:p text:style-name="P2">莊靖   |  2020.03.18 18:16   |   <text:a xlink:type="simple" xlink:href="http://palinfo.habago.org/Entry?Command=Information_PrintForum#FORUM38903"><text:span text:style-name="T1">#</text:span></text:a></text:p>
      <text:p text:style-name="P4">關於只有美國採到完整五個Group病毒的說法，應是由中國科學院科技論文預發布平台的一篇論文推論而來。 <text:line-break/><text:line-break/>連結在此 <text:line-break/><text:a xlink:type="simple" xlink:href="http://www.chinaxiv.org/abs/202002.00033"><text:span text:style-name="T2">http://www.chinaxiv.org/abs/202002.00033</text:span></text:a></text:p>
      <text:p text:style-name="P2">陳真   |  2020.03.18 16:54   |   <text:a xlink:type="simple" xlink:href="http://palinfo.habago.org/Entry?Command=Information_PrintForum#FORUM38902"><text:span text:style-name="T1">#</text:span></text:a></text:p>
      <text:p text:style-name="P3">其實，早在去年九月，美國就已經出現神祕肺炎，死者不分老少，相當詭異。 <text:line-break/><text:line-break/>就在美國的所謂 "神祕肺炎" 爆發之前，美國最大的 Fort Detrick 軍事生物武器實驗室也 "湊巧" 出事，疑似病原體外洩，被迫關閉，並以國安為由，對外封鎖一切消息，並且把隨後很 "湊巧" 產生的 "神祕肺炎" 疫情一概歸諸於什麼電子煙造成的肺炎疫情，真是鬼扯蛋。 <text:line-break/><text:line-break/>兩星期後，美軍就來到武漢參加 "世界軍人運動會"，為期十天。中國解放軍得到了一百三十幾面金牌，美軍卻只得到個位數的獎牌，為何美軍這麼衰弱？原來參賽的美軍很多人都很 "湊巧" 地一起 "感冒" 了。而這些 "感冒" 的美軍就很 "湊巧" 地住在武漢疫情中心的華南海鮮市場附。更奇怪的是，據說還有一支神祕的醫療隊伍隨行(內情待查)。 <text:line-break/><text:line-break/>軍人世界運動會十月底結束後，大約一個多月的時間，整個新冠病毒的疫情就很 "湊巧" 地爆發了。 <text:line-break/><text:line-break/>那些完全否認美國才是病毒源頭者，難道你要跟我說，這一連串巧合，全是巧合？我不相信天底下會有這麼多神祕的巧合。美國不但是病毒源頭，而且是在充份了解自身疫情的情況下，故意把病毒帶來中國，使之在完全不知情的情況下全面爆發。美國大概以為這將可以神不知鬼不覺地摧毀中國。 <text:line-break/><text:line-break/>陳真 2020. 03. 18. <text:line-break/>==================== <text:line-break/>疑釀神祕肺病、青年使用氾濫！川普擬禁調味電子煙 <text:line-break/><text:line-break/>MoneyDJ新聞 <text:line-break/><text:line-break/>發布日期 2019 年 09 月 12 日 <text:line-break/><text:line-break/>近來美國爆發疑似電子煙引發的神祕肺病，至少有 6 人死亡、450 人染病，川普政府決定採取行動。 <text:line-break/><text:line-break/>美國健康官員已經視為「疫情」（epidemic）。川普 11 日與美國衛生及公共服務部（Department of Health and Human Services，簡稱 HHS）部長 Alex Azar 舉行會議。 <text:line-break/><text:line-break/>不只如此，美國出現 6 起疑似電子煙造成的死亡案例，並有 450 人染病。一些官員認為，含有大麻的電子煙產品，添加了維他命 E 油，可能是致病根源，但是目前仍不確定病因。</text:p>
      <text:p text:style-name="P2">陳真   |  2020.03.18 15:47   |   <text:a xlink:type="simple" xlink:href="http://palinfo.habago.org/Entry?Command=Information_PrintForum#FORUM38901"><text:span text:style-name="T1">#</text:span></text:a></text:p>
      <text:p text:style-name="P3">不知道能不能請教世勤一個問題？請先看網站 "Global Research" 上的一篇文章 "COVID-19: Further Evidence that the Virus Originated in the US" ("新冠病毒來自美國的更多證據")： <text:line-break/><text:line-break/>https://bit.ly/2UbKEKW <text:line-break/><text:line-break/>我想請教世勤的是頭兩段： <text:line-break/><text:line-break/>As readers will recall from the earlier article (above), Japanese and Taiwanese epidemiologists and pharmacologists have determined that the new coronavirus could have originated in the US since that country is the only one known to have all five types – from which all others must have descended. Wuhan in China has only one of those types, rendering it in analogy as a kind of “branch” which cannot exist by itself but must have grown from a “tree”. <text:line-break/><text:line-break/>The Taiwanese physician noted that in August of 2019 the US had a flurry of lung pneumonias or similar, which the Americans blamed on ‘vaping’ from e-cigarettes, but which, according to the scientist, the symptoms and conditions could not be explained by e-cigarettes. He said he wrote to the US officials telling them he suspected those deaths were likely due to the coronavirus. He claims his warnings were ignored. <text:line-break/><text:line-break/>Immediately prior to that, the CDC totally shut down the US Military’s main bio-lab at Fort Detrick, Maryland, due to an absence of safeguards against pathogen leakages, issuing a complete “cease and desist” order to the military. It was immediately after this event that the ‘e-cigarette’ epidemic arose. <text:line-break/><text:line-break/>裏頭提到說，全世界只有美國的病例所採集到的病毒擁有五種完整系列，而中國卻僅有五種裏頭的一種，亦即美國才是病毒的演化源頭。 <text:line-break/><text:line-break/>一，這事是真的嗎？有相關研究報告或比較正式的資料來源嗎？ <text:line-break/><text:line-break/>二，裏頭還提到是台灣方面的研究，甚至還早在去年八月就已知道這項研究結果，絕非什麼電子煙引起的肺病，有位台灣醫師還曾經向美方示警，卻遭到忽略。真有此事嗎？我怎麼都沒聽說。 <text:line-break/><text:line-break/>煩請解惑，謝謝世勤。若有其他人了解此事，也請告知。 <text:line-break/><text:line-break/>至於文章裏頭提到馬里蘭州的一個Fort Detrick 軍事生物武器實驗室，很湊巧地也剛好在那時候出事，美國以 "涉及國家安全" 為由，封鎖所有消息，而且把所有相關病例都推說是什麼電子煙引起的肺炎。這完全說不通。而且，這又如何解釋在同一時間點突然飆高的病例數？ <text:line-break/><text:line-break/>美國最近針對疫情召開一系列會議，但是很奇怪，這些有關公衛與防疫的會議卻不准公衛專家參與，當成一種完全不透明的 "國安會議"，引起公衛學界的連署抗議。 <text:line-break/><text:line-break/>我還知道很多事，以後有時間再說。</text:p>
      <text:p text:style-name="P2">陳真   |  2020.03.18 01:16   |   <text:a xlink:type="simple" xlink:href="http://palinfo.habago.org/Entry?Command=Information_PrintForum#FORUM38900"><text:span text:style-name="T1">#</text:span></text:a></text:p>
      <text:p text:style-name="P3">英國政府密件驚人曝光：估全國八成人口感染、790萬人住院治療 <text:line-break/><text:line-break/>上報 <text:line-break/><text:line-break/>吳洛瑩 <text:line-break/><text:line-break/>2020年3月17日 <text:line-break/><text:line-break/>新型冠狀病毒肺炎（COVID-19）進入全球大流行階段。根據一份英國公共衛生部（PHE）的內部文件指出，英國疫情至少延燒至2021春季，且將有790萬人必須住院治療。 <text:line-break/><text:line-break/>《衛報》（The Guardians）取得這份PHE針對未來12個月疫情發展的評估報告，是給英國國家衛生署（NHS）資深醫師和各大醫院負責人的內部文件，由此次防疫首席官員霍普金斯（Susan Hopkins）核可後發放，預測結果對已經資源吃緊的英國來說，無疑是雪上加霜的壓力。 <text:line-break/><text:line-break/>80%人口感染、15%需住院 <text:line-break/><text:line-break/>該份文件指出，「在未來12個月內，預計高達80%的人將會感染新冠病毒，多達15％（約莫790萬人）需要住院治療。」 <text:line-break/><text:line-break/>英格蘭首席醫療官惠第（Chris Whitty）先前表示，這類數字是以最糟狀況來看，暗指實際情況並沒有那麼嚴重，但是這次的內部報告明確表示，預計有4/5的英國人會感染武漢肺炎。 <text:line-break/><text:line-break/>東安格利亞大學（University of East Anglia）流行病醫學教授亨特（Paul Hunter）指出，雖然大眾聽到疫情將持續12個月會感到沮喪及憂慮，但這是疫情約一年才會趨緩的推測是合理的預估。</text:p>
      <text:p text:style-name="P2">陳真   |  2020.03.17 20:24   |   <text:a xlink:type="simple" xlink:href="http://palinfo.habago.org/Entry?Command=Information_PrintForum#FORUM38897"><text:span text:style-name="T1">#</text:span></text:a></text:p>
      <text:p text:style-name="P4">祖國的防疫，效率之快，令人嘆為觀止；從武漢封城，火神山，雷神山，方艙醫院等等等，一星期的時間，兩座醫院就旱地拔蔥而起。 <text:line-break/><text:line-break/>防疫啟動之際，我正好人在大陸，整個珠海市，前一天還人聲鼎沸，瞬間成為空城，整條馬路空蕩蕩，出門入室到處有健檢關卡，我真沒料到生平會遇到這種景象。 <text:line-break/><text:line-break/>姑且先不說大陸防疫做得好不好，光是這點官方的積極與民間的冷靜與自制，就令我肅然起敬。一覺醒來，真的整個城市就這樣瞬間停止運作，人們臉上看不見一絲特別的神情，低調，默然，彷彿諸事如常。 <text:line-break/><text:line-break/>反觀西方，同樣也令人嘆為觀止，非常奇葩。比方說英國，地大人少，防疫應當不會太難才對。但是，仗都還沒開始打，首相就已經幫大家先發訃聞通告了，告訴大家要有 "失去摯愛" 的心理準備，只差沒有叫大家趕緊備好棺材。 <text:line-break/><text:line-break/>我原本以為是假新聞，後來才知真的是官方說法。這不用什麼專家也知道荒唐，新冠病毒究竟是啥東西，仍然所知無幾；物競天擇防疫法，擇到最後，萬一無法免疫或是病毒產生變異，來個二度感染，全英國豈不是要死光光？ <text:line-break/><text:line-break/>這些西方國家，到底心裏在想什麼，我真是難以明白。他們是想藉機減少人口過剩或人口老化的壓力嗎？ <text:line-break/><text:line-break/>今天，如果大陸採用這種奇葩式防疫，你想全世界會怎麼開罵。很荒謬的是，防疫一百分的大陸，積極，透明，主動，而且現在還能四處去幫助別的國家，結果卻被妖魔化得臭不可聞。而那些荒腔走板的西方國家，大家卻一點批評也沒有。 <text:line-break/><text:line-break/>這說明了什麼？這說明了人其實很容易被操弄被愚化，人們判斷事情的方式其實就是人云亦云，主流媒體怎麼鬼扯蛋，他就怎麼信。這種思想流毒，為害之大，其實並不亞於病毒。再可怕的瘟疫都會成為過去，但是，腦殘病毒之肆虐，卻似乎看不到盡頭。</text:p>
      <text:p text:style-name="P2">陳真   |  2020.03.17 19:11   |   <text:a xlink:type="simple" xlink:href="http://palinfo.habago.org/Entry?Command=Information_PrintForum#FORUM38896"><text:span text:style-name="T1">#</text:span></text:a></text:p>
      <text:p text:style-name="P3">台灣前些天有旅行團去土耳其玩，因為幾天前土耳其仍然零確診。可是，這個15人的旅行團這兩天回台後，卻有9人染病，百分之六十七的人中鏢，而土耳其全國的確診人數至今卻只有5人。你覺得有可能嗎？ <text:line-break/><text:line-break/>當然有可能，也許是一人在當地染病，然後傳染給團內其他8個人。這個可能性是存在的，只是可能性不高。最大的可能是土耳其的數據根本不具參考價值。 <text:line-break/><text:line-break/>事實上，美國、英國等西方國家的數據更是完全不可靠，因為他們幾乎不檢測，不檢測哪來確診？也就是說，從這些數據來判斷疫情的嚴重程度，基本上是失真的。反倒只有台灣、大陸的數據比較可靠。 <text:line-break/><text:line-break/>至於像英國美國及其它歐洲國家，若非有意掩飾(例如美國)，就是根本無所謂防疫(例如英國、德國)，英國採奇葩式達爾文防疫法，物競天擇，無招勝有招，死了就算。還好我已經不住英國，否則我會舉家連夜逃回台灣。在英國，生病要看醫生，不是一件容易的事；要排個檢查更難，往往從春天排到秋天都還不一定排得到，不像台灣，醫院就跟超商差不多，想來就來，全年無休。</text:p>
      <text:p text:style-name="P2">王修亮   |  2020.03.17 19:02   |   <text:a xlink:type="simple" xlink:href="http://palinfo.habago.org/Entry?Command=Information_PrintForum#FORUM38895"><text:span text:style-name="T1">#</text:span></text:a></text:p>
      <text:p text:style-name="P4">前天看到一則訊息，英國政府拋出「群體免疫」這個名詞，有意讓6600萬國民的80%染上新冠肺炎，得到免疫力。無視生病後即使痊癒，仍要面對不可逆的肺部纖維化，內臟的永久傷害。 <text:line-break/>死亡率即使1%，也要死五十幾萬人。 <text:line-break/><text:line-break/>然後歐洲有國家不再檢疫，停止統計確診人數，一樣放任人民物競天擇。 <text:line-break/><text:line-break/>網路上開始流傳一股說法：英歐這樣的作法才是正確的，因為國家必須顧全經濟，這種方式可以避免經濟崩潰，否則失業潮起來死的人會更多，也避免其他重症被排擠而致死，這種方式死的人是最少的。 <text:line-break/><text:line-break/>科技如此發達，沒有任何居安思危的準備與能力，結果使用的抗疫手段，還是有巢氏時代的物競天擇。 <text:line-break/>一個國家有人富可敵國，有人連檢驗的費用都付不起，所謂的物競天擇，真的是「天擇」?還是「人擇」?甚至是「錢擇」? <text:line-break/><text:line-break/>國家有沒有權利決定放棄哪一類人民，只救助另一部分人民? <text:line-break/><text:line-break/>我說的不是病症的輕重緩急，是一切外在物質身分地位比較的輕重緩急，例如現在許多網路流傳的所謂醫療資源缺乏，所以應救年輕人放棄老年人，因為老年人健康較差浪費的醫療資源多，而生命剩下的又短促，那麼身心殘障是否代表也要被放棄?非專業人才是否代表也需要被放棄? <text:line-break/><text:line-break/>這些年我偶而會看到有些罕見病例，全世界得病的也就幾千或幾萬個人，甚至還有幾百個人的罕見病，那為何國家還要想辦法研究醫藥救治他們?從經濟講來多浪費呀? <text:line-break/><text:line-break/>「行一不義、殺一不辜而得天下，皆不為也。是則同。」 <text:line-break/>國家能擁有權力是因為必須維護每一個無辜的個人，而不是維護國家經濟。人民願意維護國家也就是為了維護家庭、親朋、好友、生命，超越此，國家就不再有意義。 <text:line-break/><text:line-break/>任何文明的進步與開發，是以「成人之美」為主，不是以「經濟」為主。 <text:line-break/>人命是目的，經濟只是手段。 <text:line-break/><text:line-break/>前幾天才和學生談到「數與文的差異」，數字和文字最大的差異，是數字只表量不表情，所以在大數據之下，人可以輕易疏忽掉「1」代表的不應該是「1」，而是「1個死亡」，而「10000」代表的也不是一萬，甚至也不是一萬個死亡，而是一萬次「有一個人的死亡」。 <text:line-break/><text:line-break/>今天和大班國小高年級學生談到這個訊息，學生們只聽到「死亡約50萬人」就嚇壞了！每個人臉上展露的表情都是驚駭莫名。 <text:line-break/>「老師，真的生病了死是沒辦法，但是國家怎麼可以放人去死?」 <text:line-break/>只剩下孩子們才能看到數量背後的人命人情了嗎? <text:line-break/><text:line-break/>這是一個經濟強於人命的時代，人命可以直接計價抵銷，人文可以理直氣壯的消失、公然弱肉強食的時代。 <text:line-break/><text:line-break/>「數不可獨存，數應與命存。」顯然我是過時了。 <text:line-break/>請不要以任何理由說服我，容忍我自言自語吧！ <text:line-break/><text:line-break/><text:line-break/><text:a xlink:type="simple" xlink:href="https://mp.weixin.qq.com/s/H5BcsCZLSPqoGb6xdxxyPg?fbclid=IwAR3JFNo_CWAkHP7LymFpsfWQfWf33ooq5BJDacCC82V9RPHkUpPf7NXTV9U"><text:span text:style-name="T2">https://mp.weixin.qq.com/s/H5BcsCZLSPqoGb6xdxxyPg?fbclid=IwAR3JFNo_CWAkHP7LymFpsfWQfWf33ooq5BJDacCC82V9RPHkUpPf7NXTV9U</text:span></text:a></text:p>
      <text:p text:style-name="P2">西瓜   |  2020.03.17 18:17   |   <text:a xlink:type="simple" xlink:href="http://palinfo.habago.org/Entry?Command=Information_PrintForum#FORUM38894"><text:span text:style-name="T1">#</text:span></text:a></text:p>
      <text:p text:style-name="P3">陈真医师 <text:line-break/>这次新冠病毒到了爆发期会显著增加医疗系统压力。武汉最早的病发生在在2019年12月初，到了2020年1月中旬武汉各大呼吸科每日都有超过300人问诊。 武汉的爆发比米兰、大邱、德黑兰早了一个月。 只能期望科学家们能给人类一个答案了。 <text:line-break/>如果新冠是从美国传到中国，那么美国大城市、中国北上广这些城市病人爆发应该会比武汉早。 <text:line-break/>1、可能是新冠在武汉发生了显著的变异？ <text:line-break/>2、美军趁军运会投毒？</text:p>
      <text:p text:style-name="P2">陳真   |  2020.03.17 11:42   |   <text:a xlink:type="simple" xlink:href="http://palinfo.habago.org/Entry?Command=Information_PrintForum&amp;iPage=1#FORUM38893"><text:span text:style-name="T1">#</text:span></text:a></text:p>
      <text:p text:style-name="P3">生物武器：一個更陰暗的未來(5) <text:line-break/><text:line-break/>陳真 2020. 02. 17. <text:line-break/><text:line-break/><text:line-break/>大約一個多星期前，中國外交部發言人趙立堅和外交部新聞司司長華春瑩分別質問美國，新冠病毒是否美軍帶來武漢？並要求美國公開相關資訊，認為「美國欠中國一個解釋」。當我第一次聽到這個事情時非常驚訝，並非驚訝於美國是否把病毒散播到中國境內 (不管有意或無意，但我想是有意)，而是驚訝於這樣一種指控來自中國官方發言人。 <text:line-break/><text:line-break/>你知道，正常狀況下，發言人是沒有個人見解的，他必須代表國家的意見。(拜託別去想到台灣這種沐猴而冠的兒戲政治，我指的是任何一種正常狀況下的發言人。) 更重要的是，今天如果是西方國家的發言人所講的話，我不太會當成一回事，因為西方國家長年以來滿口謊言，幾乎沒有一句指控可信。但是中國不一樣，中國的官方言論往往極度精準可靠。說謊，從來都不是中共的政治運作方式。它根本不靠說謊來從事政治操弄。它也不耍嘴皮，不搞修辭。 <text:line-break/><text:line-break/>因此，我當下認為，中國官方發言人之所以敢公開指控病毒有可能是美軍帶到武漢來，必定有其根據。事件背景之一是：去年十月底，美軍參加在武漢舉行長達十天的「2019年世界軍人運動會」。至於其它更為直接的根據，請看底下這兩則火鍋大王的視頻，強烈推薦：   <text:line-break/><text:line-break/><text:a xlink:type="simple" xlink:href="https://youtu.be/3J6zm6zgah0"><text:span text:style-name="T2">https://youtu.be/3J6zm6zgah0</text:span></text:a><text:s/><text:line-break/><text:line-break/><text:a xlink:type="simple" xlink:href="https://bit.ly/391KMSR"><text:span text:style-name="T2">https://bit.ly/391KMSR</text:span></text:a>  <text:line-break/><text:line-break/>主流媒體每天洗腦，讓腦殘們莫名其妙就相信什麼中共最喜歡說謊、最喜歡隱匿疫情、最不在乎人民性命。這些完全都不是事實。那就好像說「林義雄最喜歡說謊而阿扁最誠實」一樣荒唐。事實是，西方國家才真的是疫情完全不透明，而且草菅人命 (例如英國與德國)，特別是美國，居然擺明「林北就是要隱瞞真相，要不然你是要怎樣？」的態度，非常匪夷所思，不但完全不透明、不檢測，甚至千方百計阻撓檢測，禁止相關數據的公布，阻撓真相的發掘。 <text:line-break/><text:line-break/>其實，早在一個月前，日本朝日電視台就報導，美國從去年冬天到現在已經有兩千六百萬名流感患者，遠高於往年，懷疑一萬多名死者之中，很多並非死於流感，而是死於新冠病毒。這則新聞剛出現時，馬上被西方主流媒體斥為陰謀論，直到兩周前，美國疾管局才承認他們的確做了屍體解剖，證實此事。 <text:line-break/><text:line-break/>但是，美國卻依然不願公布究竟第一位新冠病毒的死者死於何時，並且接著開始封鎖各種相關數據，甚至阻撓、禁止應有的檢測。如果不是心裏有鬼，如果不是想掩蓋一些什麼，怎麼會有這麼奇怪反常甚至反向的防疫態度？ <text:line-break/><text:line-break/>火鍋大王上面的視頻中提供了很多相關佐證，你從中進一步去追究細節，你會發現一連串不可思議的「巧合」，問題是，有可能同時有這麼多「巧合」嗎？你還會發現無數極其明顯的異常現象，例如染病人數突然飆高。而美國官方怎麼可能不對這樣一些異常現象進行調查？而那些突然被關閉的軍事生物實驗室，究竟又是出了什麼問題？所有一切事情的真相，至今完全封鎖。 <text:line-break/><text:line-break/>對於任何事件的判斷有各種等級，理性程度最差的一級就是「陰謀論」(不用任何根據，只要直接瞎掰胡亂猜測就行) 和「鐵證論」(裝模作樣地要求所謂鐵證)，而最好的判斷方式就是參考各種所謂間接證據(因為所謂直接證據往往不可能存在，就算存在，也不可能在幾十年內揭露)，並參考各種過往記錄與當下綜合情境與利害分析考量，做出一種最具可能性的判斷。 <text:line-break/><text:line-break/>我的判斷是：新冠病毒就是來自於美國，有意或無意地散播到中國。事發之後，美國便千方百計開始嫁禍中國、掩蓋真相。 <text:line-break/><text:line-break/>當然，你不一定要跟我有著同樣的結論，但是，任何一個稍微有點智能的人，面對這麼多證據，都不可能排除這樣一個結論就是：「新冠病毒有可能就是起源於美國，然後有意無地把病毒帶到中國武漢來。」</text:p>
      <text:p text:style-name="P2">許世勤   |  2020.03.17 09:36   |   <text:a xlink:type="simple" xlink:href="http://palinfo.habago.org/Entry?Command=Information_PrintForum&amp;iPage=1#FORUM38892"><text:span text:style-name="T1">#</text:span></text:a></text:p>
      <text:p text:style-name="P4">判斷一件事情正確與否的標準應該是事實與邏輯， <text:line-break/>這個過程必需儘可能排除來自主觀意念的影響。 <text:line-break/>雖然「客觀」這件事本身就是一種來自「主觀」的決定， <text:line-break/>所以我們能做的就是對一項「證據」做反覆的驗證。 <text:line-break/>「實踐是檢驗真理的唯一標準」 <text:line-break/>「民生結果是檢視政治良窳的唯一標準」 <text:line-break/>選擇了什麼樣的價值觀作為基準，就決定了一個人看世界的方式。 <text:line-break/>但至少需要對於這樣的一種價值觀保持一致性，同時必需講得出你擁抱怎樣的價值觀。 <text:line-break/>台灣長期以來受到的宣傳與教育就是 <text:line-break/>「凡是一切與「中國」有關的都是邪惡的落伍的惡臭的， <text:line-break/>凡是一切與歐美有關的都是良善與美好的」 <text:line-break/>加上「本土化」的過度延伸，成了變形的極右法西斯， <text:line-break/>下意識直接否決一切關於「中國」的作為，似乎連去了解都不需要了。 <text:line-break/>因為「善惡」二元對立的區分法，最易於理解，基本不需大腦。 <text:line-break/>一個人只需要站在「正義」的一方，基本上就是配戴了可以斬妖除魔的「尚方寶劍」。 <text:line-break/>「排他」永遠是建立「敵人」，強化個人勢力的最佳方式。 <text:line-break/>但這種排他性，也必然會帶來紛爭而不是對話，最後很大可能會引發戰爭。 <text:line-break/>最近在Russian Today讀到一名英國記者的文章，學習到一個字眼"hypocrisy"， <text:line-break/>翻譯成中文是「偽善」的意思。 <text:line-break/>這名記者排列出中國與義大利在防疫作為上做了相同的事，卻得到截然不同的評價， <text:line-break/>因此這名英國記者用hypocrisy來批評西方世界對於價值判斷的不一致。 <text:line-break/>當很多人在讚美義大利防疫的時候，卻忘了前陣子他們才對同樣的作法嘲諷中國， <text:line-break/>更忘了現在中國正對義大利伸出援手共同防疫。 <text:line-break/>所以中國在實際行動上體現了人類共同體，而台灣人的美國大哥現在正做什麼呢? <text:line-break/>美國正想辦法要用手段奪取德國所開發的，進度有所進展的新冠病毒疫苗專利， <text:line-break/>而且該專利只能美國獨享，體現了什麼叫做「美國優先」，世界疫病流行的時候不忘藉機賺錢。 <text:line-break/>德國政府當然不願意低價讓出專利，但如果不這麼做， <text:line-break/>法國阿爾斯通或日本東芝或華為的事，大概要在德國再來一次。 <text:line-break/><text:line-break/>很多人老喜歡把自由民主人權掛在嘴上，彷彿只要把這幾句咒語唸一唸就可以神功護體一樣。 <text:line-break/>但嘴巴上喊自由民主人權，心裡想的卻是「XX優先，XX南波萬，世界需要XX」 <text:line-break/>「yy去死一死啦，yy滾出去，太平洋沒加蓋啦」的法西斯思想。 <text:line-break/>陳醫師所說到的義大利「沙丁魚運動」，在義大利這樣的仇恨思想會受到譴責甚至審判， <text:line-break/>但台灣許多人「覺醒」了，所以反中反華仇中以徹底體現「台灣價值」， <text:line-break/>有誰敢反對「台灣價值」滿滿的「覺醒青年」啊？小心被「出征」。</text:p>
      <text:p text:style-name="P2">老羊   |  2020.03.17 08:35   |   <text:a xlink:type="simple" xlink:href="http://palinfo.habago.org/Entry?Command=Information_PrintForum&amp;iPage=1#FORUM38891"><text:span text:style-name="T1">#</text:span></text:a></text:p>
      <text:p text:style-name="P3">數小時前火鍋大王上傳了一個新視頻，把去年發生在美國的一些新聞與事件匯集，用時間線和地圖呈現，以及他個人一貫清晰凌厲的分析與解說能力談論新冠病毒起源於美國的說法；絕對值得一看。 <text:line-break/><text:line-break/>而且他並不是只提供那些讓「美國是發源地」看來更可信的資料，他同時也提出一些無法用這種假設解釋的其他事件。不管從什麼角度來看，這都是非常高水平的視頻。 <text:line-break/><text:line-break/><text:a xlink:type="simple" xlink:href="https://youtu.be/3J6zm6zgah0"><text:span text:style-name="T2">https://youtu.be/3J6zm6zgah0</text:span></text:a><text:s/><text:line-break/><text:line-break/><text:line-break/></text:p>
      <text:p text:style-name="P2">孫從輔   |  2020.03.17 05:26   |   <text:a xlink:type="simple" xlink:href="http://palinfo.habago.org/Entry?Command=Information_PrintForum&amp;iPage=1#FORUM38890"><text:span text:style-name="T1">#</text:span></text:a></text:p>
      <text:p text:style-name="P3">每個人每天平等地擁有24小時，換算成秒不到九萬秒。我每天只有有限的時間來認識、思考、與判斷世界上的大小事。因此，如果美國在世界上為惡，燒殺虜掠，所害之人超過中國的九萬倍，那我為何要花一秒鐘來遣責中國呢？如果我竟然遣責了一秒鐘，那顯然是「出於愛之深責之切而過度批評」了。同樣，如果中國在世界上為善，扶困濟貧，所助之人超過美國的九萬倍，那我為何要花一秒鐘來贊賞美國呢？如果我竟然贊賞了一秒鐘，那顯然是「出於善意與鼓勵而大大美化」了。 <text:line-break/><text:line-break/>我曾試著把身為「人」的自我歸零，假設我是一個"AI"或是外星文明，觀察人類社會芸芸眾生，那麼沒多久我就發現一個原則：人愛惜自己的生命，避免自己受苦。再沒多久我發現第二個原則，愛惜別人生命，避免別人受苦的行為就是善，反之就是惡。如此一來，我這個"AI"就能度量一下善惡，比如從受害與受益的人數來度量一下中國和美國的善惡，然後按照比例來評價。這個方法對我自己而言很實用，它不需要什麼信仰與情感，也不依賴既定的價值觀與意識型態，只要讓大腦正常運作，從最基本的原則推導下去，就能得到一個顛撲不破的道理，讓我心安。</text:p>
      <text:p text:style-name="P2">陳真   |  2020.03.17 02:42   |   <text:a xlink:type="simple" xlink:href="http://palinfo.habago.org/Entry?Command=Information_PrintForum&amp;iPage=1#FORUM38889"><text:span text:style-name="T1">#</text:span></text:a></text:p>
      <text:p text:style-name="P4">我們是同一片大海的海浪 (二) <text:line-break/><text:line-break/>陳真 2020. 03. 17. <text:line-break/><text:line-break/><text:line-break/>「沙丁魚運動」是在去年 (2019年) 十一月由幾位義大利年輕人所發起，反對法西斯和挑撥族群仇恨，獲得許多年輕人的支持。在西方主流媒體的刻意淡化與全面封殺下，依然逐漸在其他一些歐洲國家擴散，例如西班牙、比利時與法國等等，並成功阻止義大利的人渣黨 (聯盟黨，Lega Nord) 黨主席 Matteo Salvini 登上大位，使該黨在上個月底的地區選舉中落敗。 <text:line-break/><text:line-break/>「沙丁魚運動」不但對抗義大利的人渣黨，反對「愛義大利」等排外意識 (該黨最喜歡喊的口號就是所謂「義大利優先」)，並以實際行動聲援外來移民或難民。比方說上個月，他們在幾乎已門口羅雀的中餐館發起聚會用餐活動，義賣餐券，鼓勵大家多多來中餐館消費，活動所得款項用來購買口罩等醫療物資送往中國。 <text:line-break/><text:line-break/>「沙丁魚運動」如果在台灣進行，絕對會成為全民公敵，會被人渣黨及綠蛆們攻擊得體無完膚，會被罵「滾出台灣」。義大利當然也一樣，各國法西斯人渣叫囂的台詞其實都差不多，除了「XX 優先」之類的「愛XX」口號之外，也經常會叫外來者 (例如被認定「不愛義大利者」) 滾出去。 <text:line-break/><text:line-break/>前年 (2018年) 七月十二日，義大利最高法院裁定一項判例，凡是叫非我族裔「滾回去」(go home) 者，將會被視為仇恨言行，課以刑責。該判例起因於一樁酒吧之間的肢體衝突，施暴者對被害人說：「你還待在這裏做什麼？你應該滾回去。」因此而被加重刑責。 <text:line-break/><text:line-break/>當然，義大利的人渣黨不會鳥這項裁定，人渣政客們照樣每天發表這類挑撥族群仇恨的醜化言論與謠言。比方說，人渣黨黨主席 Matteo Salvini，前義大利副總理及內政部長，便故意在臉書上貼上一些非洲人的照片，然後在照片旁邊寫著「GO HOME！GO HOME！GO HOME！」，法院也拿這混蛋沒輒。 <text:line-break/><text:line-break/>但是，幸好義大利的法院基本上還不是人渣黨開的。比方說去年三月，Matteo Salvini 身為副總理及內政部長，違法下令驅逐一艘難民船靠岸，被義大利民間團體以「綁架罪」一狀告上法院，隨後於上個月十九日，遭義大利參議院剝奪其司法豁免權，令其接受審判。 <text:line-break/><text:line-break/>Salvini擔任副總理與內政部長不到兩年之間，涉及煽動族群仇恨與造謠毀謗等相關訴訟就有幾十件；甚至罔顧人命與法律，在暴風雨之中，驅逐載有婦孺小孩與傷患、急待救助之難民船，任其漂流大海，舉世大譁。 <text:line-break/><text:line-break/>國際特赦組織屢屢針對義大利人渣黨的諸多挑撥族群仇恨言行以及嚴重傷害人權與人命之卑劣冷血反人道行徑，發表譴責聲明與研究報告。Matteo Salvini 竟也多次反嗆。他刻意高調稱呼難民是「髒東西」、「忘恩負義的強盜與罪犯」，完全口不擇言，全面醜化；並鼓吹義大利社會應「大規模全面淨化」(“mass cleansing")，驅逐外來者。義大利近年來的種族攻擊案例層出不窮，在政客們無日無之的仇恨煽動下，加害人往往認為自己的行為是「為了愛護義大利」的「正當之舉」。 <text:line-break/><text:line-break/>媒體說，Salvini 等政客很「享受」(relish) 各項法律指控。為什麼呢？因為有恃無恐。這些人渣政客很聰明，他們明白，越是囂張跋扈，越是醜化外來者，違法案子越多，聲勢就越高漲，選票就越多，儼然成為「反中、反移民、反難民、保衛義大利」的民族英雄，只差一點點就能登上總理大位。 <text:line-break/><text:line-break/>這個義大利人渣黨，跟台灣人渣黨極其友好、經常來訪，動不動就一起「捍衛民主自由與人權」。台灣媒體總是把大家當白癡，把這些法西斯人渣形容為「熱愛民主自由的國際友人」。事實上，你知道這個義大利人渣黨所推崇的政治偶像是誰嗎？就是墨索里尼！就連美國的主流保守雜誌--《時代》雜誌都形容他是「全歐洲最可怕的人」。 <text:line-break/><text:line-break/>這個人渣，三月底要去英國利物浦訪問，許多英國民間團體正準備要效法沙丁魚運動，前往圍堵、抗議。 <text:line-break/><text:line-break/>西方政府很壞，但西方社運及其諸多成員所展現的勇氣、淡然與堅持，卻往往贏得我很深的敬意。 <text:line-break/><text:line-break/>舉個例，比方說，西班牙、德國、挪威、希臘與法國等等一些歐洲國家，都有由民間 (包括無國界醫生組織) 所成立的難民救援組織，在海上救援難民。美國等西方國家在利比亞、敘利亞等國發動侵略戰，導致數千萬難民，由陸上、海上逃往世界各國，特別是鄰近的歐洲。 <text:line-break/><text:line-break/>逃難過程中，每年有成千上萬的難民葬身大海；特別是小孩，往往經不起怒海風霜。這些救難船隻，冒著風浪危險，拯救難民。但是，義大利人渣黨黨主席Salvini 擔任內政部長及副總理期間，卻以暴力手段加以驅逐，並逮捕救難人員，課以刑期可高達20年之重刑及鉅額罰金。 <text:line-break/><text:line-break/>比方說，德國非政府救援組織「海洋觀察」（Sea-Watch）有艘船叫做「海上觀察3號」（Sea-Watch 3），船長是位現今年僅32歲的女生，名叫 Carola Rackete。照片請看： <text:line-break/><text:line-break/><text:a xlink:type="simple" xlink:href="https://bit.ly/2ISXEju"><text:span text:style-name="T2">https://bit.ly/2ISXEju</text:span></text:a><text:s/><text:line-break/><text:line-break/>去年 (2019年) 6月，她在海上用充氣筏救起四十多名難民，船隻在海上漂流，四處連絡呼救，前後花了兩星期與義大利官方連繫，要求准許進入義大利水域。依照歐盟法律，不得攔阻難民船上岸。但是，Salvini 卻派出警衛隊船艦非法攔阻。僵持不下之際，為了緊急救助船上健康狀況持續惡化的難民，女船長 Rackete 決定硬闖，旋即當場被捕。 <text:line-break/><text:line-break/>當時，港口岸邊聞訊聚集大批當地義大利民眾，高聲叫罵，揚言要殺害、強姦女船長，群情激憤，企圖施暴。但同時也有數百人歡呼鼓掌。人渣黨黨主席Salvini 指控女船長此舉是「對義大利人民的一種戰爭行為（an act of war）」(他媽的這些義大利人渣跟島內的人渣講話風格真的很像，口舌伶俐，什麼鬼話都敢講)，並造謠抹黑女船長 Rackete是個「歹徒、海盜、人口販子」說她撈了很多錢，說她載來了「一整船的人肉」；除了課以鉅額罰金五萬歐元 (台幣180萬)，並打算以種種莫須有的罪名關她十年。 <text:line-break/><text:line-break/>Rackete 說，如果事情可以重來，她還是會毫不猶豫做出同樣的行為。她說她不怕牢獄之災：「我沒有房子，沒有車，我也不在意收入多少，同時也沒有家人，因此，沒有什麼事情能阻止我 (對於救援難民) 的承諾。」 <text:line-break/><text:line-break/>Rackete 的勇氣感動了許多人，當然也感動了我。於是，一時之間，對於義大利官方的抗議信件從世界各地如雪片飛來，各方捐款十分熱烈，高達數百萬歐元，而Rackete 也因此終於獲得釋放，免除牢獄之災。事實上，在她之前，十多年來，已有多名難民救援者遭義大利政府以重罪求刑，刑期長達十至二十年不等。 <text:line-break/><text:line-break/>記者問Rackete 此事結束後有何打算，她說，「我只想儘快回到海上，那裏有很多難民需要救援。」</text:p>
      <text:p text:style-name="P2">孫韋懷   |  2020.03.17 01:40   |   <text:a xlink:type="simple" xlink:href="http://palinfo.habago.org/Entry?Command=Information_PrintForum&amp;iPage=1#FORUM38888"><text:span text:style-name="T1">#</text:span></text:a></text:p>
      <text:p text:style-name="P3">to莊某 <text:line-break/>我父親長期在新疆工作，他放假回家常和我聊那邊的事情，在此說一點點事實。 <text:line-break/>學習班，集中營，監獄，叫什麼都好，這種設施至少在庫爾勒市當地人口中不是什麼諱莫如深的地方。談到那地方，本地人常會跟外地人說：就是拘留所！ 如果聽說有人進去了，大家都默認是思想反動。進去過的人主要意見不外乎幾點：吃的不好，睡的不好，耽誤賺錢。進去是要交錢的，沒錢沒文化的人進不去，更不會去抓。道理很簡單，有收入的人被抓去關個一年半載，生活不舒服，不能掙錢還要交錢，不用怎麼做思想工作，出來後自己就老實了。本來沒工作遊手好閒的人進去也不在乎。 <text:line-break/>在那邊的公共場合，漢族人的江湖規矩是不聊種族政治話題。如果有人聊到這種話題，好心路人都會來碰肩膀提醒一下。不是怕政府來抓，是真的有極端維族人，聽到漢人說這些馬上圍攏上來，或口頭或動手動刀教訓一番。 </text:p>
      <text:p text:style-name="P2">陳真   |  2020.03.17 00:35   |   <text:a xlink:type="simple" xlink:href="http://palinfo.habago.org/Entry?Command=Information_PrintForum&amp;iPage=1#FORUM38887"><text:span text:style-name="T1">#</text:span></text:a></text:p>
      <text:p text:style-name="P4">巴勒網有匿名的自由，不過，如果你是要質疑或討論些什麼，最好說出自己是誰，比方說什麼職業、學經歷與年紀等等等。要不然，我常會以為我是在跟一個幼兒園小朋友 "討論" 事情。 <text:line-break/><text:line-break/>太空梭都已經登陸冥王星了，我實在毫無意願老是講些有關沖天炮的事，程度太差。 <text:line-break/><text:line-break/>程度再怎麼差其實都沒關係，我對教學有相當程度的把握，腦殘我也能教。但我沒法教一種學生就是：明明程度非常差，近乎低能，但他卻以為自己很厲害，說起話來姿態萬千。很多台灣人是這樣。我沒法教這種學生。 <text:line-break/><text:line-break/>巴勒網沒有一個人是匿名的。凡是匿名者，都不是巴勒網的人。 <text:line-break/><text:line-break/>當然，巴勒網成員的想法也不一定一樣。因此，每個人只能代表他自己。巴勒網跟沙丁魚一樣，不希望有領導。大家最好自己領導自己。 <text:line-break/><text:line-break/>就我自己而言，我對人事物的評價確實是多重標準。至少有底下四種標準： <text:line-break/><text:line-break/>一，我只講出西方邪惡與血腥的百萬分之一。 <text:line-break/><text:line-break/>二，我只講出中共在維護世界和平、脫貧、誠信正直及維護十幾億人之人權與生活保障等方面之偉大貢獻的大約百分之一。 <text:line-break/><text:line-break/>除了少數極易治理的小國寡民，我不曾見過、聽過、讀過一個比中國共產黨更好的政府，至少就過去三十幾年來講是這樣。中共塑造了一種政治上的典範，讓我們相信人類政治經濟與社會制度存在著一種良善的可能性，一種足以確保眾人共存共榮永續久安的新方向。 <text:line-break/><text:line-break/>三，我講了中共缺點的幾乎全部，甚至出於愛之深責之切而過度批評了。 <text:line-break/><text:line-break/>四，出於一種善意與鼓勵，我大大美化了西方的一些優點。</text:p>
      <text:p text:style-name="P2">西瓜   |  2020.03.17 00:22   |   <text:a xlink:type="simple" xlink:href="http://palinfo.habago.org/Entry?Command=Information_PrintForum&amp;iPage=1#FORUM38886"><text:span text:style-name="T1">#</text:span></text:a></text:p>
      <text:p text:style-name="P3">其实对内改革开放几十年追求效率，教育、医疗、住房价格都在上涨，贫富差距在拉大。这两年开始转向公平，开始运动式扶贫。世界上本就没有乌托邦，使一个国家变成人间地狱的东西，恰恰是有人试图将其变成天堂。 <text:line-break/>在世界上你没有保护自己的力量只能被别人巧取豪夺。</text:p>
      <text:p text:style-name="P2">西瓜   |  2020.03.16 23:58   |   <text:a xlink:type="simple" xlink:href="http://palinfo.habago.org/Entry?Command=Information_PrintForum&amp;iPage=1#FORUM38885"><text:span text:style-name="T1">#</text:span></text:a></text:p>
      <text:p text:style-name="P4">to莊某 <text:line-break/>我只是谈论我的看法，我说了我是既得利益者，并不代表网站的立场，我只是想说民族问题都是隐藏的炸弹。 <text:line-break/>陈真医师只是夸中共在没有烧杀抢掠的情况下靠着几十年组织生产，让十亿人脱贫。 <text:line-break/><text:line-break/>我只是谈论现状并没有给价值判断，人类社会除非上古村落时期外一直都是金字塔模式。 我认为现代人类社会治理就是被以五个常任理事国为首的强权玩弄，是一个比历史上温和但是本质一直没变的达尔文社会，人类就是组成一个个共同体相互竞争，霸权就是世界的主轴。自大航海时代以来崛起的强权相对都比前辈们柔和。例如英法工业倾销对比西班牙杀人夺取黄金“文明”，美苏扶持代理人对比英法殖民模式“文明”，但是核心还是本国利益。 只能希望全世界这样一步步进步吧。人类如果真的要追寻乌托邦，至少要打破金字塔型的社会结构。 <text:line-break/><text:line-break/>中国从1840年开始百年屈辱史，洋务派、维新派、义和团、北洋军阀 、国民党、共产党都通过自己不同的方式寻找国家前路，花费了一百年死伤无数人才找到了现在这条路。历史告诉我们的是“以斗争求和平，则和平存；以妥协求和平，则和平亡”。 巴勒斯坦如果真的想独立，也只能一直斗争，再期望列强霸权力量平衡发生大幅度变化吧。 <text:line-break/><text:line-break/>“自由人权”普世价值只是美国舆论宣传出来的罢了，美国人自己都不信，就人均而言，一个美国人消费的能源相当于日本人的2倍、墨西哥人的6倍、中国人的13倍、印度人的31倍、孟加拉人的128倍、坦桑尼亚人的307倍、埃塞俄比亚人的370倍。</text:p>
      <text:p text:style-name="P2">蔡亦鸣   |  2020.03.16 23:56   |   <text:a xlink:type="simple" xlink:href="http://palinfo.habago.org/Entry?Command=Information_PrintForum&amp;iPage=1#FORUM38884"><text:span text:style-name="T1">#</text:span></text:a></text:p>
      <text:p text:style-name="P3">請不要自己立靶子自己打,在过去一年多时间里巴勒网对新疆劳改是有过讨论的，最少右上角搜索看完再来发问。 <text:line-break/><text:line-break/>题外话 <text:line-break/>我曾是个糊涂蛋，现在也还是浑浑噩噩。在不同的观念和视角里被撕裂了，肉体下沉，心却轻飘飘的到处晃荡，一会在这，一会在那，互联网帮助我知道了很多东西也给了我活着的希望，却也让我失去了相信的力量活在一片黑暗中。渐渐变成了陈真批评的那种怀疑上脑到怀疑一切，同时又欺骗自己投入茶壶中沸腾的蠢蛋。我无比渴望这世间真能有聪明药，能让我摆脱那些令我漂浮的东西，让心也下沉。 </text:p>
      <text:p text:style-name="P2">林書楷   |  2020.03.16 23:51   |   <text:a xlink:type="simple" xlink:href="http://palinfo.habago.org/Entry?Command=Information_PrintForum&amp;iPage=1#FORUM38883"><text:span text:style-name="T1">#</text:span></text:a></text:p>
      <text:p text:style-name="P4">西瓜： <text:line-break/><text:line-break/>大陸就醫這方面就跟台灣台商一樣，該付錢那就付錢；天下沒有免費的午餐，不要抱怨為什麼沒有免費。只是覺得兩岸仇恨如出一轍，恨到深處往往咒人死亡、幸災樂禍。 <text:line-break/><text:line-break/><text:line-break/><text:line-break/><text:line-break/>莊某： <text:line-break/><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 <text:line-break/><text:line-break/>第一、說的好像大陸對西藏或新疆的統治手段你很「清楚」，但在我看來不過就是主流媒體餵給你吃的那一套反共反華說詞。真正發生在那片土地上的歷史，我記得這個網站有提到過，右上角的搜尋還不錯用；拿藏獨、疆獨說事兒，你如果不是裝傻就是犯懶。 <text:line-break/><text:line-break/>第二、講人道之前你得先認清事實，孰真孰假。陳真醫師之前也說過，哪天大陸要是發展成軍工複合體、全世界燒殺擄掠，他老人家也是要反的。事實未明講人道，那只是白盔部隊，只想舉著神聖的旗幟、站在道德制高點討伐異己，猶如那些拿著聖經、古蘭經的十字軍、聖戰者，世上邪惡莫過於此。 <text:line-break/><text:line-break/>第三、就在柯文哲當選台北市長以前，我都還跟著覺青喊：「別讓勝文不開心」。偶然發現這個網站，幾年之後豬羊變色。今全世界鋪天蓋地的抹黑大陸，這個小網站只不過是一隻指向月亮的手指、一顆紅色的小藥丸。套句Morpheus的台詞："Remember, all I'm offering is the truth – nothing more." 如果我是你，我會默默關上網頁，從此不再踏足此地。好日子不長久，但好日子過一天是一天。</text:p>
      <text:p text:style-name="P2">小魚   |  2020.03.16 23:23   |   <text:a xlink:type="simple" xlink:href="http://palinfo.habago.org/Entry?Command=Information_PrintForum&amp;iPage=1#FORUM38882"><text:span text:style-name="T1">#</text:span></text:a></text:p>
      <text:p text:style-name="P3">讓我回答莊某： <text:line-break/>第一個，我覺得你一定是在台灣生活，長期『被洗腦』的台灣人，就是永遠覺得是萬惡的中共，我想你也一定覺得中共隱瞞疫情、沒有人權、啪啦啪啦。對不起，你所謂的吹捧中共的文章，才是事情的真相，實際上，以脫貧人數、經濟成長對全世界的貢獻，中國人民絕對是超乎你所能想像的成功，甚至疫情也是這樣戰勝的。你不理解中共的體制，不理解中國人多到爆炸，不理解中國過去這一世紀的落後與苦難，那，你完全沒有資格評論這個網站的人。因為你說的人權，就是西方人要你理解的人權，人權不是要為民所苦，要為民眾想嗎？英國首相有嗎？自然免疫？美國總統有嗎？GOD BLESS 的TWITTER？ <text:line-break/>至於西藏、新疆，多少是真，多少是假，你知道嗎？你有去看過CCTV拍的新疆那時候恐怖攻擊時死了多少人的影片嗎？沒有吧！因為YT不讓你看！你不去思考到底這些措施對當地的穩定有多大的幫助，人民不就是要一個安居樂業的地方嗎？YT不讓你看真實的中國，因為是一個商業網站，話語權在美國甚至CIA手上，你以為只有中國在網路屏蔽？你太天真了！否則為什麼有阿桑吉？ <text:line-break/><text:line-break/>我深刻的覺得台灣的人，腦筋的邏輯就是有問題 <text:line-break/>我今天中午看到台視（沒錯就是台視），花了整整10分鐘在批評老共說新冠肺炎的病毒可能來自美國這件事情，然後把『武漢肺炎』、美國人叫『中國肺炎』中國批評種族歧視的影片放在一起，這不就是代表台視甚至台灣人覺得叫地域歧視或種族歧視的名字沒有錯？ <text:line-break/>（先不要管病毒到底發源於何地，這個老共的說法甚至不是自己說的，是美國人自己說的，也不報導） <text:line-break/>最重要的是，病毒在哪裡發源，請問跟病毒要用地名或國家歧視的名字，有沒有關係？沒有！沒有！沒有！ <text:line-break/><text:line-break/>所以，請你回答，你心中的人權、自由、平等、甚至人性在那裡？ <text:line-break/>要我們回答，你還早的很！</text:p>
      <text:p text:style-name="P2">莊某   |  2020.03.16 22:46   |   <text:a xlink:type="simple" xlink:href="http://palinfo.habago.org/Entry?Command=Information_PrintForum&amp;iPage=1#FORUM38881"><text:span text:style-name="T1">#</text:span></text:a></text:p>
      <text:p text:style-name="P4">再補充，如果認為跟其他國家（或歷史事件）比較，就可以讓某個國家其現在進行式的殘暴變得合理，那就沒有任何討論的立足點了。因為這樣的辯護，會讓任何國家的殘暴都可以被辯護，不論是針對「美帝」或是「中共」的。若不是以「人」的角度出發，才會有這樣的偏袒性質，這也讓這個網站的存在意義完全蕩然無存，因為這讓巴勒斯坦人的境遇被利用來「反美」，而不是更普世的「反霸權」。</text:p>
      <text:p text:style-name="P2">莊某   |  2020.03.16 22:16   |   <text:a xlink:type="simple" xlink:href="http://palinfo.habago.org/Entry?Command=Information_PrintForum&amp;iPage=1#FORUM38880"><text:span text:style-name="T1">#</text:span></text:a></text:p>
      <text:p text:style-name="P3">to西瓜 <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text:p>
      <text:p text:style-name="P2">西瓜   |  2020.03.16 21:58   |   <text:a xlink:type="simple" xlink:href="http://palinfo.habago.org/Entry?Command=Information_PrintForum&amp;iPage=2#FORUM38879"><text:span text:style-name="T1">#</text:span></text:a></text:p>
      <text:p text:style-name="P3">to莊某 我只谈谈我的看法，这些可能更像一个既得利益者的狡辩了。 <text:line-break/>旧大陆的国家不同于新大陆的族裔问题都存在着主体民族和少数民族的矛盾，少数民族都会被主体民族压制，在欧洲都有苏格兰独立，北爱尔兰独立，加泰罗尼亚独立，中东有库尔德独立等种种问题，西藏新疆问题这么突出也有美国cia的功劳。目前各国的疆域都建立在雅尔塔体系上，剧烈变动只有苏联解体这一次。领土是一个非常复杂的问题，你不可能要求一个国家突然放弃自己的领土，没有领导人想当千古罪人。 除非中国像苏联那样解体，这两个地方不可能独立的。（如果中国真的民主一人一票，只会民粹化推出来一个更加血腥的领导人） <text:line-break/>宗教、民族、党派这些概念都是为了区分出“我们”和“你们”并组织起人们相互对抗，除非有一天全世界都是国际主义，这些问题永远无法解决只能缓和，我是非常悲观的。 <text:line-break/><text:line-break/>从历史沿革看 <text:line-break/>中共目前的疆域沿袭自民国，民国沿袭自大清。大清对西藏的治权来自于清王朝乾隆五十七年（1792年）正式设立的金瓶掣签制度。对新疆的治权来自从康熙二十七年（1688年）正式打响，一直到乾隆二十年（1758年）才宣告结束，长达70年的准噶尔之役。同一时期1776年7月4日乔治·华盛顿发表了《独立宣言》，十三州独立建国一步步发展到现在五十一州。 美国的扩张倾向可高多了。 <text:line-break/>以色列是二战后在西方列强支持下阔别耶路撒冷近2000年后回去建国，巴勒斯坦人在当地生存繁衍了一千多年了。全世界所有国家建国，以色列也是最特殊的了。 <text:line-break/><text:line-break/></text:p>
      <text:p text:style-name="P2">西瓜   |  2020.03.16 21:11   |   <text:a xlink:type="simple" xlink:href="http://palinfo.habago.org/Entry?Command=Information_PrintForum&amp;iPage=2#FORUM38878"><text:span text:style-name="T1">#</text:span></text:a></text:p>
      <text:p text:style-name="P10"><text:span text:style-name="T9">大家可以看看 <text:line-break/></text:span><text:a xlink:type="simple" xlink:href="https://www.zhihu.com/question/377496289/answer/1069616884"><text:span text:style-name="T10">https://www.zhihu.com/question/377496289/answer/1069616884</text:span></text:a><text:span text:style-name="T9"><text:s/><text:line-break/><text:line-break/>为什么香港和台湾受肺炎疫情影响不大?不一定是正确的，但是可以参考一下 </text:span></text:p>
      <text:p text:style-name="P2">莊某   |  2020.03.16 20:10   |   <text:a xlink:type="simple" xlink:href="http://palinfo.habago.org/Entry?Command=Information_PrintForum&amp;iPage=2#FORUM38877"><text:span text:style-name="T1">#</text:span></text:a></text:p>
      <text:p text:style-name="P3">你們好～我偶爾會來看看這個網站，因為這裡的資訊、觀點與西方主流媒體相左，覺得是認識世界的好所在。但令我瞠目結舌的是控訴美帝反人道行為的同時，竟還有吹捧中共的文章。 <text:line-break/>難道貴站的立足點不是人權，而是中共觀點的宣傳站嗎？ <text:line-break/>為巴勒斯坦人、阿桑吉抱不平而反美是合理的，但對維吾爾人、西藏人的處境卻當作沒看到，還吹捧中共。這樣矛盾的作法，可以請主筆者回覆原因嗎？</text:p>
      <text:p text:style-name="P2">西瓜   |  2020.03.16 19:05   |   <text:a xlink:type="simple" xlink:href="http://palinfo.habago.org/Entry?Command=Information_PrintForum&amp;iPage=2#FORUM38876"><text:span text:style-name="T1">#</text:span></text:a></text:p>
      <text:p text:style-name="P4">to林書楷 <text:line-break/>很多拿绿卡的都已经在美国定居30年，并没有交过大陆社保，而且大陆在美国定居的人因为历史原因成分非常复杂，有一部分平时在美国甘当走狗肆意攻击我们，另一部分只是想追求更好的人生成就。 <text:line-break/>这次新冠，大陆那边一个危重治疗费用上百万人民币。 ecmo不计成本支持治疗。 而且大家已经居家隔离接近60天，付出了很大的代价。现在防堵如果松懈很容易功亏一篑，有一定的抱怨也是很正常的。 <text:line-break/><text:line-break/><text:line-break/>中美建交50年，大陆人仰望追赶美国了50年。没想到一次新冠就让美国疲于应付。苏联解体之后，美国整体还是松懈太多了。</text:p>
      <text:p text:style-name="P2">林書楷   |  2020.03.16 14:25   |   <text:a xlink:type="simple" xlink:href="http://palinfo.habago.org/Entry?Command=Information_PrintForum&amp;iPage=2#FORUM38875"><text:span text:style-name="T1">#</text:span></text:a></text:p>
      <text:p text:style-name="P3">沙丁魚運動我也被禁止發帖，加底線告知並截圖。 <text:line-break/><text:line-break/>盡快結束疫情對中國有利，血飲全文 <text:line-break/><text:line-break/>血饮丨俄土协议巧破离间毒计，全球经济通缩全面爆发！ <text:line-break/><text:a xlink:type="simple" xlink:href="https://mp.weixin.qq.com/s/StMyn05ycPm7Gv5vBXeWOw?fbclid=IwAR0yQxepliH8nPPIvFWNdvgfhGtsXAxFl41ff2YPvp6HoIZClwOx9z2_l9M"><text:span text:style-name="T2">https://mp.weixin.qq.com/s/StMyn05ycPm7Gv5vBXeWOw?fbclid=IwAR0yQxepliH8nPPIvFWNdvgfhGtsXAxFl41ff2YPvp6HoIZClwOx9z2_l9M</text:span></text:a><text:s/><text:line-break/><text:line-break/>其實不只台灣不讓台商回國，臉書上大陸也有小粉紅狂噴拿綠卡的大陸人回大陸就醫還抱怨不是免費。 <text:line-break/><text:line-break/>美國大片常常聽見一句話 ”I want to serve my country"，但不知什麼時候能變成 "I want to serve humanity"。</text:p>
      <text:p text:style-name="P2">西瓜   |  2020.03.16 01:27   |   <text:a xlink:type="simple" xlink:href="http://palinfo.habago.org/Entry?Command=Information_PrintForum&amp;iPage=2#FORUM38874"><text:span text:style-name="T1">#</text:span></text:a></text:p>
      <text:p text:style-name="P4">目前 新加坡、日本、台湾、香港的新冠病例成长曲线和其他地方不同，不知道是政策真的有效还是 。。。。</text:p>
      <text:p text:style-name="P2">西瓜   |  2020.03.16 01:22   |   <text:a xlink:type="simple" xlink:href="http://palinfo.habago.org/Entry?Command=Information_PrintForum&amp;iPage=2#FORUM38873"><text:span text:style-name="T1">#</text:span></text:a></text:p>
      <text:p text:style-name="P3">今日最新数据 <text:line-break/>意大利新增3590例冠状病毒病例和368例死亡病例，总数达到24747例和1809例死亡病例，这是医疗系统被击溃后新冠的威力。 <text:line-break/>陈医师平时问诊注意防护吧。目前民进党把防疫当造神运动，早晚会反噬的。这个病毒会有无症状患者大范围传播，至少要像韩国那样大面积筛检的。</text:p>
      <text:p text:style-name="P2">傅怡鈞   |  2020.03.15 23:19   |   <text:a xlink:type="simple" xlink:href="http://palinfo.habago.org/Entry?Command=Information_PrintForum&amp;iPage=2#FORUM38872"><text:span text:style-name="T1">#</text:span></text:a></text:p>
      <text:p text:style-name="P4">我個人剛在FB中轉貼陳醫師所寫之【我們是同一片大海中的海浪】一文，FB出現禁止沙丁魚運動這文章的轉貼(<text:a xlink:type="simple" xlink:href="https://bit.ly/2vZm6gi"><text:span text:style-name="T2">https://bit.ly/2vZm6gi</text:span></text:a>)現象，我個人是將短位址分切處理 <text:line-break/><text:line-break/>這個禁止還真是此地無銀三百兩~</text:p>
      <text:p text:style-name="P2">Ethan   |  2020.03.15 11:46   |   <text:a xlink:type="simple" xlink:href="http://palinfo.habago.org/Entry?Command=Information_PrintForum&amp;iPage=2#FORUM38871"><text:span text:style-name="T1">#</text:span></text:a></text:p>
      <text:p text:style-name="P3">疫情導致的全球貿易重挫及金融風險，比貿易戰影響大很多，一帶一路的推進受到了嚴重的影響。義大利，伊朗都是重要的支點。 儘快的結束疫情對中國大陸而言是利人利己的。 <text:line-break/><text:line-break/>以下是從別的文章中 節錄的分析： <text:line-break/><text:line-break/><text:line-break/>疫情几乎全部爆发在一带一路重要节点。这次疫情如果蔓延，那么意大利首相孔特、日本首相安倍晋三、韩国总统文在寅以及伊朗总统或将下台，而伊朗是中国石油人民币的支柱，韩国、日本是与中国签署大量货币互换支持人民币国际化的中心国家，意大利是唯一一个与中国签署一带一路的G7国家，更是一带一路进入欧洲腹地必经之地，中国是美国在全球最大的对手，中俄土伊更是联合踩住了石油美元的尾巴，现在上述各国经济遭疫情打击，中国领导全球货币起义受挫，可谓一箭N雕，莫非天助犹太金融财团？ <text:line-break/><text:line-break/>本次疫情爆发对全球金融市场的冲击则堪比911事件。大宗产品价格指数比2007年美国次贷危机爆发时候还低，本次大宗暴跌、美元指数拉升对全球输出的通缩强度几乎逼近2014年-2015年，而目前疫情对全球的影响正在不断扩大，以大宗产品暴跌为前锋的全球经济通缩正在全面形成并开始爆发。 <text:line-break/><text:line-break/>　　对比2002年美国互联网泡沫破裂和2007年次贷危机爆发前的美国金融市场环境，与本次疫情爆发前几乎一模一样，都是先加息后降息，结果都没搂住，而疫情爆发后，美国国内避险资金在恐慌情绪下全面涌入债市，美股虽然从近30000点暴跌到25800点，10天之内蒸发4万亿美元，但股市流出的资金几乎全部进入债市，大量资金涌入直接压低10年期美债收益率到0.77%，美债收益率下跌，债券价格上涨，股市亏掉的又在债市补了回来。如此“亮眼”的成绩，美国只有在2015年年底加息之后才曾经做到，而当年正是中国经济遭通缩打击最艰难的时候。 <text:line-break/><text:line-break/>　　长期以来，虽然美联储加息，但美国资本回流一直不畅，为了防止债市流动性枯竭，美国被迫不断印钱，发行短期国债压低长端美债收益率，这让大量的流动性通过二级市场流入股票市场，结果就是美股居高不下，股票市场投机猖獗反过来再次抽吸债市资金。如此一来，居高不下的美股成了美国金融市场最大的炸弹，而债市危机始终无法解除。如何将股市资金引流到债市同时缓解股债压力成为美联储的首要任务，现在疫情帮了美联储大忙，10年期美债收益率下跌的同时，3月期国债与10年期国债收益率倒挂也随之解除，股债掉仓完成，美国金融风险暂时解除，将美国爆发金融风险的时间向后至少整整推后了两年。 <text:line-break/><text:line-break/>这次疫情打击中国一带一路和国内经济增长，更打击全球经济增长前景，其打击力度与打击效果远胜美国加息和发动对包括中国在内的全球国家的毛衣战。一减一增，可以看出犹太金融财团获利最大。这就是货币战争，笼中之斗，伏尸百万，流血漂橹，随时发生，毫无预警，残酷无比。</text:p>
      <text:p text:style-name="P2">陳真   |  2020.03.15 04:54   |   <text:a xlink:type="simple" xlink:href="http://palinfo.habago.org/Entry?Command=Information_PrintForum&amp;iPage=2#FORUM38870"><text:span text:style-name="T1">#</text:span></text:a></text:p>
      <text:p text:style-name="P4">我們是同一片大海的海浪（一） <text:line-break/><text:line-break/><text:line-break/>陳真 2020. 03. 15. <text:line-break/><text:line-break/><text:line-break/>國家不是人，不是一種「自然人」，因此，它不會有所謂「『感恩』圖報」這類心理語彙與道德概念，當然也不會「記恨在『心』」；個人會感恩，會記仇，會嫉妒，會高興，但國家不會，國家只有政策與計畫，植基於某種理性與集體利益。也就是說，國與國之間只有政治語彙，而無「道德情緒」意涵。 <text:line-break/><text:line-break/>當然，文字是一種活的東西，內含隱喻性，你要怎麼寫都行，不清不楚是它的「缺點」，可當你意識到這個缺點時，它反倒成了優點。反過來說也一樣：當你把隱喻理解成一種呈堂證供，那就真的不知所云了。 <text:line-break/><text:line-break/>上一則留言中，我說，祖國「不計前嫌」馳援義大利，指的是：在政治上，不過才幾個星期前，義大利是全世界第一個對祖國落井下石背後捅刀的國家。一月底，疫情初發之際，美國以為撿到原子彈，迅速對全世界發出「孤立中國」的動員令，全面對中國禁航禁經貿。義大利是第一個響應者。 <text:line-break/><text:line-break/>2003年，布希給了伊拉克海珊兩條路，一是戰爭，一是海珊自動下台逃亡。當年，全世界第一個呼應美國，對海珊發出「最後通牒」的就是阿扁。義大利也一樣，甚至還比美國早了四天對中國發布禁航令，並且不斷口出惡言，非常囂張惡劣。 <text:line-break/><text:line-break/>比方說，兩周前，也就是 2月28日，義大利疫情已相當嚴重時，它的地方首長 Luca Zaia，卻依然在義大利電視上叫囂種族歧視言論。他呼籲義大利人民不用擔心疫情，因為「我們義大利人在飲食文化和衛生習慣上都很優秀，但中國人卻不一樣；大家都知道，中國人最愛生吃活老鼠，難怪他們必須為此付出慘痛代價。」 <text:line-break/><text:line-break/>這個人渣，隸屬聯盟黨（Lega Nord），是一個惡名昭彰的法西斯極右政黨，也就是義大利的「民進黨」，鼓吹仇中反華、排外、敵視難民與外來移民；原本是義大利第三大黨，在美國的扶植下，去年(2019年)在歐洲議會選舉中成為最大黨。 <text:line-break/><text:line-break/>義大利這個「人渣黨」的黨主席，叫做 Matteo Salvini，之前擔任義大利聯合政府副總理，敗行劣跡說不完。這個黨，就跟台灣的人渣黨一樣，美國的走狗，貪婪腐敗，仇中反華，藉由鼓吹對於外來者與難民的仇恨來壯大自己，成功在義大利社會挑起民眾對於外來者 (特別是針對為數三十多萬的華人移民)之仇恨與排斥。 <text:line-break/><text:line-break/>大陸疫情發生後，就如英國「衛報」及「獨立報」等媒體所點名指控： <text:line-break/><text:line-break/><text:a xlink:type="simple" xlink:href="https://bit.ly/39RRfAS"><text:span text:style-name="T2">https://bit.ly/39RRfAS</text:span></text:a><text:s/><text:line-break/><text:line-break/>「義大利極右派政黨--聯盟黨，隨即利用疫情做為一種政治操弄工具，散播無數假消息，各種針對華人、移民及難民的仇恨煽動性言論更是像病毒一樣迅速擴散，帶動義大利新一波更為極端的仇外情緒。」 <text:line-break/><text:line-break/>半島電視台2月18日亦專文指出義大利此一「瘋狂、可恥的仇中浪潮」： <text:line-break/><text:line-break/><text:a xlink:type="simple" xlink:href="https://bit.ly/38Pl6bN"><text:span text:style-name="T2">https://bit.ly/38Pl6bN</text:span></text:a><text:s/><text:line-break/><text:line-break/>文章並指出華人在義大利遭受各種肢體攻擊、甚至性攻擊與羞辱及經濟抵制，或是禁止亞洲人包括華人、日韓等國的小孩上學，禁止亞洲人上餐廳用餐與搭車或購物等等等。 <text:line-break/><text:line-break/>相關惡行，罄竹難書，我就不多寫了。許多義大利的華人遭到暴力攻擊與言詞羞辱或逐出校門、逐出餐廳、驅離公車等等等，其中尤以女性遭到更多的攻擊與羞辱。特別是在第一位義大利人的死亡案例發生後，所有攻擊箭頭指向華人，說華人有毒有病；在聯盟黨的帶頭鼓吹下，以疫情為藉口，仇中反華與排外狀況及種族攻擊事件更是變本加厲。 <text:line-break/><text:line-break/>政治人物帶頭煽動仇恨的例子俯拾皆是，比方說，義大利一位地方城鎮首長 Maurizio Esti 在臉書上寫著： <text:line-break/><text:line-break/>「這些他媽的華人，他們什麼都能吃，蝙蝠，蛇，狗，昆蟲，什麼都吃。他們才是這個疫情中惟一應該去死一死的人。」 (These fucking Chinese, they eat everything. Bats, snakes, dogs and insects, they should be the only people to die in this epidemic.)   <text:line-break/><text:line-break/>國際特赦組織義大利分會於2月28日發布譴責聲明說： <text:line-break/><text:line-break/>「義大利政客們肆無忌憚地散播假新聞，並發布各種全然缺乏科學根據的不負責任說法；各級地方政府的諸多舉措更是荒腔走板，進一步推升我國可恥的仇中浪潮。」 <text:line-break/><text:line-break/>國際特赦組織並要求義大利政府應立法嚴懲種族歧視言行，遏止由政治人物帶頭鼓勵的層出不窮種族主義犯罪。 <text:line-break/><text:line-break/>我還可以寫更多，但對於寫這些東西實在感到很挫折，姑且就寫這樣。 <text:line-break/><text:line-break/>義大利這個原本屬於聯合政府的人渣黨，和台灣這個人渣黨哥倆好一對寶，所作所為極其相似。 <text:line-break/><text:line-break/>這樣一股跟台灣極其類似的仇中反華風潮，席捲義大利，但也因此激起許多義大利人的強烈反感，特別是年輕人，紛紛站出來譴責與反抗。其中最為著名的是去年 (2019年) 由幾位義大利年輕人所發起的「沙丁魚運動」（Sardine Movement），幾十萬人走上街頭，抗議聯盟黨之仇外仇中及仇視難民之法西斯惡行，喊出的口號是「我們受夠了仇恨」，運動主題曲就是二戰著名的反法西斯歌曲「再見了，姑娘！」（Bella Ciao）。發起人說，「我們受夠了仇恨政治！」「我們必須站出來終結仇恨，否則將恥為義大利人」。相關報導請看： <text:line-break/><text:line-break/><text:a xlink:type="simple" xlink:href="https://www.ydn.com.tw/News/363995"><text:span text:style-name="T2">https://www.ydn.com.tw/News/363995</text:span></text:a>    <text:line-break/><text:line-break/><text:a xlink:type="simple" xlink:href="https://www.thenewslens.com/article/128776"><text:span text:style-name="T2">https://www.thenewslens.com/article/128776</text:span></text:a><text:s/><text:line-break/><text:line-break/><text:a xlink:type="simple" xlink:href="https://bit.ly/2vZm6gi"><text:span text:style-name="T2">https://bit.ly/2vZm6gi</text:span></text:a><text:s/><text:line-break/><text:line-break/>「沙丁魚運動」沒有領袖，每個人本身便是主體。它的抗議方法之一是「如影隨行」：人們每天公布聯盟黨黨主席 Matteo Salvini的行蹤，不管他走到哪，「沉默但充滿抗議精神」的「沙丁魚群」就跟到哪。 <text:line-break/><text:line-break/>這個「沙丁魚運動」事實上進行得很成功，獲得相當大的迴響，成功地讓聯盟黨在今年一月底的選舉中落敗。但是，西方主流媒體卻封鎖、淡化了這個新聞與事件，反倒是大幅宣揚聯盟黨這幾年來的諸多反華仇中言行，助其拉抬聲勢。 <text:line-break/><text:line-break/>例如，這個義大利的人渣黨力挺香港暴亂，去年選前並紛紛來台與民進黨一唱一和，指控中國大陸不民主，並揚言要「和台灣建立邦交」，鼓吹「台灣不屬於中國」，聲援「台灣不被中國併吞成為殖民地」，「捍衛台灣人的民主自由」等等等。 <text:line-break/><text:line-break/>擔任義大利眾議院外交委員會副主席的聯盟黨 Paolo Formentini 於上個月提出動議，呼籲各界「尊重港人的民主自由呼聲，否則中國將以獨裁手段逐漸瓦解全世界的自由民主社會；今天是香港受害，下一個是台灣，未來義大利恐怕也將淪為中國的殖民地」云云，鬼話連篇。 <text:line-break/><text:line-break/>這些台灣媒體長年以來所吹捧的各種所謂「國際民主友人」，其實大多是惡名昭彰、貪婪腐敗甚至兩手血腥的極右法西斯政治勢力。 <text:line-break/><text:line-break/>我對各種事情的理解不是昨天、今天，不是三天、五天，而是從小到大，三十年、五十年。我知道的事情或知識數量並不多，但它總是具有一種「長年不斷」的一致性。當你對於某個事情或現象關注的時間久了，自然就比較有可能理解它從哪來以及去向何處。 <text:line-break/><text:line-break/>某個意義上，新聞其實一點也不新；它只是既有現象的一個個不斷重覆的「例子」，同一個悲愴故事的各種「細節」，就像一滴滴淚水，這滴眼淚和那滴眼淚之間有個必然連結；它們並非新生事物，倒像是個千年舊夢，我們各自在這個故事夢境中扮演了一個角色。 <text:line-break/><text:line-break/>後記： <text:line-break/><text:line-break/>如果祖國支援義大利抗疫是一種「有恩報恩」，「報答」義大利當年在汶川地震中的幫忙。那麼，祖國理當感恩報恩全世界了，因為當時幾乎全世界都對祖國伸出援手。光說捐款的部份，全世界捐款最多的就是台灣，大約七十多億，而義大利僅僅捐了八千萬，大約台灣的百分之一。 <text:line-break/><text:line-break/>如果要把「有恩報恩」的時間回溯到1988年，說義大利幫忙大陸在四川蓋了一座急救中心，這也是言過其實。義大利是最早和中國建交的國家之一，更是幾大工業國之中，早在七零年代便和中國訂定科技與衛生、醫療等合作項目的國家。所謂急救中心的設置，理當就是這類國家合作項目之一。 <text:line-break/><text:line-break/>在八零年代，對於中國來說，這當然是一種國家發展上的「好事」，或者你要說是它國的一種「恩惠」也行，但它畢竟不是一種心理道德辭彙，否則中國更應該「感恩」日本鬼子了。義大利人幫忙蓋一間不過才二十幾名醫師的四川急救中心算什麼？日本對於中國高達將近百億美元的援助長達四十年，直到2018年年底才結束，中國豈不是要殺身以報才報答得了這份巨大「恩情」？政治是這樣子理解的嗎？ <text:line-break/><text:line-break/>我不太想把政治講得很複雜或很「現實」，但國與國之間的關係本質本應如此。甲國援助乙國，沒有所謂「無私」或「感恩」這回事，而是一種利害盤算，一種理性決策，反映某些人或大部份人的利害考量。比方說，義大利是歐洲國家中第一個加入「一帶一路」，引起西方國家的普遍反彈，但仍然選擇加入。這不是因為義大利很「善良」或「很有愛心」，而是因為這對它的經濟狀況很可能將帶來莫大的好處。 <text:line-break/><text:line-break/>倒過來說也一樣。祖國援助義大利兩百萬個口罩及幾萬件防護衣及試劑盒，並派遣十幾位專家深入險境，協助防疫，與其說是「有恩報恩」，不如說是這對祖國在全世界的大展鴻圖當然是有利且絕對必要的，否則怎麼搞好一帶一路？不幫義大利現在這個較為親中的政府，難道要讓它垮台，萬一義大利的人渣黨捲土重來贏得下回選舉，取得政權，豈不是麻煩大了？ <text:line-break/><text:line-break/>總之，我不懷疑個人層面的所謂感恩心理，但國與國之間的關係卻不適用這套「自然人」的說法。 <text:line-break/><text:line-break/>國與國之間的思維是這樣：你之前每天搞我整我，我當然也只好認了，不跟你計較，因為國家有國家的長遠考量與複雜盤算。 <text:line-break/><text:line-break/>義大利比美國還早四天發布中國禁航令，並且惡言相向，幸災樂禍。但是，它現在卻成為全世界最大的重災區。你看義大利政府反過頭來感謝中國是全世界唯一一個對之伸出援手，表示將學習中國的榜樣與防疫精神，並指責歐盟見死不救。更可笑的是，譴責世界各國對於義大利的禁航令：我是當初第一個禁止別人入境的國家，現在卻這麼慘，事實已經證明禁航根本沒有效，你們大家怎麼還要禁航云云。 <text:line-break/><text:line-break/>相較於世界各國，我很佩服祖國的種種作為，原因無它，那就是它在一種「人類共同體」的基本認知上，忍辱負重，一貫沉默地展現了一種「做實事」的理性精神。做為一個中國人，常感與有榮焉。 <text:line-break/><text:line-break/>「理性」聽起來好像很「現實」，很「無情」，其實理性並非壞事。理性和感性，終究得交會在某個共同點上。這個共同點是什麼呢？用我的話來說就是親系譜(kinship)，類似像底下這樣一首詩。 <text:line-break/><text:line-break/>祖國在送給義大利的醫療物資的每個運輸箱上，題了一首據說是古羅馬哲學家Lucius Annaeus Seneca 寫的詩 (但據我了解，應該是伊朗巴哈伊教的創始人 Bahá'u'lláh 寫的詩，同時也是其教義核心思想)。圖片請看： <text:line-break/><text:line-break/><text:a xlink:type="simple" xlink:href="https://bit.ly/2WcAWul"><text:span text:style-name="T2">https://bit.ly/2WcAWul</text:span></text:a>  <text:line-break/><text:line-break/>這詩分別用英文及義大利文寫著： <text:line-break/><text:line-break/>「我們是同一片大海的海浪， <text:line-break/><text:line-break/>同一棵樹上的樹葉， <text:line-break/><text:line-break/>同一座花園裡的花朵。」</text:p>
      <text:p text:style-name="P2">西瓜   |  2020.03.15 03:27   |   <text:a xlink:type="simple" xlink:href="http://palinfo.habago.org/Entry?Command=Information_PrintForum&amp;iPage=2#FORUM38869"><text:span text:style-name="T1">#</text:span></text:a></text:p>
      <text:p text:style-name="P3">马克龙发表紧急演讲，看起来比新自由主义的英美领导人发言好多了。 <text:line-break/>================================ <text:line-break/><text:a xlink:type="simple" xlink:href="https://mp.weixin.qq.com/s/DXc0FZbcCUOx-yVdSAVpBQ"><text:span text:style-name="T2">https://mp.weixin.qq.com/s/DXc0FZbcCUOx-yVdSAVpBQ</text:span></text:a><text:s/><text:line-break/>遭遇百年来最严重瘟疫，法国总统马克龙紧急发表全国演讲：我们要将自身命运攥在手心 <text:line-break/>思想潮 昨天 <text:line-break/>以下文章来源于欧罗万象EuroScope ，作者欧罗万象翻译组 <text:line-break/><text:line-break/>演讲人 &amp;;#124; 马克龙 <text:line-break/><text:line-break/>（法国总统） <text:line-break/><text:line-break/>译文来源 &amp;;#124; 欧罗万象翻译组 <text:line-break/><text:line-break/>确诊人数超过3600人，法国深陷新冠肺炎危机！3月12日，法国总统马克龙紧急发表全国电视讲话，发起全国总动员。当文明共同体的存亡遭到病毒严重威胁，法国人和欧洲人何去何从？马克龙的演讲，信息量很大，推荐阅读。 <text:line-break/>演讲全文如下： <text:line-break/><text:line-break/>法国的女士们、先生们，我亲爱的同胞们， <text:line-break/><text:line-break/>几周以来，我们的国家正面临Covid-19（2019冠状病毒病）的侵袭，成千上万的同胞已遭感染。今晚，我当然首先向受害者的家属与亲友们致以热切的感念。这场影响所有大陆、袭击所有欧洲国家的瘟疫，是法国一个世纪以来遭遇的最严重的公共卫生危机。 <text:line-break/><text:line-break/>绝大多数情形下，Covid-19并无危险，但它也能导致十分严重的后果，尤其对于年长的同胞，以及身患糖尿病、肥胖症或癌症等慢性病的国人。 <text:line-break/><text:line-break/>多少周以来，我们已有所准备、有所行动。医护人员、医生们、护士们、救护者司机、紧急医疗救护服务部门（SAMU）与医院的工作成员、社区医生，法国公共服务的全体人员都尽责、高效地参与其中。 <text:line-break/><text:line-break/>如果说我们已延缓了病毒的蔓延、控制了重症的人数，那都是靠着他们，因为他们已全部就位。为了我们的健康，他们牺牲了个人与家庭的时间。 <text:line-break/><text:line-break/>这正是为何，我要以汝等之名，在今晚首先向这些身披白袍的英雄、向这些成千上万名令人敬佩的男男女女致谢，他们仅以照料病人为目标，仅以人、以我们的安康与生命为心之所念。 <text:line-break/><text:line-break/><text:line-break/><text:line-break/>今晚，我也想向你们展现出的冷静致以敬意。面对病毒的蔓延，你们或许为自身、为亲友深感忧虑或焦心，这都合乎情理。你们所有人都已懂得如何应对，不屈服于愤怒与恐慌。甚至，你们已采取妥当的防护措施，减缓了病毒的传播，使得医院与医护们更好地加以筹备。 <text:line-break/><text:line-break/>这才是一个伟大的国家：男男女女都能把集体利益置于首位，这一人类共同体以如下价值为所系：团结与博爱。 <text:line-break/><text:line-break/>然而，我亲爱的同胞们，今晚，我带着万分的沉重与警醒，也带着集体的意愿对你们说，尽管我们采用了正确的组织措施，我们仍仅处于疫情的开始。瘟疫在欧洲各处更迅疾、猛烈地传播。对此，我们国家的第一要务即是我们的健康。为此我绝无让步。 <text:line-break/><text:line-break/>有一条原则指导我们确立行动。从一开始预测这次危机，到随后应对几周以来的疫情，它都一路指导我们，也会在今后继续如此：它就是对科学的信心。 <text:line-break/><text:line-break/>我们要听取那些知道的人怎么说。欧洲最权威的专家今早在一份重要的刊物中发声。我今天与总理和卫生部长一起召集了科学监管委员会。我们法国有最好的病毒学家与传染病学家，有鼎鼎大名的专家和临床医生，有许多有着临场经验的人，我们听取他们的建议，从第一天开始我们便是这么做的。 <text:line-break/><text:line-break/>所有人都告诉我们，尽管我们尽力阻止，病毒仍继续传播，并加速肆虐。我们早已了解，也为此担忧。 <text:line-break/><text:line-break/>在此背景下，当务之急是保护最经不起感染的同胞，是遏制疫情，保护我们的医院、急救抢救部门与医护人员，就像我先前解释的那样，他们将接待越来越多的病患。这些是我们的首要任务。 <text:line-break/><text:line-break/>正因如此，我们要继续争取时间，追踪关注最虚弱的患者。首先保护最脆弱的人群。这是重中之重。 <text:line-break/><text:line-break/><text:line-break/><text:line-break/>因此，今晚，我恳请所有70岁以上的老人、慢性病与呼吸道疾病的患者，以及残障人士尽量留在家中。他们当然可以出门购物、散心，但必须尽可能减少与外人的接触。 <text:line-break/><text:line-break/>在此情形下，我询问科学家们有关几天后便要举行的市政选举的事宜。他们认为，没有什么能够被拿来反对法国人——哪怕是最经不起感染的法国人——来到投票箱前。 <text:line-break/><text:line-break/>我也要求总理向各政党大面积咨询意见，他今早也这么做了，他们也给出了同样的想法。不过，我们最好注意遵守抵抗病毒的防护措施与卫生建议。 <text:line-break/><text:line-break/>我对市长们充满信心，对你们每人心中的公民责任感充满信心。我知道，各市政府与国家公共服务部门已做好组织工作。明天，我们将公布进一步的指令，以便老人无需等待太长时间、人们无需大排长龙、彼此间的距离得以保持，这些耳闻已久的防护措施将得到落实。 <text:line-break/><text:line-break/>在这样的时刻，我们一边像先前所说的那样听从科学意见，一边也要保证民主生活和政治机制的持续运转，这相当重要。如上所述，如今的重中之重，便是保护最脆弱、最易被传染病影响的人群。 <text:line-break/><text:line-break/><text:line-break/><text:line-break/>其次，我们要遏制疫情。 <text:line-break/><text:line-break/>为什么？卫生部长和卫生总局局长（directeur général de la Santé）已多次解释过：要避免呼吸困难的病人在急诊抢救部门不断增加。我们必须继续争取时间。因此，我恳请你们为我们的集体利益继续做出牺牲，或者说做出更多的牺牲。 <text:line-break/><text:line-break/>从周一开始，幼儿园、小学、初中、高中和大学将被关闭，直到新的指令出现。这一切只为一个简单的原因：依旧根据科学研究，即便儿童有时没有症状，并且似乎幸运地较少产生重症，但儿童和青少年却能最快速地传播病毒。上述措施既是为了保护他们，也是为了减少病毒在我国国土上的传播。 <text:line-break/><text:line-break/>各省都将设立托管服务。我们将找到合适的组织方式，让那些对抵抗公共卫生危机来说必不可少的人员的孩子得到照顾，让他们能继续为了保护、照料你们而工作。政府和民选代表，以及全国其他相关部门负责人将在接下来的几天负责此事。 <text:line-break/><text:line-break/>我要求企业尽可能地允许员工远程工作。部长们已经宣布，我们对远程工作做了许多开发。我们必须继续下去，并尽力加紧步伐。公共交通将会持续，因为停止交通将阻碍一切，包括救治病人的可能。 <text:line-break/><text:line-break/>但在这里，我要呼吁的，是你们自身的责任心。我希望所有的法国人能尽量避免不必要的出行。政府也将公布措施，尽可能限制人群的聚集。 <text:line-break/><text:line-break/>于此同时，我们的医疗系统，特别是抢救部门，必须准备好接受更加严重的Covid-19病人，并继续治疗其他的病人。医院必须有空位。为此，我们将动员所有公立医院和最大数量的医生和护理人员，也将动员学生和相对年轻的退休人员。照此方式，我们将采取一些例外措施。 <text:line-break/><text:line-break/>另外，很多人已经开始行动了。我想感谢他们。几天前，在巴黎急救部门，我见识到了一场壮丽、感人、堪称典范的动员行动：离选拔考试没几个月的医学生在接听电话和帮忙，刚刚退休的医生回来伸出强有力的援手。我们要一起通过正确的措施推广的，正是这样的行动。 <text:line-break/><text:line-break/>同时，医院将推迟非必需的医疗服务，也就是非紧急的手术，这将帮助我们争取时间。健康是无价的。 <text:line-break/><text:line-break/>政府将动用所有必要的财政资源提供援助、照管病人、不惜一切拯救生命。我们正在做出的决定、正在实施的改变，将在以后继续保留，因为我们也从这场危机中学习经验，因为我们的医护人员有着强大的创新和动员精神。我们将从中吸取教训，通过建立一个更完善的卫生系统走出危机。 <text:line-break/><text:line-break/>我们也将广泛地动员研究人员。为了大批量生产更快、更准确、更高效的诊断工具，许多法国和欧洲范围的临床试验项目正在进行。 <text:line-break/><text:line-break/><text:line-break/><text:line-break/>我们将在这些方面继续改善，法国和欧盟的众多项目也都在展开。在私立企业的支持下，教授们已在巴黎、马赛、里昂，以及其他城市，对诸多可能的治疗方案展开了研究。许多协议已经启动。 <text:line-break/><text:line-break/>我希望在接下的几周、几个月里，我们能够研发出可供广泛使用的第一批治疗药物。欧洲完全有实力为全世界提供治疗Covid-19的特效药。研究团队也在夜以继日地研制疫苗。虽然疫苗的研发需要数月的时间，但是这仍然为我们带来曙光。我们法国科研人员和欧洲科研人员的总动员已经提上日程并将日益加强。 <text:line-break/><text:line-break/>这一严峻考验也要求我们为照顾贫困人口进行社会动员。冬季禁止驱逐租客令将延期两个月，在此情形下，我要求政府为最弱势的人群采取特殊措施。最后，我们正在历经的磨难还要求我们进行经济总动员。 <text:line-break/><text:line-break/>餐饮业主、商店店主、手工艺人、酒店行业，旅游行业、文化产业、项目组织和交通运输的从业人员已备受煎熬，我都了解。企业家们在为他们的订货单发愁，你们所有人都在担心工作和购买力。我都知道，这都是合理的。听完我在今晚宣布的决定，你们显然会对经济更为担忧。 <text:line-break/><text:line-break/>我们不会在健康问题外，再为企业家添加破产的恐惧，再为公司职员们添加失业和月底入不敷出的焦虑。因此，我们将极尽所能，不惜一切地保护劳动者和企业。在接下来的日子里，我们将执行一项特殊的、覆盖范围颇广的部分失业机制。 <text:line-break/><text:line-break/>我们已经发布了最早一批通知，且将走得更远。国家将为被迫居家的工作者提供补贴。关于这一点，我希望我们可以向德国取经，他们懂得如何运行一个比我们更为慷慨又更为简便的系统。我希望我们能够保住工作岗位和工作能力。 <text:line-break/><text:line-break/><text:line-break/><text:line-break/>也就是说，即便工作者们被迫留守家中，他们仍在企业有一席之地，且我们给他们付工资。我也希望能保护个体户们。我们将采取所有必要的措施为经济保驾护航。 <text:line-break/><text:line-break/>所有的企业，如有需要，都可以延缓三月份应缴的社会公摊金和纳税金额，勿需提供任何证明，勿需走任何程序，不会受到任何惩处。 <text:line-break/><text:line-break/>我们随后会考虑必要的免除或改期措施，我了解我们的政府，我们总是需要很长的时间来处理这些。 <text:line-break/><text:line-break/>我要为我们的经济力量提供便利的措施。所有有需求的人可以暂停未来几天和几周内的到期应偿款。我们保护各种规模的企业。我们保护全体劳动者。同时，我已要求政府即刻起草一份合乎我们利益和未来承诺的法国和欧洲复兴计划。 <text:line-break/><text:line-break/>我们也应当在欧洲层面上寻求解决方案。今天，中央银行已经发布了一些初步的决策。这些决策够吗？我不觉得。中央银行还需要采取新的举措。 <text:line-break/><text:line-break/>在此，我非常明确地告诉你们：我们，欧洲人，绝不会任由一场金融和经济危机蔓延开来。我们的回击强劲而迅速。所有的欧洲政府都应该不惜一切代价做出决策支持经济活动，并在之后复兴经济。法国会这么做，这也是我以你们的名义在欧洲层面提出的路线。 <text:line-break/><text:line-break/>在昨天召开的非例行会议上我已经这么做了。我不知道随后金融市场走势如何，但是我的态度就是这么明确。为了保护经济，欧洲会以组织有序的、范围颇广的方式予以反击。我也希望我们能够在国际层面上团结起来，我在此呼吁G7（七国集团）和G20（二十国集团）肩负起责任来。 <text:line-break/><text:line-break/>鉴于美国现在是G7主席国，我自明天起将与特朗普总统交换意见，向他提出适用于G7成员国的特别动议。我们应对这样一个世界性危机的办法，绝非内部分歧，而是一起及早看清事实并统一行动的能力。 <text:line-break/><text:line-break/>我亲爱的同胞们，所有这些措施对于我们的安全而言都是必要的，我要求你们团结起来。我们不团结，就无法结束如此严重的危机；没有强大的个人自律与集体纪律、没有一致性，就无法克服这样深切的困境。 <text:line-break/><text:line-break/><text:line-break/><text:line-break/><text:line-break/>如今，我听到了来自国内四面八方的声音。有些人对我们说：“你们走得还不够远！”他们时而过激地想封锁一切、担忧一切；还有一些人认为风险不会降临在他们头上。今晚，我想向你们指出我国的共同阵线。如今，我们必须避开两个陷阱，我亲爱的同胞们。 <text:line-break/><text:line-break/>其一是退回到民族主义。 <text:line-break/><text:line-break/>病毒没有护照。我们必须联合力量、协调反应、通力合作。法国在左右奔走。 <text:line-break/><text:line-break/>欧洲层面的合作至关重要，我将确保这一点。我们或许有不少措施需要考量，但我们必须采取的措施，是减少感染区域和尚未感染区域之间的流动。这不一定意味着封闭国界。决不能屈服于任何图省事或是恐慌的想法。 <text:line-break/><text:line-break/>我们或许会采取控制手段，封锁边境，但只有当这些措施是恰当的、是在欧洲以欧洲各国的层面实施的时候，我们才会执行。因为我们是在欧洲的层面上建立我们的自由与保护的。 <text:line-break/><text:line-break/>另一个陷阱是退回个人主义。 <text:line-break/><text:line-break/>这样的考验从来都不是靠独力能够解决的。相反，团结一致才能克服这一巨大的挑战，说“我们”，而非总想着“我”。这就是为什么我今晚想对你们说：未来的几天、几周、几个月里，我都要依靠你们了。 <text:line-break/><text:line-break/>我依靠你们，因为政府不能全凭自己，因为我们同处一个国家。每个人都有自己的角色要扮演。我依靠你们遵守官方颁布或即将颁布的指令，尤其是那些说了又说的病毒防护措施，至今仍然很少人采用，包括用肥皂或含酒精洗手液长时间地、充分地洗手；包括在问候时不要行贴面礼或握手，以防止病毒传播；包括与人保持一米的距离。 <text:line-break/><text:line-break/>这些措施对你们而言看似微不足道，但它们会挽救生命，许多生命。这就是为什么，我亲爱的同胞们，我郑重地呼吁你们采用它们。 <text:line-break/><text:line-break/>我们中的每一个人都分得一部分保护他人的责任，从最亲近的人开始。我也依靠你们照顾我们最易受感染的同胞们——别再拜访老人家。我深知这令人心碎，但这暂时是必要的。 <text:line-break/><text:line-break/>你们可以写信、打电话、相互通气，通过限制来往来保护他们。是的，我也依靠你们来帮助那些身为医护人员的邻居们，他们为了继续工作、继续照顾病人，需要别人来照看自己的孩子。我依靠各大企业来帮助所有能居家工作的雇员远程工作。 <text:line-break/><text:line-break/>我依靠我们所有人，在这段时期内发明新的团结精神。因此，我要求政府与社会伙伴和民间协会一道向这个方向努力。这场危机应该成为代际间团结一致的国家层面动员的契机。我们有这方面的活力。一些活动已经实际开展了。我们可以一起添足马力。 <text:line-break/><text:line-break/>我当然也依靠所有的医护人员。我知道他们已付出的辛勤劳动，更明白他们还要面临的重任。我和政府将一直在此，为你们肩负起应尽的责任。我想到所有在医院里的医护人员，他们需要照料最为危重的病例、应对众多紧急情况。 <text:line-break/><text:line-break/>我还想到在医院外的医生们、男女护士们和其他医护人员，他们已经出色地行动起来，也将在接下来几周应我们的需求而来回奔走。 <text:line-break/><text:line-break/>我知道，我可以依靠你们。卫生部将在几小时后公布细则，帮助你们抵御病毒。这既是我们对你们的崇高敬意，也自然是国家对你们的责任。这些规定对每个人而言都很清晰，同时恰如其分，且附有详细的阐释。 <text:line-break/><text:line-break/>我依靠你们所有人从深处组成这个国家，唤醒我们心中美好的部分，展现我们慷慨的灵魂。在过去，正是这慷慨的灵魂，让法国得以度过重重难关。 <text:line-break/><text:line-break/>我亲爱的同胞们，明天，我们必须吸取现在的教训，反省几十年来我们的世界所奉行的、已显出千疮百孔的发展模式，审视我们民主制度的缺陷。 <text:line-break/><text:line-break/>这次“全球大流行病”已经向我们显示，我们的福利体系，无论其收入、经历、职业均能享受的全民免费医疗绝非是一种代价或负担，而是在灾难来袭时我们宝贵的财富和必不可缺的优势。 <text:line-break/><text:line-break/>正是这次“全球大流行病”，才显示出我们必须将某些财产和服务置于市场法则之外。将我们的食物、保障系统以及照料生活环境的能力委任于他人是愚不可及的。 <text:line-break/><text:line-break/>我们应该夺回控制权，比现在更积极地建设一个保有主权的法国和欧洲，将自身的命运攥在手心。我保证，在接下来几周和几个月里，我们需要采取在这方面同过去相悖的决定。 <text:line-break/><text:line-break/><text:line-break/>但现在是保护我们的同胞、全国通力协作之时，是这一神圣同盟显现之时，它要求我们同舟共济，不向惊慌、恐惧和便利屈服，找回灵魂的力量。正是这种专属于我们的力量，让我们的人民在历史中克服一次次的危机。 <text:line-break/><text:line-break/>团结一致的法国，是我们在度过这段艰难时光时最宝贵的王牌。我们一起坚持到底！ <text:line-break/><text:line-break/>共和国万岁！ <text:line-break/><text:line-break/>法兰西万岁！</text:p>
      <text:p text:style-name="P2">Akan   |  2020.03.15 00:41   |   <text:a xlink:type="simple" xlink:href="http://palinfo.habago.org/Entry?Command=Information_PrintForum&amp;iPage=3#FORUM38868"><text:span text:style-name="T1">#</text:span></text:a></text:p>
      <text:p text:style-name="P3">看到趙立堅這種外交人員的犀利，除了竊喜還是竊喜~~ 他還在美國圍攻華為時在推特上放了華為紅色的商標，說“華為把蘋果切片了”~~</text:p>
      <text:p text:style-name="P2">洋洋   |  2020.03.14 22:51   |   <text:a xlink:type="simple" xlink:href="http://palinfo.habago.org/Entry?Command=Information_PrintForum&amp;iPage=3#FORUM38867"><text:span text:style-name="T1">#</text:span></text:a></text:p>
      <text:p text:style-name="P4">哈哈，中國也學會了主動出招，讓美國也試試忙於解釋，抗議的滋味。 <text:line-break/>中國外交傳統是不輕意主動指責別的國家的，一旦指責必有靠譜的證據。 <text:line-break/>如果沒有證據更好，表示中國願意放下身段，讓個性鮮明的外交人員有話直說，主動靈活且強硬地爭取輿論主動權，你罵我，我回嘴，你流氓，我也橫。 <text:line-break/>美外交部對華抗議，全球主流媒體都會關注這個新聞，不能洗白就大家一起黑吧。 <text:line-break/><text:line-break/>不知道崔大使如何回應，美國太無理，可以說得點很多 <text:line-break/><text:line-break/>1、這是趙立堅的言論自由。好耳熟，前幾天美國不是剛剛說過嗎? <text:line-break/>2、中國兩個月前就封城了，還向世界發佈各種數據，你美國到今天都不檢測，到底是誰比較透明誠實？ <text:line-break/>3、我用你對我的方式對待你，你怎麼就生氣了呢? <text:line-break/>4、美國隱瞞疫情，使新冠病毒傳遍全國。中方對美軍傳病質疑有助推動美國免費檢測，所有美國人都應該感謝中國。 <text:line-break/><text:line-break/>美外交部急召中方大使，黑脸抗议“美军传病论” <text:line-break/><text:a xlink:type="simple" xlink:href="https://youtu.be/ra3ivwSi99Y"><text:span text:style-name="T2">https://youtu.be/ra3ivwSi99Y</text:span></text:a><text:s/><text:line-break/><text:line-break/><text:line-break/>他言语犀利，该夸的夸、该骂的骂、该怼的怼，因而成为“推特上最红的‘战狼’外交官”。 <text:line-break/><text:a xlink:type="simple" xlink:href="https://www.toutiao.com/a6797356208605889036/"><text:span text:style-name="T2">https://www.toutiao.com/a6797356208605889036/</text:span></text:a><text:s/><text:line-break/><text:line-break/><text:line-break/>赵立坚，现任外交部新闻司副司长、第31任发言人。赵立坚的推特具体内容如下： <text:line-break/><text:line-break/>“美国疾病控制与预防中心（CDC）主任罗伯特·雷德菲尔德周三在众议院监督委员会承认，一些似乎死于流感的美国人在死后的诊断中被检测出新型冠状病毒呈阳性。” <text:line-break/><text:line-break/><text:line-break/>“美国疾控中心主任被抓了个现行，零号病人是什么时候在美国出现的？有多少人被感染？医院的名字是什么？可能是美军把疫情带到了武汉，美国要透明！要公开数据！美国欠我们一个解释！” <text:line-break/><text:line-break/><text:line-break/>在一条英文推特中，他问道：“美国报告了3400万例流感病例，其中2万人死亡，请告诉我们其中有多少与新冠肺炎有关？” </text:p>
      <text:p text:style-name="P2">qegg   |  2020.03.14 12:03   |   <text:a xlink:type="simple" xlink:href="http://palinfo.habago.org/Entry?Command=Information_PrintForum&amp;iPage=3#FORUM38866"><text:span text:style-name="T1">#</text:span></text:a></text:p>
      <text:p text:style-name="P3">说到这个插个话，多年前第一次到大陆来的时候，就发现广播电台常常都播一些八九零年代的（老）流行音乐，不像台湾随时只会听到正在流行或者打歌的歌曲。当时觉得大陆人真念旧啊…… <text:line-break/>另外董事长说中国“不计前嫌”援助意大利，其实不太准确。之所以是四川派专家援助意大利是因为1988年意大利政府无偿捐助四川建立了最大型的急救中心。在2008年汶川大地震的时候，意大利红十字及医学会派出14名急救专家驻扎在绵阳重灾区，抢救了约900名伤员。 <text:line-break/>其实是一个有恩报恩的故事。</text:p>
      <text:p text:style-name="P2">鄭豐遠   |  2020.03.14 05:30   |   <text:a xlink:type="simple" xlink:href="http://palinfo.habago.org/Entry?Command=Information_PrintForum&amp;iPage=3#FORUM38865"><text:span text:style-name="T1">#</text:span></text:a></text:p>
      <text:p text:style-name="P4">怡靜說得很對，沒有任何重要的人事物應該被遺忘。大陸和台灣有一個最大最大的差別，那就是記憶力，或者說對歷史和事實的重視。從國家層面到個人層面都是如此。這幾年透過一些資訊，我才慢慢瞭解許多過去世界上發生的事，比如各國和中國間的關係以及許多關鍵外交事件。令我驚訝的倒不是這些事件本身，而是中國對此之嚴肅重視與對待，所謂以史為鑑。這樣一個傳統，也許也就像中國這樣擁有幾千年文明的國家才會有了，如今在世上可說獨一無二，因為其他幾個古代文明全都早已斷絕，並沒有像中國這樣存續下來。我很難想像，像中國這樣偉大的國家，無法進行復興，無法受人景仰。 <text:line-break/><text:line-break/>另外讓我驚訝的是，中國在內政外交上的一種智慧與胸襟眼界。用這些字眼來形容一個國家也許很奇怪，畢竟國際關係不是個人交往，不是打打鬧鬧，不是講情面鬥意氣。它的本質基本上還是利害。但真的"只"是這樣嗎? 我不是專家，不敢亂說。但凡事好壞都是一種相對意義，我的感覺是，比起其他國家，中國有更好的一致性，有恩必報恩，有仇卻不一定報仇，甚至還"以德抱怨"，而且最重要的是不只把中國人的命當命，而是真正重視整個世界的和平及共同利益。 <text:line-break/><text:line-break/>五年前，頓失親人，懷著巨大的悲痛，想找一個天涯海角靜一靜，於是來到了澳洲，想不到這一趟旅程竟然帶給了我人生另一番巨大的衝擊，短短兩三年內，所謂"三觀"整個變了，變成了一個"愛國"者，這個國就是中國。多數台灣人一定會覺得這是叛台賣台思想，問題是愛中國不就是愛台灣嗎? 愛台灣愛得大一點不就是愛中國嗎? 台灣人的雞湯文化整天教人要有大愛要有胸襟，難道不就是這麼回事嗎? <text:line-break/><text:line-break/>這些話，純綷個人抒發，我不期待別人會改變，更沒有影響他人之意願。在台灣活了四十年，我深知台灣人之個性，台灣人不講理，更不受教，屬於死鴨子嘴硬的體質，但其實骨子裡是跟風性格，你要讓台灣人主動改變想法是不可能的，唯有當世道整個變了，人們對顏色的認知變了，他才會(自動)跟著改變。 <text:line-break/><text:line-break/>我唯一期待改變的只有我自己。世道荒道可笑，善惡錯亂易位，對是非美醜的信仰看似一種痴人說夢，也許這就是現實常態，但我不相信世界就只是這樣一種東西，這樣一種醜陋黑暗的永恆。我相信哪怕就只那麼一瞬間，上天不會遺棄人們，不會不給這些美好的人事物一道光明，讓其閃耀生輝。 </text:p>
      <text:p text:style-name="P2">西瓜   |  2020.03.14 00:29   |   <text:a xlink:type="simple" xlink:href="http://palinfo.habago.org/Entry?Command=Information_PrintForum&amp;iPage=3#FORUM38864"><text:span text:style-name="T1">#</text:span></text:a></text:p>
      <text:p text:style-name="P3">[英国称该国可能需要60%的人口感染新冠病毒 以建立群体免疫] 英国政府对新冠病毒大流行后果的直白表述，及其远远跟不上其他国家的应对计划，都在给该国政府招致批评。 <text:line-break/>英国人太疯狂了。英国人6649万人，60%人口感染，算5%致死率。一共要死掉199.47万人。</text:p>
      <text:p text:style-name="P2">怡靜   |  2020.03.13 23:22   |   <text:a xlink:type="simple" xlink:href="http://palinfo.habago.org/Entry?Command=Information_PrintForum&amp;iPage=3#FORUM38863"><text:span text:style-name="T1">#</text:span></text:a></text:p>
      <text:p text:style-name="P4">你知道嘛，對很多台灣人而言，他們的大腦是無用的器官。那些一天到晚跟著美帝起舞，説祖國防疫不力，説WHO偏頗不公拿大陸的錢（那你幹嘛還要加入？）我想說，你們其實不相信的是這世間的善良和勇敢。 <text:line-break/><text:line-break/>俄羅斯紀念二戰英雄時會說“ни кто не забыт ни что не забыто”，簡單翻譯是，没有任何人和事會被遺忘。我要向在這次“戰疫”中犧牲付出的一線醫護人員，環衛人員（清潔工作者），貨運司機，方艙醫院、雷神山、火神山的建築工人，民警，社區工作者，廚師，來自八方的志願者，公務員，忍辱負重的武漢市民等等等，至上最崇高的敬意。 <text:line-break/><text:line-break/>底下是一些我這陣子看過的影片，其實有很多，好多看了一遍又一遍，還常常淚崩。 <text:line-break/>阿遠說得對，如果你懂中文，你會發現無數感人的故事。 <text:line-break/><text:line-break/>今天看到的，影片主人翁從伊朗搭包機回國的全記錄。各位看官們，如果你認為這樣的防疫還叫做的不夠好，那你就跟三立一樣少一粒。 <text:line-break/><text:line-break/><text:a xlink:type="simple" xlink:href="https://youtu.be/ftdjKPITc9U"><text:span text:style-name="T2">https://youtu.be/ftdjKPITc9U</text:span></text:a><text:s/><text:line-break/><text:line-break/>附帶一提，日本在處理鑽石公主號荒腔走板到令人傻眼，網路上流傳一部登船的日本神戶大學醫學教授岩田健太郎自述影片，描述船上的慘況及訊息不透明。同樣的，疫情爆發時， <text:line-break/>有一艘在天津港的歌詩達賽琳娜號，船上也出現人員發熱的情況，但天津有關部門用了不到24小時就妥善處理（不知道是不是處理得太完美，沒什麼人知道這艘郵輪，令人難過的是當時參與處置的天津濱海新區應急管理局局長單玉厚，2/22因在防疫前線連續工作30天，在宿舍猝死。） <text:line-break/><text:line-break/><text:line-break/>河南靳庄村抗疫16天 <text:line-break/><text:a xlink:type="simple" xlink:href="https://www.weibo.com/tv/v/IwHCNBWch?fid=1034:4477940583301165"><text:span text:style-name="T2">https://www.weibo.com/tv/v/IwHCNBWch?fid=1034:4477940583301165</text:span></text:a><text:s/><text:line-break/><text:line-break/>這實在是一個太可愛的紀錄片，讓我回想起我的童年時光。 <text:line-break/><text:line-break/>一個患者住進方艙醫院的紀錄，圖文並茂版本。 <text:line-break/><text:a xlink:type="simple" xlink:href="https://mp.weixin.qq.com/s/wtyQ0CjL1GCS4m1zRCx2YQ"><text:span text:style-name="T2">https://mp.weixin.qq.com/s/wtyQ0CjL1GCS4m1zRCx2YQ</text:span></text:a><text:s/><text:line-break/><text:line-break/><text:line-break/>底下是比較好笑的 <text:line-break/><text:line-break/>東北大爺騎馬上街給小區封閉的朋友買食物。 <text:line-break/><text:a xlink:type="simple" xlink:href="https://m.weibo.cn/status/4479408654205050?"><text:span text:style-name="T2">https://m.weibo.cn/status/4479408654205050?</text:span></text:a><text:s/><text:line-break/><text:line-break/>這位90後的雞司令太有才了，向醫務人員致敬。 <text:line-break/><text:a xlink:type="simple" xlink:href="https://m.weibo.cn/status/4481043664505714?"><text:span text:style-name="T2">https://m.weibo.cn/status/4481043664505714?</text:span></text:a><text:s/><text:line-break/><text:line-break/>來而不往非禮也 <text:line-break/><text:a xlink:type="simple" xlink:href="https://m.weibo.cn/status/4481742591599683?"><text:span text:style-name="T2">https://m.weibo.cn/status/4481742591599683?</text:span></text:a></text:p>
      <text:p text:style-name="P2">穎芝   |  2020.03.13 20:10   |   <text:a xlink:type="simple" xlink:href="http://palinfo.habago.org/Entry?Command=Information_PrintForum&amp;iPage=3#FORUM38862"><text:span text:style-name="T1">#</text:span></text:a></text:p>
      <text:p text:style-name="P3">人渣黨在防疫時拼命造神就算了，竟然還趁火打劫，在沒有多少媒體關注之下，對國庫上下其手，人渣黨的行政院只憑5、6張Ａ4紙就讓其立法局輕鬆過關，撈了600億元紓困計畫預算，這也是仿效當年8年8千8百億的前瞻計畫的做法，當時行政院編列預算報告書也是只憑幾張A4紙，沒有詳細列出預算明細報告就強渡關山。 <text:line-break/><text:line-break/>人渣們只要打著「仇中反華」的大旗，再怎麼貪婪舞弊、債留子孫，他們的支持者也是毫不在乎的⋯ <text:line-break/><text:line-break/><text:a xlink:type="simple" xlink:href="https://reurl.cc/Aq8nLE"><text:span text:style-name="T2">https://reurl.cc/Aq8nLE</text:span></text:a></text:p>
      <text:p text:style-name="P2">阿咪   |  2020.03.13 16:58   |   <text:a xlink:type="simple" xlink:href="http://palinfo.habago.org/Entry?Command=Information_PrintForum&amp;iPage=3#FORUM38861"><text:span text:style-name="T1">#</text:span></text:a></text:p>
      <text:p text:style-name="P4">這次的全球大疫情，的確開始有牽動世界局勢的潛力。兩岸也趁機進行國際外交及戰略布局的相關動作。觀察了一陣子，很明顯的高下立判。 <text:line-break/><text:line-break/>台灣方面主要以自嗨及鞏固政權為主，在內造神包括大小事無役不與的時鐘部長、智商180的天才IT大臣、建立口罩國家隊的經濟部長，最近連手語老師都要來造一下。最後再利用出口轉外銷的方式，動員駐外代表和國外友台人士在國外媒體上發表文章再利用國內媒體反覆轉載以加深神的光環，同時也達到國家宣傳機器練兵的目的。最近的第二批武漢撤僑就明顯看出操作的痕跡，開始網軍打死也不想讓這批同胞回來，等到蔡英文拍板讓步之後，這些人也不講話了，開始吹噓相關程序多完善，台灣醫療多發達，也沒人再追究為何當初要無謂堅持來阻礙。完美驗證了國家宣傳機器可以完全的操縱風向。島內造神的同時，對外也拼命的黑中及反對WHO及譚德塞的一切作為。反中是本來一直在做的，但令人不解是如此大力度的黑WHO對我們加入有何幫助呢？唯一的可能大概又是出口轉內銷來強化當前的反中思潮及鞏固政權。 <text:line-break/><text:line-break/>大陸方面在扛下這段時間的歧視、抹黑及屈辱之後，近期也開始由官方發言體系進行反擊。即使疫情發展初期，義大利首先斷航且不斷出現排華、辱罵華人的事件，但最近疫情加劇，旁邊那幫歐洲兄弟也沒人伸出援手，反而是大陸在義大利尋求協助之際，還是派出專家組及相關醫療用品進行救援，奇怪的是主要的西方媒體根本都極少提及此事。加上之前回䁬日韓醫療用品及派員援助伊朗及伊拉克，也從這個事件才真正看出大陸是真的有朝人類命運共同體的方向來邁進。 <text:line-break/><text:line-break/>由此觀之兩岸在外交的經營及謀略上，真的不是同一個級別的。</text:p>
      <text:p text:style-name="P2">西瓜   |  2020.03.13 15:02   |   <text:a xlink:type="simple" xlink:href="http://palinfo.habago.org/Entry?Command=Information_PrintForum&amp;iPage=3#FORUM38860"><text:span text:style-name="T1">#</text:span></text:a></text:p>
      <text:p text:style-name="P11"><text:a xlink:type="simple" xlink:href="http://datanews.caixin.com/2020-03-05/101524429.html"><text:span text:style-name="T10">http://datanews.caixin.com/2020-03-05/101524429.html</text:span></text:a><text:span text:style-name="T9"><text:s/><text:line-break/><text:line-break/>这是比较清晰的新冠疫情时间轴图</text:span></text:p>
      <text:p text:style-name="P2">西瓜   |  2020.03.13 14:30   |   <text:a xlink:type="simple" xlink:href="http://palinfo.habago.org/Entry?Command=Information_PrintForum&amp;iPage=3#FORUM38859"><text:span text:style-name="T1">#</text:span></text:a></text:p>
      <text:p text:style-name="P4">前两个月欧美新闻界专注意识形态斗争，流行病监控系统和情报系统全都失灵了。 全中国人民都无法理解欧洲怎么传染成这样。意大利按武汉的发展形势看，潜在感染者应该超过5万人了。 <text:line-break/><text:line-break/>最近看台湾的节目全部在鼓吹台湾防疫成绩第一，应该去who教各国防疫经验。但是我查了下资料台湾到现在只测了一万多试剂，有旅行史的患者都判定是在旅行期间被传染，与台湾情况差不多的新加坡都已经有接近200例案例。台湾现在的数据有些无法让人信服；总感觉台湾的疫情就像大海表面上风平浪静，实则暗流涌动。 <text:line-break/>东南亚各国加上印度，目前只有菲律宾传来了封城消息，只能希望这个病毒在热带气候传播力不强了。 <text:line-break/><text:line-break/>弱小与无知不是生存的障碍,傲慢才是。</text:p>
      <text:p text:style-name="P2">陳真   |  2020.03.13 01:58   |   <text:a xlink:type="simple" xlink:href="http://palinfo.habago.org/Entry?Command=Information_PrintForum&amp;iPage=1#FORUM38858"><text:span text:style-name="T1">#</text:span></text:a></text:p>
      <text:p text:style-name="P3">最近幾天，世界突然變得有點陌生，似乎頓時失控，我不太能理解它了，也許背後隱含著一種世界秩序重整，一個重大變局的到來。 <text:line-break/><text:line-break/>美國與歐洲股市連續一周自由落體式恐怖崩盤，俄羅斯和沙烏地阿拉伯 "聯手" (？) 使油價暴跌，義大利封城鎖國，德國總理梅克爾警告倘若疫情失控，德國將有三分之二人口即五千八百萬人染上新冠肺炎，兩、三百萬人將死亡；法國、西班牙、奧地利、丹麥...疫情迅速惡化。而另一方面，大陸疫情好轉，14家方艙醫院全數休艙，不計前嫌馳援義大利等等。 <text:line-break/><text:line-break/>不可思議的是，西方人好像天生跟口罩有不共戴天之仇似的，誰敢戴口罩出門，誰就可能挨揍或遭到法律制裁。別的國家我不清楚，英國排外、封閉的風土民情我倒是相當了解；誰敢戴口罩出門，那就是存心不要命了，特別是亞洲人，保證引來一頓痛毆，一刀砍死你都有可能。 <text:line-break/><text:line-break/>西方人真的很怪，即便疫情當前，依舊和口罩不共戴天，而且各種千人狂歡聚會照樣來，甚至連醫生看診也不戴口罩。人心的愚眛與偏執，真是很難理解。你自己不戴就算了，卻又不准別人戴。我在英國十年，沒戴過一天口罩，因為我知道只要一戴上口罩，馬上就會有遭到路人攻擊的危險。 <text:line-break/><text:line-break/>我其實不太注意疫情的舉世發展，但我知道這個新冠病毒究竟起源地在哪，迄今並無定論。現在很多箭頭指向美國。事實上，美國才是真正蓄意隱匿疫情最為荒腔走板的國家，同時也嚴重欠缺處理疫情與治療病患的能力與意願，連做個病毒檢測竟然都得自費花上四萬多塊。我真是很替它捏一把冷汗，但它至今不見棺材不掉淚，依舊忙著藉疫情進行仇中反華的政治操弄。這個國家真的是瘋了。 <text:line-break/><text:line-break/>至於祖國政府及大陸人民，在這事件中的表現，真是讓人很感動，很佩服。不可能會有一個國家具有如此優秀的民族素質與集體能力。 <text:line-break/><text:line-break/>台灣人整天醜化、羞辱、嘲笑大陸之防疫表現，真的是完全睜眼說瞎話，完全就是眛著良心。真正荒腔走板的是那些西方所謂先進國家，連戴個口罩也做不到，而且還禁止別人戴，要防個屁疫？這不是腦殘，什麼是腦殘？ <text:line-break/><text:line-break/>陳真2020. 03. 13. <text:line-break/><text:line-break/>============== <text:line-break/>出戰全英公開賽！戴資穎戴口罩飯店用餐　遭「不友善對待」 <text:line-break/><text:line-break/>2020/03/12 <text:line-break/><text:line-break/>游雅嵐報導 <text:line-break/><text:line-break/>僅管世界受到武漢肺炎（COVID-19、新冠肺炎）疫情影響，BWF世界羽聯超級1000系列的全英公開賽仍正常舉行，不過我國羽球好手戴資穎在Instagram透露，為了防疫戴口罩，卻受到不友善對待。 <text:line-break/><text:line-break/>戴資穎認真防疫，在飛機上用餐，才拉下口罩。（圖／翻攝自戴資穎IG） <text:line-break/><text:line-break/>戴資穎表示，「疫情的問題真的讓逼不得已在外的我們想出各種方法餵飽自己，因為我們要減少外出的機率，所以才會在飯店用餐（外出都有戴口罩），然後還都會遇上一些不這麼友善的事。」據了解，男雙選手李洋因為戴口罩招來異樣眼光，甚至被謾罵。</text:p>
      <text:p text:style-name="P2">老羊   |  2020.03.12 23:10   |   <text:a xlink:type="simple" xlink:href="http://palinfo.habago.org/Entry?Command=Information_PrintForum&amp;iPage=1#FORUM38856"><text:span text:style-name="T1">#</text:span></text:a></text:p>
      <text:p text:style-name="P4">兩週前美國法院裁定YouTube 不屬於「公共論壇」(public forum)，所以不需要保證言論自由。<text:a xlink:type="simple" xlink:href="https://www.bbc.com/news/technology-51658341"><text:span text:style-name="T2">https://www.bbc.com/news/technology-51658341</text:span></text:a><text:s/><text:line-break/><text:line-break/>起因是美國右翼頻道 PragerU 控告YouTube 屏蔽他們保守派的觀點；現在好了，總不能說美國沒有言論自由吧？那就乾脆說 YouTube 不屬於公共論壇，既然是「私人」，當然就可以有自己的一套管理規則了。妙啊！ </text:p>
      <text:p text:style-name="P2">柳春春阿忠   |  2020.03.12 15:09   |   <text:a xlink:type="simple" xlink:href="http://palinfo.habago.org/Entry?Command=Information_PrintForum&amp;iPage=1#FORUM38855"><text:span text:style-name="T1">#</text:span></text:a></text:p>
      <text:p text:style-name="P3">阿忠報告： <text:line-break/>紀念若雪巴勒斯坦資訊網“聲援阿桑吉（Free Assange）”@ AIT <text:line-break/>3月7日 <text:line-break/><text:a xlink:type="simple" xlink:href="https://youtu.be/BYjoNmmmr_E"><text:span text:style-name="T2">https://youtu.be/BYjoNmmmr_E</text:span></text:a><text:s/><text:line-break/>2月22日 <text:line-break/><text:a xlink:type="simple" xlink:href="https://youtu.be/szP6gHf7f2M"><text:span text:style-name="T2">https://youtu.be/szP6gHf7f2M</text:span></text:a><text:s/><text:line-break/>1月04日 <text:line-break/><text:a xlink:type="simple" xlink:href="https://youtu.be/ofF7n667oIo"><text:span text:style-name="T2">https://youtu.be/ofF7n667oIo</text:span></text:a><text:s/><text:line-break/><text:line-break/>/ <text:line-break/><text:line-break/>另，要麻煩大家幫忙。就是各位如果有Youtube帳號，願意的話幫我點一下"訂閱"。 <text:line-break/>因為如果要在Youtube開直播，有帳號訂閱數限制（要使用手機開直播，訂閱人數得超過1,000人......），我的帳號非常冷門目前無法開直播。目前我都是先在個人臉書開直播，再下載視頻上傳到Youtube～ <text:line-break/></text:p>
      <text:p text:style-name="P2">孫從輔   |  2020.03.12 11:42   |   <text:a xlink:type="simple" xlink:href="http://palinfo.habago.org/Entry?Command=Information_PrintForum&amp;iPage=1#FORUM38854"><text:span text:style-name="T1">#</text:span></text:a></text:p>
      <text:p text:style-name="P3">剛剛看到切爾西•曼寧(Chelsea Manning)在監獄中自殺未遂的新聞。她拒絕為美國政府起訴維基解密作証，從去年3月就被關起來，還因為不合作被罰每天1000美金，至今累積到25萬美金。 <text:line-break/><text:line-break/>我不願見到美國人民受難於瘟疫，但既然災難已因美國政府的自大愚蠢而無法避免，我希望它能有效削弱美國在世界上作惡的實力。 <text:line-break/><text:line-break/><text:line-break/>// <text:line-break/><text:line-break/>新聞 <text:line-break/><text:a xlink:type="simple" xlink:href="https://www.rt.com/usa/482887-manning-suicide-jail-testimony-wikileaks/"><text:span text:style-name="T2">https://www.rt.com/usa/482887-manning-suicide-jail-testimony-wikileaks/</text:span></text:a><text:s/></text:p>
      <text:p text:style-name="P2">陳真   |  2020.03.12 11:40   |   <text:a xlink:type="simple" xlink:href="http://palinfo.habago.org/Entry?Command=Information_PrintForum&amp;iPage=1#FORUM38853"><text:span text:style-name="T1">#</text:span></text:a></text:p>
      <text:p text:style-name="P4">怡靜提到說她： <text:line-break/><text:line-break/> "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不知道這位 "女作家" 是誰，但我能想像市面上很多這樣一種"作家"，寫起東西咬文嚼字、充滿修辭，喜歡吊書袋，空洞淺薄，不知所云。但是很奇怪，這類 "作家" 往往是名作家，擁有很多讀者，出一堆書，每天到處演講。 <text:line-break/><text:line-break/>我不知道這位 "旅美女作家" 是不是 "就是" 這樣。但是，根據 "臭雞蛋只需咬一口原理"，從一個人的一點文字片段，通常就能知道他所有的文字大約是長什麼樣。為什麼呢？因為氣味是貫通的，就跟雞蛋一樣，一小部份的口感，足以貫穿整顆雞蛋。 <text:line-break/><text:line-break/>文字如此，影像、聲音更是如此。一部電影，一首歌，我看兩幕，聽幾個音符，大約就能知其好壞，我不需要把整首歌聽完或看完一整部電影才能判斷。 <text:line-break/><text:line-break/>底下也是我不經意瞄到的一篇文章，只要看第一個句子，我就覺得很難受了，彷彿回到一種台式腦殘教育的童年噩夢之中。我把它貼出來並不是為了讓大家勾起噩夢回憶，而只是想說明一種台灣人普遍膜拜的低能現象：明明很低能，俗不可耐，人們卻視為某種深刻與高貴。也許這就是島內名人、名醫、名學者、名作家、名XX的基本模樣。當眾人持有某種眼光或品味時，自然就會篩選出具有同樣眼光與品味的所謂名人或偶像。 <text:line-break/><text:line-break/>底下這位作者我沒聽過，他的個人經歷寫得很長 (我刪掉了一堆)，可以寫上好幾頁，彷彿都是一些什麼大經歷、大思想、大作為。可是，倘若真的如此之大，為何展現出來的品味與能力卻如此平庸甚至低能呢？ <text:line-break/><text:line-break/>作者的大經歷之一是創辦什麼 "哲學諮商室"，我的天啊！甚至還遠赴法國讓心靈 "沉澱"，學習什麼 "哲學諮商"。我不用學習，心靈就已經沉澱到谷底，想爬卻從來都爬不起來，每天夾著尾巴做人。 <text:line-break/><text:line-break/>作者的這個什麼 "哲學諮商室"，"終極目標是鼓勵武裝部隊想清楚「為什麼我們要打仗？」這個問題，以推動哲學思考為目標的草根哲學機構"。 各位看了這樣一種描述，心裏究竟是什麼感覺？很佩服？還是覺得很腦殘、很可笑？ <text:line-break/><text:line-break/>至於底下這文章，很長，但它到底是要說什麼？這麼無聊的一種想法或說法，也需要跑到法國去學？這不會太矯情嗎？跟我女兒學就可以了啊，幼兒園都有教啊。我四歲女兒常說："老師說：知道就說知道，不知道就說不知道"。 <text:line-break/><text:line-break/>再說，這跟哲學扯得上什麼關係？真是有夠鬼扯蛋。名作家講話就是這樣，很不誠實，一點屁一樣大的事，也總是能講得巍巍峨峨高尚非凡。 <text:line-break/><text:line-break/>這文章是說，作者跑去法國學習什麼 "哲學諮商" (我猜他應該是遇到詐騙集團了)，哲學諮商大師問他說知不知道蘇格拉底關於什麼 "虔誠" 的想法。作者回答 "不是很清楚"、"只知道一點點"，馬上引來哲學諮商大師的震撼式啟蒙，要他明講究竟是"知道" 或 "不知道"，只能二選一。 <text:line-break/><text:line-break/>很腦殘吧。哪來二選一這回事呢？"不是很清楚" 的意思是說，"你能不能把問題再多陳述一點，說不定我就能知道你指的是什麼"。倒是這位哲學大師問問題應該問得更清楚一些才對。蘇格拉底一生不留文字，全是旁人記載，但他每天在大街小巷找人抬槓，講了那麼多話，鬼才知道你指的究竟是他一生中曾經講過的哪些所謂意謂著關於 "虔誠" 的話。連問問題都不會問，怎麼當老師呢？還什麼哲學大師呢。鬼扯蛋也不能把大家當白痴啊。 <text:line-break/><text:line-break/>再說，任何一件事，哪有什麼 "知道" 或 "不知道" 二選一這回事。"請問你知道陳真有關於腦殘的說法嗎?" 你要回答知道或不知道？很難回答不是嗎？並不是因為你的問題很難，而是因為你根本沒有把問題講出來。你總得講得更具體一點，先把你的問題說清楚，人家才能回答啊。 <text:line-break/><text:line-break/>這位哲學大師講得好像她 "知道" 她所問的問題的 "答案" 似的，可是這樣不是很腦殘嗎？連問題都沒有講出來，哪來答案？再說，一種想法，又不是蔣公式的三民主義，哪來什麼標準答案？更不用說什麼 "知道全部" 了。 <text:line-break/><text:line-break/>而且，任何一種想法，哪來所謂 "全部"？我連我自己關於腦殘的全部想法也都 "不是很清楚"，更何況是別人。蘇格拉底如果還活著，面對這位法國哲學大師的腦殘發問，他也只能回答 "我也不是很清楚"。 <text:line-break/><text:line-break/>再說，就算某種蔣公式的想法有所謂 "全部"，那你也不可能知道自己所知是否全部。為什麼呢？因為你只知道你所知道的，你不知道你所不知道的。因此，你永遠不可能知道你是否還不知道一些什麼。這樣大家聽得懂我在說什麼吧？邏輯來講就是這樣：我不知道我所不知道的，所以，我永遠不可能知道我所知道的是否就是某種概念或想法的全部。 <text:line-break/><text:line-break/>"你知道陳真嗎?" 你可以回答 "知道" 或 "不知道" 或 "知道一點點" 或 "不是很清楚"，看你要怎麼回答都行。當你說 "知道"，當然不意味著你真的知道陳真的全部。各位可能以為知道我很多，其實趨近於零，關於我自己，百分之九十九點九九九，我都不曾提起。題外話。 <text:line-break/><text:line-break/>當你說 "不知道"，也許你只是想說你什麼都不知道，但你並不是真的什麼都不知道。你至少總知道也許世界上有個人叫陳真吧？你至少知道陳真應該是一個人而不是一隻蟋蟀的名字吧...總之，你肯定多多少少知道某種人事物的一部份相關概念，你不可能全然一無所知，除非你是一朵花而非一個人。 <text:line-break/><text:line-break/>當然，你也可以回答說："誰是陳真，我不是很清楚哦"。這話究竟是什麼意思，就得看雙方對話的上下文了。這通常是一種對話的過程，意思是說："你說到有個人叫陳真，然後呢？你是要跟我說什麼？" <text:line-break/>簡單說，日常語言就是這樣，含含糊糊充滿 "詩意"，從而引發各種對話與溝通的可能性，否則哪需要溝通？ <text:line-break/><text:line-break/>這台電腦和那台電腦之間，需要先進行協商才能互傳訊息嗎？但我們畢竟不是機器人，腦子又不是一種開關只能on或off，我們從來都不是在一種僵化的語言或概念上講話或進行思考。那是腦殘的特徵，不是思想或語言、概念的自然屬性。這位褚士瑩先生跑去法國上的課，只會讓人更腦殘，腦子更缺氧，而不是更自然，更豐富。 <text:line-break/><text:line-break/>陳真2020. 03. 12. <text:line-break/><text:line-break/>================= <text:line-break/><text:line-break/>不知道就不知道，何必不懂裝懂？法國老師一場震撼教育，犀利拆穿亞洲人的慣性謊言！ <text:line-break/><text:line-break/>大田出版  <text:line-break/><text:line-break/>2020-03-09  <text:line-break/><text:line-break/><text:line-break/>寫作超過20年，每年演講場次逼近上百場，NGO國際經驗15年以上的褚士瑩，有一天卻發現再也無法繼續工作下去了……為了突破瓶頸，他跟著法國老師奧斯卡‧柏尼菲上哲學課，結果一上課完完全全被打回原形，被老師追問得「體無完膚」。經過這場魔鬼訓練，他寫下震撼所見所聞…… <text:line-break/><text:line-break/>果然，就像在學校，只要沒預習功課的學生一定會被老師抓到，奧斯卡好死不死點名到我頭上：「你對蘇格拉底在歐緒弗洛篇（Euthyphro）關於『虔誠』 的對話熟悉嗎？」「不是很清楚。」我語帶抱歉地說。 <text:line-break/><text:line-break/>奧斯卡立刻停下來，教室的空氣瞬間僵住了。「什麼叫『不是很清楚』？」奧斯卡整個身體朝著我轉過來，這絕對是他要火力全開的前兆。「咦？我說錯了什麼嗎？」一時之間我像不知道做錯了什麼的孩子，立刻心慌意亂。 <text:line-break/><text:line-break/>「不是很清楚，是知道，還是不知道？」 <text:line-break/><text:line-break/>「只知道一點點。」其實我一點都不知道，連歐緒弗洛篇在講什麼都不曉得，但是不知道為什麼，好像說知道一點點比說完全不知道，要來得有面子一些，所以就勉強這麼說了。沒想到奧斯卡一點也沒有放過我的意思：「一點點？」他說，「那告訴我你知道的那一點點是什麼。」「這……」我頓時面紅耳赤，好像被抓到說謊的小孩。 <text:line-break/><text:line-break/>「你到底是知道，還是不知道？」奧斯卡追問。深呼吸了一口氣，感覺到所有的眼睛都聚集在我身上，我充滿恥辱地一字一句說：「對不起。」 <text:line-break/><text:line-break/>「你跟我『對不起』做什麼？」奧斯卡用鼻子哼了一聲，「我能拿你的『對不起』做什麼？我應該覺得高興嗎？」不知不覺，我犯了他的另外一個大忌，但是我要到後來才知道。「所以你這時候應該說的是『對不起』嗎？」我像犯錯的小朋友那樣搖搖頭。我感覺到自己正在接受真心話大冒險裡面的懲罰，但是比對外大喊「我是豬」，或是當眾扭屁股一分鐘還要屈辱。 <text:line-break/><text:line-break/>「所以你應該說什麼？」「我不知道。」我拿奧斯卡完全沒轍了，只能完全放棄。「動輒得咎」這成語的起源，根本就是奧斯卡的學生發明的吧！ <text:line-break/><text:line-break/>沒想到，奧斯卡卻樂了。「沒錯，答對了。你剛才的答案應該是『我不知道』，而不是『只知道一點點』，哲學思考裡，沒有什麼叫做知道一點點，因為知道就是知道，不知道就是不知道。」…… <text:line-break/><text:line-break/>用哲學， 做自我諮商練習 <text:line-break/><text:line-break/>整天我都很認真在想這個問題：「不知道就說不知道，不是很簡單的事嗎？為什麼我做不到？」我知道，這是奧斯卡給我的一節自我哲學諮商練習。按照奧斯卡的訓練，首先第一步，我必須釐清，這是我自己個人的問題，還是文化的問題？語言的問題？我立刻發現不只是我一個人。在亞洲，我們對於自己不知道的事情，總是不願意承認自己一點都不知道，習慣的反應總不外乎是： <text:line-break/><text:line-break/>1、用很含糊的方式說「不是很清楚」，或是「知道一點點」來替代承認「我不知道」。 <text:line-break/><text:line-break/>2、發出「喔喔喔」「嗯嗯嗯」這種意味不明的聲音，讓對方覺得我好像知道，但是保留著一旦被追問的時候，辯解「我剛才又沒有說我知道！」的權利。 <text:line-break/><text:line-break/>3、會說「好像聽那個誰誰誰說過」或是「好像最近在電視哪個什麼節目上看過」，藉著把毫不相干的第三者拉進來，把自己不知道的責任推出去。 <text:line-break/><text:line-break/>4、明明不知道，但是先說「我知道」，後來搞清楚以後再回頭解釋「剛剛我以為你在說那個什麼什麼……」。 <text:line-break/><text:line-break/>5、只有很少數的人，確實會說「我不知道」。 <text:line-break/><text:line-break/>何時開始我不敢說： 我不知道 <text:line-break/><text:line-break/>那天晚上，我失眠了。我其實滿羨慕身邊那些可以輕易地說「我不知道」的歐洲同學，在他們的身上，我甚至看到一種自信，非常明確地知道自己不知道，彷彿光榮地向世人宣告：「我就是不知道！」蘇格拉底不是說他像一隻獵犬一樣追尋真理的足跡，「我只知道一件事，那就是我什麼也不知道。」偉大的哲學家如蘇格拉底，都可以說我不知道，為什麼我覺得「我不知道」是說不出口的髒話？ <text:line-break/><text:line-break/>「我是從什麼時候開始，變得沒有辦法誠實說『我不知道』的？」 <text:line-break/><text:line-break/>然後我想到小學課堂上，我被老師叫起來回答問題。「老師，對不起，我不知道。」我看到童年時比一般孩子身形還要弱小的我，恐懼地小聲回答。 <text:line-break/><text:line-break/>「你怎麼可以不知道？」老師暴跳如雷的樣子，「我不是教過了嗎？考試考這題出來，你可以回答『我不知道』嗎？」然後，我就跟其他孩子一樣，變成再也不敢說「我不知道」的人，慢慢地，長大以後變成不敢說「我不知道」的大人。 <text:line-break/><text:line-break/>小時候我看到校長站在台上，長大以後看到政府官員站在立法委員面前接受質詢，我可以輕易辨識他們的伎倆，他們其實都不知道，甚至不知道接下來自己的嘴裡會吐出什麼話來，但是他們還是逼迫自己口若懸河，一直說、一直說，什麼都說了，就是說不出「我不知道」這四個字。 <text:line-break/><text:line-break/>慢慢地，我就有了一個根深蒂固的印象：原來在社會上，想要變成成功的人，是不可以說「我不知道」的。想通以後，我也就沉沉睡去了。 <text:line-break/><text:line-break/>說「我不知道」很丟臉？ <text:line-break/><text:line-break/>隔天早上，奧斯卡沒有忘記在開始上課之前，指名要我交代為什麼說「我不知道」對我這麼難。於是我把小時候在學校不允許說「我不知道」的陰影，描述給其他同學聽。我看到大多數的歐洲同學們，都露出驚訝的神情。 <text:line-break/><text:line-break/>「只有你的老師這樣嗎？還是大多數老師都這樣？」有人問。「我從小到大，在亞洲大多數的老師都是這樣的。」我回答。包括奧斯卡在內，都用非常同情的眼光看著我。 <text:line-break/><text:line-break/>「有沒有人能說出『不知道』的好處是什麼？」 <text:line-break/><text:line-break/>「在我們國家，無論是哪一個科目，如果有一個學生說『我不知道』，老師會說：『太有趣了！那可不可以告訴我你知道什麼呢？』「一個芬蘭的中學哲學老師說：」當這個學生把他知道的部分說清楚了，大家明白他不知道的是什麼部分以後，老師就會問有沒有哪一個同學能夠用清楚明瞭的方式，解釋給聽不懂的同學聽，這樣我們當老師的，也才有機會知道那些覺得自己懂的學生，理解是不是正確，或是有沒有更簡單的方法，來講述一個概念。」 <text:line-break/><text:line-break/>「很多時候，我們是從學生彼此的對話，才知道癥結點在哪裡，甚至引發出一些老師從來沒有想過的問題，挑戰老師也去思考，所以有人『不知道』，對大家都很有幫助。」 <text:line-break/><text:line-break/>於是大家紛紛告訴我，他們認為說「我不知道」的好處。「直接說『我不知道』，就避免需要假裝知道、繼續說謊」、「說『不知道』，奧斯卡就不會繼續追問下去」、「我有時候明明知道也會說『我不知道』，這樣人家才不會因為我太聰明而嫉妒我。」一個俄羅斯哲學博士後研究生這樣說完，大家都笑了。 <text:line-break/><text:line-break/>於是，我從小對於說不出「我不知道」的心結跟羞恥感，就這樣解開了。 <text:line-break/><text:line-break/>「Parrhesia」，我在舌尖反覆咀嚼這個陌生的古希臘字，知道從此以後我可以擺脫「社會化」的沉重包袱，凡事實話實說，心裡輕鬆多了。雖然奧斯卡的方式超級激烈，但是我看到奧斯卡重現蘇格拉底時代的對話與辯論，用詰問來引導人思考，就像蘇格拉底教導學生的時候那樣，從不直接給予知識；而是透過引導，甚至是一些震撼（astonishment），讓學生透過思考與辯論，自己找出真理。 <text:line-break/><text:line-break/>作者簡介│褚士瑩 <text:line-break/><text:line-break/>哲學諮商室 <text:line-break/><text:line-break/>國際NGO工作者，專業訓練來自埃及AUC大學唸新聞，及哈佛大學甘迺迪學院。曾在緬甸北部撣邦主持農業轉作計畫近十年。2012年後轉任美國華盛頓特區國際金融組織的專門監察機構BIC（銀行信息中心）緬甸聯絡人，訓練緬甸的公民組織監督世界銀行及其他外國政府對緬甸的貸款及發展計畫。 <text:line-break/><text:line-break/>另除協助多方停戰協商，設計戰後重建之外，也意識到真正的改變必須來自教育，從「學會問對的問題」開始，讓下一代開始接受多元社會，改變衝突的本質，因此從2015年開始，赴法國「哲學諮商學院（IPP）」師事奧斯卡．伯尼菲，學習哲學諮商，並且參與緬甸內戰衝突地區克欽邦少數民族自治區IDP難民營的哲學思考教育，終極目標是鼓勵武裝部隊想清楚「為什麼我們要打仗？」這個問題，以推動哲學思考為目標的草根哲學機構。</text:p>
      <text:p text:style-name="P2">陳真   |  2020.03.12 10:07   |   <text:a xlink:type="simple" xlink:href="http://palinfo.habago.org/Entry?Command=Information_PrintForum&amp;iPage=1#FORUM38852"><text:span text:style-name="T1">#</text:span></text:a></text:p>
      <text:p text:style-name="P3">這又是甚麼？所以呢？ <text:line-break/><text:line-break/>大家要留言，請避免沒頭沒腦；若有話說，總得把話說出來啊。 <text:line-break/><text:line-break/>幾天前下班，我看見大寮有一間民宅被警車團團圍住。重點是所以呢？我講這事的意義是什麼，總得說出來啊。</text:p>
      <text:p text:style-name="P2">林柏甫   |  2020.03.12 08:54   |   <text:a xlink:type="simple" xlink:href="http://palinfo.habago.org/Entry?Command=Information_PrintForum&amp;iPage=1#FORUM38851"><text:span text:style-name="T1">#</text:span></text:a></text:p>
      <text:p text:style-name="P4">今天對岸網友在瘋傳垃圾車裝愛心肉和蔬菜的事件. <text:line-break/><text:line-break/>已經有幾個相關官員被立案審查了.</text:p>
      <text:p text:style-name="P2">西瓜   |  2020.03.11 23:37   |   <text:a xlink:type="simple" xlink:href="http://palinfo.habago.org/Entry?Command=Information_PrintForum&amp;iPage=1#FORUM38848"><text:span text:style-name="T1">#</text:span></text:a></text:p>
      <text:p text:style-name="P3">日本太可怕了。软银孙正义提出提供100万试剂免费检测，被日本网友和官员骂得取消了， 说孙正义伪善是为了击溃医疗体系。 <text:line-break/>新冠肺炎在武汉致死率接近5%，目前还有一万四千人在医院治疗， 其中大部分是重症，预计最后致死率6%左右。武汉致死率高是建立方舱医院前，大部分轻症患者居家隔离没有支持治疗发展成重症，而目前几种有效药物对重症、危重病人效果都不好。 <text:line-break/>日本按照这个情势发展下去，加上日本老龄化严重，最后可能出现10%死亡的恐怖数字。 </text:p>
      <text:p text:style-name="P2">怡靜   |  2020.03.11 22:11   |   <text:a xlink:type="simple" xlink:href="http://palinfo.habago.org/Entry?Command=Information_PrintForum&amp;iPage=1#FORUM38847"><text:span text:style-name="T1">#</text:span></text:a></text:p>
      <text:p text:style-name="P4">底下這文是人物雜誌在3/10微博公眾號刊出，我看完沒多久，要傳給家人看的時候發現，這文章被"和諧"了。熟悉祖國網路生態的朋友應該不意外，然而不久網路上就出現了“接力”，用英文版，日文版，前後顛倒文字版，甲骨文版，天馬行空版本....重複張貼這篇文章。刪了又貼，貼了又刪。 <text:line-break/><text:line-break/>題外話，如果我沒記錯，李文亮被捧為吹哨者（whistleblower）這件事最先是美國媒體帶起的，就像一齣寫好的完美劇本，等著出現一位主角入號就座。 <text:line-break/><text:line-break/><text:line-break/>==================== <text:line-break/><text:line-break/><text:a xlink:type="simple" xlink:href="https://bit.ly/2Wbd4Ho"><text:span text:style-name="T2">https://bit.ly/2Wbd4Ho</text:span></text:a><text:s/><text:line-break/><text:line-break/>《人物》——发哨子的人 <text:line-break/><text:line-break/>原文在微信上秒删 <text:line-break/><text:line-break/>编者按：此文系《人物》杂志公众号文章，因为原文在当日11:40左右被删除。 <text:line-break/><text:line-break/>龚菁琦 <text:line-break/><text:line-break/><text:line-break/>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此前的一些报道，艾芬被称为「又一个被训诫的女医生浮出水面」，也有人将她称为「吹哨人」，艾芬纠正了这个说法，她说自己不是吹哨人，是那个「发哨子的人」。 <text:line-break/><text:line-break/>这是《人物》3月刊封面《武汉医生》的第二篇报道。 <text:line-break/><text:line-break/>文｜龚菁琦 <text:line-break/><text:line-break/>编辑｜金石 <text:line-break/><text:line-break/>摄影｜尹夕远 <text:line-break/><text:line-break/>接到武汉市中心医院急诊科主任艾芬同意采访的短信是3月1日凌晨5点，大约半小时后，3月1日凌晨5点32分，她的同事、甲状腺乳腺外科主任江学庆因感染新冠肺炎去世。两天后，该院眼科副主任梅仲明过世，他和李文亮是同一科室。 <text:line-break/><text:line-break/>截止2020年3月9日，武汉市中心医院已有4位医护人员因感染新冠肺炎去世——疫情发生以来，这家离华南海鲜市场只几公里的医院成为了武汉市职工感染人数最多的医院之一，据媒体报道医院超过200人被感染，其中包括三个副院长和多名职能部门主任，多个科室主任目前正在用ECMO维持。 <text:line-break/><text:line-break/>死亡的阴影笼罩着这家武汉市最大的三甲医院，有医生告诉《人物》，在医院的大群里，几乎没有人说话，只在私下默默悼念、讨论。 <text:line-break/><text:line-break/>悲剧原本有机会避免。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3月2日下午，艾芬在武汉市中心医院南京路院区接受了《人物》的专访。她一个人坐在急诊室办公室中，曾经一天接诊超过1500位患者的急诊科此时已恢复了安静，急诊大厅里只躺着一名流浪汉。 <text:line-break/><text:line-break/>此前的一些报道，艾芬被称为「又一个被训诫的女医生浮出水面」，也有人将她称为「吹哨人」，艾芬纠正了这个说法，她说自己不是吹哨人，是那个「发哨子的人」。采访中，艾芬数次提起「后悔」这个词，她后悔当初被约谈后没有继续吹响哨声，特别是对于过世的同事，「早知道有今天，我管他批评不批评，『老子』到处说，是不是？」 <text:line-break/><text:line-break/>关于武汉市中心医院和艾芬本人在过去的两个多月中到底经历了什么？以下，是艾芬的讲述—— <text:line-break/><text:line-break/><text:line-break/>前所未有的训斥 <text:line-break/><text:line-break/>去年12月16日，我们南京路院区急诊科接诊了一位病人。莫名其妙高烧，一直用药都不好，体温动都不动一下。22号就转到了呼吸科，做了纤维支气管镜取了肺泡灌洗液，送去外面做高通量测序，后来口头报出来是冠状病毒。当时，具体管床的同事在我耳边嚼了几遍：艾主任，那个人报的是冠状病毒。后来我们才知道那个病人是在华南海鲜做事的。 <text:line-break/><text:line-break/>紧接着12月27日，南京路院区又来了一个病人，是我们科一位医生的侄儿，40多岁，没有任何基础疾病，肺部一塌糊涂，血氧饱和只有90%，在下面其他医院已经治疗了将近10天左右都没有任何好转，病人收到了呼吸科监护室住院。同样做了纤维支气管镜取了肺泡灌洗液送去检测。 <text:line-break/><text:line-break/>12月30日那天中午，我在同济医院工作的同学发了一张微信对话截图给我，截图上写着：「最近不要去华南啊，那里蛮多人高烧……」他问我是不是真的，当时，我正在电脑上看一个很典型的肺部感染患者的CT，我就把CT录了一段11秒钟的视频传给他，告诉他这是上午来我们急诊的一个病人，也是华南海鲜市场的。 <text:line-break/><text:line-break/>当天下午4点刚过，同事给我看了一份报告，上面写的是：SARS冠状病毒、绿脓假单胞菌、46种口腔/呼吸道定植菌。我仔细看了很多遍报告，下面的注释写着：SARS冠状病毒是一种单股正链RNA病毒。该病毒主要传播方式为近距离飞沫传播或接触患者呼吸道分泌物，可引起的一种具有明显传染性，可累及多个脏器系统的特殊肺炎，也称非典型肺炎。 <text:line-break/><text:line-break/>当时，我吓出了一身冷汗，这是一个很可怕的东西。病人收在呼吸科，按道理应该呼吸科上报这个情况，但是为了保险和重视起见，我还是立刻打电话上报给了医院公共卫生科和院感科。当时我们医院呼吸科主任正好从我门口过，他是参加过非典的人，我把他抓住，说，我们有个病人收到你们科室，发现了这个东西。他当时一看就说，那就麻烦了。我就知道这个事情麻烦了。 <text:line-break/><text:line-break/>给医院打完电话，我也给我同学传了这份报告，特意在「SARS冠状病毒、绿脓假单胞菌、46种口腔/呼吸道定植菌」这一排字上画了个红圈，目的是提醒他注意、重视。我也把报告发在了科室医生群里面，提醒大家注意防范。 <text:line-break/><text:line-break/>当天晚上，这个东西就传遍了，各处传的截屏都是我画红圈的那个照片，包括后来知道李文亮传在群里的也是那份。我心里当时就想可能坏事儿了。10点20，医院发来了信息，是转市卫健委的通知，大意就是关于不明原因肺炎，不要随意对外发布，避免引起群众恐慌，如果因为信息泄露引发恐慌，要追责。 <text:line-break/><text:line-break/>我当时心里就很害怕，立刻把这条信息转给了我同学。过了大概一个小时，医院又来了一份通知，再次强调群内的相关消息不能外传。一天后，1月1日晚上11点46分，医院监察科科长给我发了条消息，让我第二天早上过去一下。 <text:line-break/><text:line-break/>那一晚上我都没有睡着，很担忧，翻来覆去地想，但又觉得凡事总有两面性，即便造成不良影响，但提醒武汉的医务人员注意防范也不一定是个坏事。第二天早上8点多一点，还没有等我交完班，催我过去的电话就打来了。 <text:line-break/><text:line-break/>之后的约谈，我遭受了前所未有的、非常严厉的斥责。 <text:line-break/><text:line-break/>当时，谈话的领导说，「我们出去开会都抬不起头，某某某主任批评我们医院那个艾芬，作为武汉市中心医院急诊科主任，你是专业人士，怎么能够没有原则没有组织纪律造谣生事？」这是原话。让我回去跟科室的200多号人一个个地口头传达到位，不能发微信、短信传达，只能当面聊或者打电话，不许说关于这个肺炎的任何事情，「连自己的老公都不能说」…… <text:line-break/><text:line-break/>我整个人一下子就懵了，他不是批评你这个人工作不努力，而是好像整个武汉市发展的大好局面被我一个人破坏了。我当时有一种很绝望的感觉，我是一个平时认认真真、勤勤恳恳工作的人，我觉得自己做的事情都是按规矩来的，都是有道理的，我犯了什么错？我看到了这个报告，我也上报医院了，我和我的同学，同行之间对于某一个病人的情况进行交流，没有透露病人的任何私人信息，就相当于是医学生之间讨论一个病案，当你作为一个临床的医生，已经知道在病人身上发现了一种很重要的病毒，别的医生问起，你怎么可能不说呢？这是你当医生的本能，对不对？我做错什么了？我做了一个医生、一个人正常应该做的事情，换作是任何人我觉得都会这么做。 <text:line-break/><text:line-break/>我当时的情绪也很激动，说，这个事是我做的，跟其余人都没有关系，你们干脆把我抓去坐牢吧。我说我现在这个状态不适合在这个岗位上继续工作了，想要休息一段时间。领导没有同意，说这个时候正是考验我的时候。 <text:line-break/><text:line-break/>当天晚上回家，我记得蛮清楚，进门后就跟我老公讲，我要是出了什么事情，你就好好地把孩子带大。因为我的二宝还很小，才1岁多。他当时觉得莫名其妙，我没有跟他说自己被训话的事，1月20号，钟南山说了人传人之后，我才跟他说那天发生了什么。那期间，我只是提醒家人不要去人多的地方，出门要戴口罩。 <text:line-break/><text:line-break/>外围科室 <text:line-break/><text:line-break/>很多人担心我也是那8个人之一被叫去训诫。实际上我没有被公安局训诫，后来有好朋友问我，你是不是吹哨人？我说我不是吹哨人，我是那个发哨子的人。 <text:line-break/><text:line-break/>但那次约谈对我的打击很大，非常大。回来后我感觉整个人心都垮了，真的是强打着精神，认真做事，后来所有的人再来问我，我就不能回答了。 <text:line-break/><text:line-break/>我能做的就是先让急诊科重视防护。我们急诊科200多人，从1月1号开始，我就叫大家加强防护，所有的人必须戴口罩、戴帽子、用手快消。记得有一天交班有个男护士没戴口罩，我马上就当场骂他「以后不戴口罩就不要来上班了」。 <text:line-break/><text:line-break/>1月9号，我下班时看见预检台一个病人对着大家咳，从那天后，我就要求他们必须给来看病的病人发口罩，一人发一个，这个时候不要节约钱，当时外面在说没有人传人，我又要在这里强调戴口罩加强防护，都是很矛盾的。 <text:line-break/><text:line-break/>那段时间确实很压抑，非常痛苦。有医生提出来要把隔离衣穿外头，医院里开会说不让，说隔离衣穿外头会造成恐慌。我就让科室的人把隔离服穿白大褂里面，这是不符合规范的，很荒谬的。 <text:line-break/><text:line-break/>我们眼睁睁地看着病人越来越多，传播区域的半径越来越大，先是华南海鲜市场附近可能跟它有关系，然后就传传传，半径越来越大。很多是家庭传染的，最先的7个人当中就有妈妈给儿子送饭得的病。有诊所的老板得病，也是来打针的病人传给他的，都是重得不得了。我就知道肯定有人传人。如果没有人传人，华南海鲜市场1月1日就关闭了，怎么病人会越来越多呢？ <text:line-break/><text:line-break/>很多时候我都在想，如果他们当时不那样训斥我，心平气和地问一下这件事情的来龙去脉，再请别的呼吸科专家一起沟通一下，也许局面会好一些，我至少可以在医院内部多交流一下。如果是1月1号大家都这样引起警惕，就不会有那么多悲剧了。 <text:line-break/><text:line-break/>1月3号下午，在南京路院区，泌尿外科的医生们聚集在一起回顾老主任的工作历程，参会的胡卫峰医生今年43岁，现在正在抢救；1月8号下午，南京路院区22楼，江学庆主任还组织了武汉市甲乳患者康复联欢会；1月11号早上，科室跟我汇报急诊科抢救室护士胡紫薇感染，她应该是中心医院第一个被感染的护士，我第一时间给医务科科长打电话汇报，然后医院紧急开了会，会上指示把「两下肺感染，病毒性肺炎？」的报告改成「两肺散在感染」；1月16号最后一次周会上，一位副院长还在说：「大家都要有一点医学常识，某些高年资的医生不要自己把自己搞得吓死人的。」另一位领导上台继续说：「没有人传人，可防可治可控。」一天后，1月17号，江学庆住院，10天后插管、上ECMO。 <text:line-break/><text:line-break/>中心医院的代价这么大，就是跟我们的医务人员没有信息透明化有关。你看倒下的人，急诊科和呼吸科的倒是没有那么重的，因为我们有防护意识，并且一生病就赶紧休息治疗。重的都是外围科室，李文亮是眼科的，江学庆是甲乳科的。 <text:line-break/><text:line-break/>江学庆真的非常好的一个人，医术很高，全院的两个中国医师奖之一。而且我们还是邻居，我们一个单元，我住四十几楼，他住三十几楼，关系都很好，但是平时因为工作太忙，就只能开会、搞医院活动时候见见面。他是个工作狂，要么就在手术室，要么就在看门诊。谁也不会特意跑去跟他说，江主任，你要注意，戴口罩。他也没有时间和精力打听这些事，他肯定就大意了：「有什么关系？就是个肺炎。」这个是他们科室的人告诉我的。 <text:line-break/><text:line-break/>如果这些医生都能够得到及时的提醒，或许就不会有这一天。所以，作为当事人的我非常后悔，早知道有今天，我管他批评不批评我，「老子」到处说，是不是？ <text:line-break/><text:line-break/>虽然和李文亮同在一个医院，一直到去世之前我都不认得他，因为医院4000多号人太多了，平时也忙。他去世前的那天晚上，ICU的主任跟我打电话借急诊科的心脏按压器，说李文亮要抢救，我一听这个消息大吃一惊，李文亮这个事整个过程我不了解，但是他的病情跟他受训斥之后心情不好有没有关系？这我要打个问号，因为受训的感觉我感同身受。 <text:line-break/><text:line-break/>后来，事情发展到这一步，证明李文亮是对的时候，他的心情我非常能理解，可能跟我的心情一样，不是激动、高兴，而是后悔，后悔当初就应该继续大声疾呼，应该在所有的人问我们的时候，继续说。很多很多次我都在想，如果时间能够倒回来该多好。 <text:line-break/><text:line-break/>活着就是好的 <text:line-break/><text:line-break/>在1月23日封城前一天的晚上，有相关部门的朋友打电话问我武汉市急诊病人的真实情况。我说你代表私人，还是代表公家。他说我代表私人。我说代表个人就告诉你真话，1月21号，我们急诊科接诊1523个病人，是往常最多时的3倍，其中发烧的有655个人。 <text:line-break/><text:line-break/>那段时间急诊科的状况，经历过的人一辈子都忘不了，甚至会颠覆你的所有人生观。 <text:line-break/><text:line-break/>如果说这是打仗，急诊科就在最前线。但当时的情况是，后面的病区已经饱和了，基本上一个病人都不收，ICU也坚决不收，说里面有干净的病人，一进去就污染了。病人不断地往急诊科涌，后面的路又不通，就全部堆在急诊科。病人来看病，一排队随便就是几个小时，我们也完全没法下班，发热门诊和急诊也都不分了，大厅里堆满了病人，抢救室输液室里到处都是病人。 <text:line-break/><text:line-break/>还有的病人家属来了，说要一张床，我的爸爸在汽车里面不行了，因为那时候地下车库已封，他车子也堵着开不进来。我没办法，带着人和设备跑去汽车里去，一看，人已经死了，你说是什么感受，很难受很难受。这个人就死在汽车里，连下车的机会都没有。 <text:line-break/><text:line-break/>还有一位老人，老伴刚在金银潭医院去世了，她的儿子、女儿都被感染了，在打针，照顾她的是女婿，一来我看她病得非常重，联系呼吸科给收进去住院，她女婿一看就是个有文化有素质的人，过来跟我说谢谢医生等等的，我心里一紧，说快去，根本耽误不了了。结果送去就去世了。一句谢谢虽然几秒钟，但也耽误了几秒。这句谢谢压得我很沉重。 <text:line-break/><text:line-break/>还有很多人把自己的家人送到监护室的时候，就是他们见的最后一面，你永远见不着了。 <text:line-break/><text:line-break/>我记得大年三十的早上我来交班，我说我们来照个相，纪念一下这个大年三十，还发了个朋友圈。那天，大家都没有说什么祝福，这种时候，活着就是好的。 <text:line-break/><text:line-break/>以前，你如果有一点失误，比如没有及时打针，病人都可能还去闹，现在没人了，没有人跟你吵，没有人跟你闹了，所有人都被这种突然来的打击击垮了，搞蒙了。 <text:line-break/><text:line-break/>病人死了，很少看到家属有很伤心地哭的，因为太多了，太多了。有些家属也不会说医生求求你救救我的家人，而是跟医生说，唉，那就快点解脱吧，已经到了这个地步。因为这时候每个人怕的都是自己被感染。 <text:line-break/><text:line-break/>一天发热门诊门口的排队，要排5个小时。正排着一个女的倒下了，看她穿着皮衣，背着包包，穿着高跟鞋，应该是很讲究的一个中年女性，可是没有人敢上前去扶她，就在地上躺了很久。只得我去喊护士、医生来去扶她。 <text:line-break/><text:line-break/>1月30号我早上来上班，一个白发老人的儿子32岁死了，他就盯着看医生给他开死亡证明。根本没有眼泪，怎么哭？没办法哭。看他的打扮，可能就是一个外来的打工的，没有任何渠道去反映。没有确诊，他的儿子，就变成了一张死亡证明。 <text:line-break/><text:line-break/>这也是我想要去呼吁一下的。在急诊科死亡的病人都是没有诊断、没办法确诊的病例，等这个疫情过去之后，我希望能给他们一个交代，给他们的家庭一些安抚，我们的病人很可怜的，很可怜。 <text:line-break/><text:line-break/>「幸运」 <text:line-break/><text:line-break/>做了这么多年医生，我一直觉得没有什么困难能够打倒我，这也和我的经历、个性有关。 <text:line-break/><text:line-break/>9岁那年我爸爸就胃癌去世了，那个时候我就想着长大了当个医生去救别人的命。后来高考的时候，我的志愿填的全部都是医学专业，最后考取了同济医学院。1997年我大学毕业，就到了中心医院，之前在心血管内科工作，2010年到急诊科当主任的。 <text:line-break/><text:line-break/>我觉得急诊科就像我的一个孩子一样，我把它搞成这么大，搞得大家团结起来，做成这个局面不容易，所以很珍惜，非常珍惜这个集体。 <text:line-break/><text:line-break/>前几天，我的一个护士发朋友圈说，好怀念以前忙碌的大急诊，那种忙跟这种忙完全是两个概念。 <text:line-break/><text:line-break/>在这次疫情之前，心梗、脑梗、消化道出血、外伤等等这些才是我们急诊的范畴。那种忙是有成就感的忙，目的明确，针对各种类型的病人都有很通畅的流程，很成熟，下一步干什么，怎么做，出了问题找哪一个。而这一次是这么多危重病人没办法去处理，没办法收住院，而且我们医务人员还在这种风险之中，这种忙真的很无奈，很痛心。 <text:line-break/><text:line-break/>有一天早上8点，我们科一个年轻医生跟我发微信，也是蛮有性格的，说我今天不来上班了，不舒服。因为我们这里都有规矩的，你不舒服要提前跟我说好安排，你到8点钟跟我说，我到哪里去找人。他在微信中对我发脾气，说大量的高度疑似病例被你领导的急诊科放回社会，我们这是作孽！我理解他是因为作为医生的良知，但我也急了，我说你可以去告我，如果你是急诊科主任，你该怎么办？ <text:line-break/><text:line-break/>后来，这个医生休息了几天后，还是照样来工作。他不是说怕死怕累，而是遇到这种情况，一下子面对这么多病人感到很崩溃。 <text:line-break/><text:line-break/>作为医生来说，特别是后面很多来支援的医生，根本心理上受不了，碰到这种情况懵了，有的医生、护士就哭。一个是哭别人，再一个也是哭自己，因为每个人都不知道什么时候就轮到自己感染。 <text:line-break/><text:line-break/>大概在1月中下旬，医院的领导也陆陆续续地都病倒了，包括我们的门办主任，三位副院长。医务科科长的女儿也病了，他也在家里休息。所以基本上那一段时间是没有人管你，你就在那儿战斗吧，就是那种感觉。 <text:line-break/><text:line-break/>我身边的人也开始一个接一个地倒掉。1月18日，早上8点半，我们倒的第一个医生，他说主任我中招了，不烧，只做了CT，肺部一大坨磨玻璃。不一会儿，隔离病房负责的一个责任护士，告诉我说他也倒了。晚上，我们的护士长也倒了。我当时非常真实的第一感觉是——幸运，因为倒得早，可以早点下战场。 <text:line-break/><text:line-break/>这三个人我都密切接触过，我就是抱着必倒的信念每天在工作，结果一直没倒。全院的人都觉得我是个奇迹。我自己分析了一下，可能是因为我本身有哮喘，在用一些吸入性的激素，可能会抑制这些病毒在肺内沉积。 <text:line-break/><text:line-break/>我总觉得我们做急诊的人都算是有情怀的人——在中国的医院，急诊科的地位在所有科室当中应该是比较低的，因为大家觉得急诊，无非就是个通道，把病人收进去就行了。这次抗疫中，这种忽视也一直都存在。 <text:line-break/><text:line-break/>早期的时候，物资不够，有时候分给急诊科的防护服质量非常差，看到我们的护士竟然穿着这种衣服上班，我很生气，在周会群里面发脾气。后来还是好多主任把他们自己科室藏的衣服都给我了。 <text:line-break/><text:line-break/>还有吃饭问题。病人多的时候管理混乱，他们根本想不到急诊科还差东西吃，很多科室下班了都有吃的喝的，摆一大排，我们这里什么都没有，发热门诊的微信群里，有医生抱怨，「我们急诊科只有纸尿裤……」我们在最前线战斗，结果是这样，有时候心里真的很气。 <text:line-break/><text:line-break/>我们这个集体真的是很好，大家都是只有生病了才下火线。这次，我们急诊科有40多个人感染了。我把所有生病的人建了一个群，本来叫「急诊生病群」，护士长说不吉利，改成「急诊加油群」。就是生病的人也没有很悲伤、很绝望、很抱怨的心态，都是蛮积极的，就是大家互相帮助，共度难关那种心态。 <text:line-break/><text:line-break/>这些孩子们、年轻人都非常好，就是跟着我受委屈了。我也希望这次疫情过后，国家能加大对急诊科的投入，在很多国家的医疗体系中，急诊专业都是非常受重视的。 <text:line-break/><text:line-break/>不能达到的幸福 <text:line-break/><text:line-break/>2月17号，我收到了一条微信，是那个同济医院的同学发给我的，他跟我说「对不起」，我说：幸好你传出去了，及时提醒了一部分人。他如果不传出去的话，可能就没有李文亮他们这8个人，知道的人可能就会更少。 <text:line-break/><text:line-break/>这次，我们有三个女医生全家感染。两个女医生的公公、婆婆加老公感染，一个女医生的爸爸、妈妈、姐姐、老公，加她自己5个人感染。大家都觉得这么早就发现这个病毒，结果却是这样，造成这么大的损失，代价太惨重了。 <text:line-break/><text:line-break/>这种代价体现在方方面面。除了去世的人，患病的人也在承受。 <text:line-break/><text:line-break/>我们「急诊加油群」里，大家经常会交流身体状况，有人问心率总在120次/分，要不要紧？那肯定要紧，一动就心慌，这对他们终身都会有影响的，以后年纪大了会不会心衰？这都不好说。以后别人可以去爬山，出去旅游，他们可能就不行，那都是有可能的。 <text:line-break/><text:line-break/>还有武汉。你说我们武汉是个多热闹的地方，现在一路上都是安安静静的，很多东西买不到，还搞得全国都来支援。前几天广西的一个医疗队的护士在工作的时候突然昏迷了，抢救，后来人心跳有了，但还是在昏迷。她如果不来的话，在家里可以过得好好的，也不会出这种意外。所以，我觉得我们欠大家的人情，真的是。 <text:line-break/><text:line-break/>经历过这次的疫情，对医院里很多人的打击都非常大。我下面好几个医务人员都有了辞职的想法，包括一些骨干。大家之前对于这个职业的那些观念、常识都难免有点动摇——就是你这么努力工作到底对不对？就像江学庆一样，他工作太认真，太对病人好，每一年的过年过节都在做手术。今天有人发一个江学庆女儿写的微信，说她爸爸的时间全部给了病人。 <text:line-break/><text:line-break/>我自己也有过无数次的念头，是不是也回到家做个家庭主妇？疫情之后，我基本上没回家，和我老公住在外面，我妹妹在家帮我照顾孩子。我的二宝都不认得我了，他看视频对我没感觉，我很失落，我生这个二胎不容易，出生的时候他有10斤，妊娠糖尿病我也得了，原本我还一直喂奶的，这一次也断了奶——做这个决定的时候，我有点难过，我老公就跟我说，他说人的一生能够遇到一件这样的事情，并且你不光是参与者，你还要带一个团队去打这场仗，那也是一件很有意义的事情，等将来一切都恢复正常以后大家再去回忆，也是一个很宝贵的经历。 <text:line-break/><text:line-break/>2月21号早上领导和我谈话，其实我想问几个问题，比如有没有觉得那天批评我批评错了？我希望能够给我一个道歉。但是我不敢问。没有人在任何场合跟我说表示抱歉这句话。但我依然觉得，这次的事情更加说明了每个人还是要坚持自己独立的思想，因为要有人站出来说真话，必须要有人，这个世界必须要有不同的声音，是吧？ <text:line-break/><text:line-break/>作为武汉人，我们哪一个不热爱自己的城市？我们现在回想起来以前过得那种最普通的生活，是多么奢侈的幸福。我现在觉得把宝宝抱着，陪他出去玩一下滑梯或者跟老公出去看个电影，在以前再平常都不过，到现在来说都是一种幸福，都是不能达到的幸福。</text:p>
      <text:p text:style-name="P2">怡靜   |  2020.03.11 21:07   |   <text:a xlink:type="simple" xlink:href="http://palinfo.habago.org/Entry?Command=Information_PrintForum&amp;iPage=1#FORUM38846"><text:span text:style-name="T1">#</text:span></text:a></text:p>
      <text:p text:style-name="P3">我也來貢獻一個跟冠狀病毒有關的笑話，是前一陣子在水管的留言裡看到的，這笑話要送給仇中反華的西方人和蛙蛙們。 <text:line-break/><text:line-break/>Coronavirus has its "freedom" to spread. It's a birthright, the world can't just take it away. Only in "autocracy" China, the virus has no freedom. So sad for coronavirus. <text:line-break/><text:line-break/>大意是說，冠狀病毒可以任意的傳播，因為這是它的自由，它的病毒權，這世上沒有人可以任意剝奪這個權利，唯有在施行專制的中國，冠狀病毒無法為所欲為，多可悲啊！ <text:line-break/><text:line-break/>至於美國人囤槍囤子彈，在我看來這合情合理啊！（網路上傳尤其是亞裔更要囤。我本人是支持槍枝管制的，但我若是住在美國，有槍枝執照，我大概也會囤吧）早在武漢封城時，我就跟身邊的人說，看你敢不敢在美國宣布封城，搞不好子彈滿天飛。 <text:line-break/><text:line-break/>阿遠提到戴口罩一事，讓我想起前幾天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是不清楚美國社會是不是真的很歧視病人（好奇怪喔，百分之九十九點九九九的人不是都生過病嗎？為啥要歧視生病的人？）至於這位作家真以為大部分西方人分辨得出妳是中國人還是台灣人還是日本人還是韓國人？對種族歧視者來說，在他們眼裏你們都是shit，好嗎？ <text:line-break/><text:line-break/>對了，我的IG帳號上追蹤了一個英國的攝影師，前幾天他拍了一個短視頻，上面是英國某超市裡衛生紙被搶購一空的情形，影片上攝影師寫著，衛生紙搶光光，但沒有人戴口罩。 <text:line-break/><text:line-break/>這場疫情，真是一面照妖鏡。現在祖國已逐漸控制住疫情，黎明指日可待，且正對西方國家伸出援手。</text:p>
      <text:p text:style-name="P2">陳真   |  2020.03.11 20:55   |   <text:a xlink:type="simple" xlink:href="http://palinfo.habago.org/Entry?Command=Information_PrintForum&amp;iPage=1#FORUM38845"><text:span text:style-name="T1">#</text:span></text:a></text:p>
      <text:p text:style-name="P4">不管哪個地方，一定都會有好人、壞人。Emir Kusturica 說："我看世界是彩色的，但我看人卻是黑白。" 我其實也差不多，頂多黑白之外多了一個灰色。大部份人恐怕都是落在灰色這個部份。 <text:line-break/><text:line-break/>我看怡靜貼的文章，從當事人的一些表達中，就可以看出他的內心；而這樣一些表達，肯定不會是一種大字眼、大概念，而只是一些普通話語。但這樣一些普通話語其實並不普通；惟有當你擁有某種心思、情意或人品時，你才有可能講出某種話語。真正能打動人心的是這樣一種話語，因為它反映了一種良善的心靈。 <text:line-break/><text:line-break/>生活中，絕大多數時候，我們感受到的卻是另一種恐怖語言，折射出冷血與無情。做為一個醫生，經常可以看到這樣一種醫護人員：對病人缺乏善意，對工作缺乏最基本的尊重與責任感，甚至好像每個病人都跟他有仇似的。醫生如此，護士也一樣。 <text:line-break/><text:line-break/>你不一定要視病如親，但你總不能視病如仇吧？問題是：我們有可能讓一個原本心中不存在某種情感的人產生某種對人的情感嗎？我們有可能讓一個原本心中 "不把病人當人" 的人學會 "把人當人看" 嗎？對此我的答案是悲觀的。我不認為這是一種具體可以改變的素質。</text:p>
      <text:p text:style-name="P2">陳真   |  2020.03.11 20:43   |   <text:a xlink:type="simple" xlink:href="http://palinfo.habago.org/Entry?Command=Information_PrintForum&amp;iPage=1#FORUM38844"><text:span text:style-name="T1">#</text:span></text:a></text:p>
      <text:p text:style-name="P3">常看到一些人，拉下口罩，挖挖鼻孔，揉揉眼睛，臉上東摸摸西摸摸，然後再把口罩戴上。其實，這時候很可能就感染了。 <text:line-break/><text:line-break/>洗手很重要 (特別是在公共場所)，但是常被人們忽略或偷懶，醫護人員當然也不例外。公車和電扶梯把手、門把、公共桌椅，錢幣紙鈔、水龍頭開關、餐廳筷子湯匙、電梯按鈕、信用卡健保卡等等等，凡是有其他人碰過的東西，只要你也碰了，就得洗手。簡單說就是我們得認定手必然永遠都是髒的，因此，在揉眼挖鼻吃東西等等之前，一概都得洗手。 <text:line-break/><text:line-break/>許多研究證實，防止院內感染最簡單、最容易忽略同時也最關鍵的一個措施，就是洗手。你去一家醫院或診所，從它的廁所衛生狀況及洗手設備是否完善，大約就能判斷這家醫療機構的某種公衛與醫療水平。 <text:line-break/><text:line-break/>醫院是救命的地方，但是，全球每年卻有好幾十萬人死於院內感染，只要勤洗手，就能相當程度減少院內感染。 <text:line-break/><text:line-break/>我去外面吃東西，經常看到一些老闆一邊用手拿食物做菜，一邊收錢找錢，實在很可怕；有時挖挖鼻孔、抹抹鼻涕，然後用髒到不行的抹布隨手擦一擦，然後又繼續拿麵條拿食物做菜，非常可怕。 <text:line-break/><text:line-break/>當我當上醫師，特別是當上主任，不再挨餓，不再有基本三餐溫飽的煩惱時，我就儘可能不再吃路邊攤。我對於吃有二靜(淨)主義，安靜與乾淨。環境要安靜，飲食要乾淨，至於好不好吃，我就不那麼計較了。 <text:line-break/><text:line-break/>我知道講這個有點布爾喬亞，有點政治不正確，對基層生活不敬，但它畢竟是事實。 <text:line-break/><text:line-break/>醫師跟廚師一樣，護己護人最簡單也最重要的一個基本步驟就是洗手，洗你千遍也不厭倦。手沒洗，就別亂摸；不摸別人，也不摸自己。特別是疫情期間，更要注意。 <text:line-break/><text:line-break/>你不妨想想一個感染途徑：病人進入診間，會把健保卡交給醫生或護士。醫護人員刷卡後，最後再交還給病人。這時候，這張卡就不知道已經從醫護人員手上傳遞多少病毒或細菌。但是，病人拿到卡之後，又拿去掛號處批價，再去藥局領藥，你想，這時候有多少病毒細菌已經搭上這班特快車往外擴散了？ <text:line-break/><text:line-break/>然後，你把卡片再放入口袋或皮夾，這時候，你的衣服褲子其實也全都淪陷了。當你不經意挖挖鼻孔揉揉眼睛時，很可能就中鏢了。 <text:line-break/><text:line-break/>我講這些基本公衛常識只是想說：很多人把整個防護重點擺在戴口罩這事情上頭是遠遠不足的；病菌能搭乘的 "特快車" 種類非常多，而你的手其實就是 "月台"，提供病菌到處旅遊，而勤洗手就是製造一個污染斷點，光是戴口罩就以為很安全是錯的。</text:p>
      <text:p text:style-name="P2">林書楷   |  2020.03.11 18:27   |   <text:a xlink:type="simple" xlink:href="http://palinfo.habago.org/Entry?Command=Information_PrintForum&amp;iPage=1#FORUM38843"><text:span text:style-name="T1">#</text:span></text:a></text:p>
      <text:p text:style-name="P4">正在美東，確確實實感受到囤積「彈藥」的壓力。 <text:line-break/><text:line-break/>這邊沒有防疫，只有「選舉造勢」。政客們不思治國，只知互相抹黑、造謠。 <text:line-break/><text:line-break/>看過那些殭屍電影的應該都不陌生，這就是民主文明大國現在的實況。</text:p>
      <text:p text:style-name="P2">西瓜   |  2020.03.11 18:24   |   <text:a xlink:type="simple" xlink:href="http://palinfo.habago.org/Entry?Command=Information_PrintForum&amp;iPage=1#FORUM38842"><text:span text:style-name="T1">#</text:span></text:a></text:p>
      <text:p text:style-name="P3">其实中国1月底一样有人囤物资，我家就去超市买了1周的蔬菜食品、卫生用品。日本福岛那次大海啸也是把超市抢购一空。我觉得人的恐慌情绪可以理解，何况而且还有部分人在利用这个恐慌。美国屯枪那个只是在大陆网络上传播得新闻，实际上美国人当时大部分人不在乎这次新冠病毒，消息存疑。 <text:line-break/>陈真医生要注意自身安全啊，武汉早期被感染的医护多是非传染病、呼吸科的医生，因为没有那么高级别的防护，这次新冠存在大量的无症状患者。 <text:line-break/>台湾这次防疫又和who政治事件牵扯到了一起，和17年前应对sars一样。 和大陆人员流动比新加坡高，病例只有三分之一，而且已经出现了五六例输出病例了，我对目前台湾的实际感染情况存疑。 <text:line-break/><text:line-break/>这是今天最新的钟南山和欧盟医生视频介绍新冠的情况。 <text:line-break/><text:a xlink:type="simple" xlink:href="https://www.takefoto.cn/viewnews-2077335.html"><text:span text:style-name="T2">https://www.takefoto.cn/viewnews-2077335.html</text:span></text:a><text:s/><text:line-break/>这是第七版新冠的诊疗方案 <text:line-break/><text:a xlink:type="simple" xlink:href="http://www.nhc.gov.cn/yzygj/s7653p/202003/46c9294a7dfe4cef80dc7f5912eb1989.shtml"><text:span text:style-name="T2">http://www.nhc.gov.cn/yzygj/s7653p/202003/46c9294a7dfe4cef80dc7f5912eb1989.shtml</text:span></text:a><text:s/><text:line-break/><text:line-break/>希望能帮到大家</text:p>
      <text:p text:style-name="P2">鄭豐遠   |  2020.03.11 15:36   |   <text:a xlink:type="simple" xlink:href="http://palinfo.habago.org/Entry?Command=Information_PrintForum&amp;iPage=1#FORUM38841"><text:span text:style-name="T1">#</text:span></text:a></text:p>
      <text:p text:style-name="P4">哈哈，移民之路不易，希望這隻病毒在火車上不會被偷襲。 <text:line-break/><text:line-break/>澳洲人屯衛生紙聽起來很可笑對吧，但你知道美國人屯什麼嗎? 屯槍，屯彈藥。美國人說屯積各種物資沒意義，只要手上沒槍，這些都不是你的。 <text:line-break/><text:line-break/>我開始覺得，中國將會在世界上樹立一種典範，讓世人明白什麼是真正的善良和利他精神。</text:p>
      <text:p text:style-name="P2">陳真   |  2020.03.11 13:22   |   <text:a xlink:type="simple" xlink:href="http://palinfo.habago.org/Entry?Command=Information_PrintForum&amp;iPage=1#FORUM38840"><text:span text:style-name="T1">#</text:span></text:a></text:p>
      <text:p text:style-name="P3">搶衛生紙應該是一種超前部署的概念。其實這還不夠，肥皂、洗髮精、衛生棉、牙刷牙膏等等等，統統都該搶；建議進一步部署地下碉堡，設立無塵室，還有氧氣筒、防毒面具和防護衣等等等，這些都是一定要的。 <text:line-break/><text:line-break/>病毒聽到這樣一個超前部署的計畫，恐怕得知難而退了。 <text:line-break/><text:line-break/>講到撤退，我想起一個病毒撤退的笑話。有一對男女情人，生性嚴謹，不但凡事超前部署，而且按表操課，生活非常規律。平常，固定每周一、三、五的晚上十一點半就會準時做愛。 <text:line-break/><text:line-break/>女方特別愛乾淨，體內的病毒經常遭到無情的消毒水攻擊。有一天，有一隻病毒甲實在是受不了了，決定攜家帶眷移民。臨走之前，告別左鄰右舍說，"我們要走了，大家多多小心，多多保重，咱們後會有期"。 <text:line-break/><text:line-break/>鄰居一隻病毒乙問他，"你們打算何時走？" 病毒甲說："我們打算搭今晚十一點半的特快車離開。" <text:line-break/><text:line-break/>好笑嗎？ </text:p>
      <text:p text:style-name="P2">鄭豐遠   |  2020.03.11 09:30   |   <text:a xlink:type="simple" xlink:href="http://palinfo.habago.org/Entry?Command=Information_PrintForum&amp;iPage=1#FORUM38839"><text:span text:style-name="T1">#</text:span></text:a></text:p>
      <text:p text:style-name="P4">我上面說澳洲人面對新冠病毒，搶衛生紙搶到爭先恐後，搶到打架，也許有人不相信，隨手貼兩個影片給大家看吧，這都是我們日常採購的那種超市。 <text:line-break/><text:line-break/><text:a xlink:type="simple" xlink:href="https://www.youtube.com/watch?v=RyjooPrfU60"><text:span text:style-name="T2">https://www.youtube.com/watch?v=RyjooPrfU60</text:span></text:a><text:s/><text:line-break/><text:line-break/><text:a xlink:type="simple" xlink:href="https://www.youtube.com/watch?v=gzm1XSnT-oI"><text:span text:style-name="T2">https://www.youtube.com/watch?v=gzm1XSnT-oI</text:span></text:a><text:s/><text:line-break/><text:line-break/>第二個還帶即時轉播，聽得懂澳式英文的，應該會覺得很好笑吧? 問題是如果你和我一樣是活在這樣的社會，應該就不會覺得很好笑了。</text:p>
      <text:p text:style-name="P2">鄭豐遠   |  2020.03.11 08:35   |   <text:a xlink:type="simple" xlink:href="http://palinfo.habago.org/Entry?Command=Information_PrintForum&amp;iPage=1#FORUM38838"><text:span text:style-name="T1">#</text:span></text:a></text:p>
      <text:p text:style-name="P3">我在澳洲現在出門都不敢戴口罩的，因為不戴口罩可能會染病，但戴了口罩可能會馬上被人辱罵或歐打。 <text:line-break/><text:line-break/>所謂被打，各位不要以為只是一種比喻。西方嚴刑峻法，使用暴力往往會受到嚴重懲戒，但只要是四下無人或是法律死角，西方人隨時會恃強凌弱，出手傷人的，而且往往用偷襲方式。有次我穿著那件維基解密的 T 恤 (上面用英文寫著"釋放阿桑吉") 坐火車上班，車廂裡沒什麼人，停靠某站時，一個西方混蛋從後方重重敲了一下我的頭，然後迅速跑下車。這一招在江湖上叫作 coward's punch，中文叫懦夫拳，專門偷襲後腦勺，澳洲常有人被這樣一拳打死。 <text:line-break/><text:line-break/>澳洲青少年更可怕，因為法律管不著，我在街上遇到成群青少年都會遠遠避開，因為就算他們衝過來把你圍歐致死，他們也不會負上什麼法律責任，但你若反擊，肯定要吃牢飯。 <text:line-break/><text:line-break/>這個新冠病毒，台灣人故意很惡劣地稱其"武漢病毒"，以暗示其是一種來自中國的"中國毒素"。我還看到有台灣朋友要出國遊玩前在分發一種小徽章，上面寫著"I'm from TAIWAN"，以示有別。台灣人的種種心態真的很荒唐，這不但說明了台灣人心裡明明白白知道西方有種族歧視，但不去怪西方社會，反而來怪自己的中國人同胞。 <text:line-break/><text:line-break/>在西方生活了快四年，工作生活幾乎全和三大洋五大洲的人打交道，西方人是什麼德性我可是一清二楚。這個新冠病毒，可以說把西方人的真面目暴露無疑。前兩天我還看到有個西方白痴在電視上囂張地要求中國向全世界道歉，說中國害了這個世界。他媽的! 要不是中國用盡全國之力，把絕大多數的病毒圍堵在國內，做出各方面如此巨大的犧牲，這世界現在要承受什麼樣的災難實在難以想像。世界應該恭恭敬敬向中國致上最高的謝意，怎麼還好意思叫中國道歉? 他媽的天下竟然還有這種道理?? <text:line-break/><text:line-break/>來澳洲第一年，我就發現西方人不讓人戴口罩，有次我感冒，戴口罩進超市買東西，一個西方人突然迎面而來，問我為什麼要戴口罩，叫我拿下來。我說我感冒了，不想散播病毒害人，沒把口罩拿下。那人後來走了，但我對其表情言行印象深刻。 <text:line-break/><text:line-break/>現在病毒肆虐，澳洲依然不准人戴口罩。並不是法律規定不准戴，而是一整個社會氛圍讓你不敢戴。我問一個西方朋友，為什麼西方不讓戴口罩，難道人們沒有基本的科學素養，不知何謂病毒? 何謂細菌? 不知道有些病空氣會傳播? 他說這就是西方的文化，因為西方人認為只有超級英雄和超級壞蛋才會把面部特徵遮住。你戴上口罩，就代表你圖謀不軌，人們對此視為社會禁忌。 <text:line-break/><text:line-break/>對此我實在感到很無言，所謂神邏輯不外如此。澳洲大白天在外，十個人有九個戴著太陽眼鏡，據科學研究，眼睛是辨識一個人身份最重要的面部特徵，難道這些人全都圖謀不軌? <text:line-break/><text:line-break/>重點是，病毒是什麼東西? 它難道會尊重你的文化習慣? 是你和別人的命重要，還是你無謂的社會習俗重要? <text:line-break/><text:line-break/>我聽到有西方人說，人們有不戴口罩和四處趴趴走的自由，沒有人該強迫別人戴口罩或被隔離 (因此說中國的防疫舉措是侵害人權)，對如此智商，我真的有種被打敗的感覺。我覺得我們是不是該提倡一種基本人權，讓所有人都有擁有 80 以上的智商，太笨真的是違反人權的。 <text:line-break/><text:line-break/>所謂人權，自由，英雄主義，帝國主義，種族主義，在我看都有著某種類似的根源，那就是一種強弱思維: 強者對弱者，健康人對病人，正常人對異類，多數對少數。人們莫不追捧並急於成為強者的一方，因為強者擁有無限自由，可以為所欲為，而弱者只能任人宰割，乖乖聽話，要不你就會成為獵巫的對象，成為眾矢之的。整個文明彷彿停留在中世紀的水平。 <text:line-break/><text:line-break/>沒見過西方世界的同胞們看清楚了，這就是西方的真面目。不信的，自己有機會在國外闖蕩幾年看看，看看我說的有沒有道理。 <text:line-break/><text:line-break/>插播另一則消息，各國口罩缺貨，人們瘋搶，但各位知道澳洲人搶什麼嗎? 沒看新聞的一定猜不到，那就是搶衛生紙，那種一捲一捲用來擦屁股用的。我不是說笑，那種搶法宛如末日電影，各地超市裡人們擠成一團，爭先恐後，甚至會為了一捲衛生紙大打出手。注意這當中是無人戴上口罩的。病毒若會思考和說話，對此不知道會說些什麼。 <text:line-break/><text:line-break/>西方文明有其燦爛美麗之處，比如音樂，比如藝術，比如許多無私美好的人事物，讓人驚為天人。但其醜陋的一面同樣讓驚嚇指數破表。比如這次新冠病毒所暴露出的一種無知、自私、傲慢以及不把人命當命的根本思維。而這些負面特質，竟然才是佔據絕大多數西方社會的主流意識形態。 <text:line-break/><text:line-break/>那句話說得還是有道理的: 病毒不可怕，人心才可怕。</text:p>
      <text:p text:style-name="P2">陳真   |  2020.03.10 20:23   |   <text:a xlink:type="simple" xlink:href="http://palinfo.habago.org/Entry?Command=Information_PrintForum&amp;iPage=2#FORUM38837"><text:span text:style-name="T1">#</text:span></text:a></text:p>
      <text:p text:style-name="P3">請先看這段影片，一個新加坡留英學生當街遭到英國人的圍毆： <text:line-break/><text:line-break/><text:a xlink:type="simple" xlink:href="https://bit.ly/39oOl6z"><text:span text:style-name="T2">https://bit.ly/39oOl6z</text:span></text:a><text:s/><text:line-break/><text:line-break/>嚴格說來，這不能算是「新聞」，因為它事實上只是一種「常態」，而且，這樣一種「常態」在過去幾年更是變本加厲；以美國為首的西方反中政治操作，以及西方社會的逐漸極右傾向，使得種族攻擊事件幾乎是以一種幾何成長的方式蔓延。透過新冠病毒疫情的新一波仇中反華政治操作，更是劇烈加重了此一歪風。 <text:line-break/><text:line-break/>台灣媒體及人渣黨很喜歡欺騙台灣人說，西方人歧視的只是「中國人」，我們台灣人不是「中國人」，我們只是比較「倒霉」，被誤以為是「中國人」，只要我們大聲說出「我是台灣人，不是中國人」，就不會被歧視，反而會被西方人豎起大姆指稱讚。 <text:line-break/><text:line-break/>這種腦殘鬼話，從二十幾年前講到現在，居然也有人信，真是不可思議。 <text:line-break/><text:line-break/>1997年7月1日，香港脫離英國殖民回歸祖國的那一天早上，我卻遠渡重洋來到英國求學，呼吸所謂「自由」的新鮮空氣。在思想上來說，確實帶給我極大的精神解放，擺脫過去島內那種根本不需要大腦的所謂「教育」。但在種族關係上來說，卻又是另一種「啟蒙」，讓我明白原來「精武門」或「猛龍過江」並非只是電影，而是政治現實與生活常態，它並沒有成為過去。 <text:line-break/><text:line-break/>幾個月後，我就發表了「給英國人的一封公開信」中英文版，不久後，成立了CARD (Campaign Against Racial Discrimination，反種族歧視運動)。 <text:line-break/><text:line-break/>我原本以為這將是一場為同胞挺身而出與英國人的鬥爭，沒想到腹背受敵，更大更醜陋的攻擊居然是來自於所謂台灣同胞，由台灣當時的執政黨--國民黨以及台灣駐英代表處帶頭，對我展開一場人格毀滅戰。 <text:line-break/><text:line-break/>我百思不解。精武門或猛龍過江都不是這樣演的啊。人家英國人根本不否認種族歧視是西方社會的一個嚴重問題，怎麼反而是被歧視的台灣人卻拼命否認自己被歧視？很多留英學生甚至爭相表示自己沒有被歧視過，以示高同胞一等；彷彿曾經遇過歧視的就是比較低級、比較不厲害的同胞，因此活該被歧視。台灣人的民族自卑感，真是遠超乎想像。所謂種族歧視，跟你厲不厲害、考試是否考一百分無關，而是跟你的膚色及種族有關。 <text:line-break/><text:line-break/>各種西方民調指出，絕大多數英國人認為英國社會的種族歧視問題很嚴重，甚至有三分之一的英國人承認自己有種族歧視的傾向；種族攻擊更是無法無天，甚至大白天鬧出人命。 <text:line-break/><text:line-break/>比方說有一年，翻開報紙，短短幾行字，說有個巴基斯坦裔的雜貨店老闆，光天化日下被幾名英國青少年拖出店家，活活打死，就只因為他是所謂「有色人種」。還有個黑人中學生，莫名其妙在公車站等車時，被人一刀刺死，就只因為他是個黑人。 <text:line-break/><text:line-break/>我想，我應該是近幾十年來第一個公開挑起這個議題的亞洲人。英國駐台機構揚言對我提出控告，說我毀謗他們。台灣駐英代表處更離譜，除了發動網軍對我抹黑造謠進行人格毀滅戰的同時，台灣駐英代表處的一位張姓主任居然要我「證明英國社會存在種族歧視」，說我「破壞台英外交關係」。很離譜吧。我曾經跟他們說，這就好像要我證明世界上有蒼蠅這種生物一樣，難道你們活在山洞裏，每天足不出戶，從不看英國報紙，也不看英國電視，也沒見過英國人？ <text:line-break/><text:line-break/>許多台灣留英學生更是「群情激憤」，視我為「公敵」，因為我揭穿了長年以來台灣社會對於西方的「謊言式美化」，把西方人講得好文明好浪漫好帥氣好率真好可愛好單純...，把西方社會講得好有法治、好文明、好偉大，好有秩序、好重視人權，什麼民主自由平等與博愛...等等等。事實上，這些美名往往過譽，有些是真，有些是假，有些則根本就是與事實完全相反的鬼話。 <text:line-break/><text:line-break/>那時候是國民黨執政，不過，對我百般造謠抹黑倒是各方有志一同，不分藍綠。我常說，我是經此一役才「轉大人」，真正告別了「純真的童年」，深刻體驗了當時剛興起的網路世界人性的陰暗與邪門。 <text:line-break/><text:line-break/>你可別以為那些像蟑螂一樣躲在陰暗處造謠抹黑冒名為惡栽贓嫁禍的人渣只是一些「魯蛇」或「小人物」。非也。他們有些可是權勢人物或前途無量的名校菁英。一個人使壞，跟地位與成就大小沒有任何關係；白天史豔文，晚上千心魔，只要四下無人，什麼事都幹得出來。 <text:line-break/><text:line-break/>有時候覺得是這樣：一日從娼，終生為妓。當你一旦下海，事實上就回不了頭了。要是時光可以倒流，要是我在那年少歲月可以預見未來，我很懷疑自己是否會在公眾事務上再走一遍同樣的路？真的是太痛苦了。 <text:line-break/><text:line-break/>負面的報應不用說了，即便是正面的所謂「肯定」，也往往同樣刺傷我心，畢竟我根本不是這樣那樣的人，卻飽受誤解、矮化與扭曲。人們卻說那是一種「稱讚」。甚至連個人基本資料之陳述，也往往荒腔走板，充滿庸俗的簡化與扭曲。 <text:line-break/><text:line-break/>支持我挺過這一切屈辱與誤解的力量，與其說是來自愛，不如說更多時候是來自對於死亡的預期。 <text:line-break/><text:line-break/>剛上大學時，看過伍迪艾倫的一部電影叫做Annie Hall，台灣翻譯做「安妮霍爾」。這電影很好笑，但電影一開始伍迪艾倫卻有一段開場白，有點矛盾，有點悲愴，與我心有戚戚焉。那段獨白如此說道： <text:line-break/><text:line-break/>「There's an old joke. Uh, two elderly  women are at a Catskills mountain resort, and one of them says: "The food at this place is really terrible." The other one says, "Yeah, I know, and such ... small portions." Well, that's essentially how I feel about life. Full of loneliness and misery and suffering and unhappiness, and it's all over much too quickly.」 <text:line-break/><text:line-break/>(有個老笑話是這麼說的，兩位老婦人去 Catskills 山區旅遊，其中一個說：「哎呀，這地方的食物真是有夠難吃！」 另一個說：「就是嘛，而且份量又那麼少。」你瞧，我對生命的看法基本上也是這樣，儘管它充滿了寂寞、痛苦、悲慘和不幸，卻又覺得一切似乎消逝得太快。) <text:line-break/><text:line-break/>有些時候，我們希望生命能夠活長一點；有些時候，我們卻又慶幸生命必然有個終結，渴望死亡的到來，好結束這一切寂寞、痛苦與不幸。我於世上無所求，只求上天憐憫。 <text:line-break/><text:line-break/>後記： <text:line-break/><text:line-break/>這篇文字一星期前就寫了，卻突然很不想貼，常有一種莫名的挫折與屈辱感，總覺得對外寫東西就是一種自我作賤，不知作賤到幾時。題外話。 <text:line-break/><text:line-break/>說個八卦，「給英國人的一封公開信」發表後隔年，差不多是1998-1999年吧，英國有個基金會邀我演講，題目是「種族歧視的概念與實際」，地點在倫敦大學。邀請人叫做黃國俊，去年(2019) 十月剛過世。我一開始完全不知道他是誰，後來陸續接觸，才知道他綠營關係良好，頭銜一大串。 <text:line-break/><text:line-break/>阿扁選總統時，不是提出什麼「新中間路線」來騙選票嗎？這個想法就是取材自當時的倫敦政經學院院長 Anthony Giddens 的「第三條路」，又稱「新中間路線」。一時之間，阿扁儼然成為社會學大師 Giddens 的思想傳人，兩人還曾互邀訪問，就像阿扁的助選員似的。阿扁和 Giddens 之間的牽線人就是黃國俊。  <text:line-break/><text:line-break/>阿扁去年還爆料，蔡英文的「所謂」博士證書「遺失」時，也是透過黃國俊找上 Giddens 幫忙「補發」。 <text:line-break/><text:line-break/>話說1998年，我去倫敦演講的前幾天，陸續收到幾封怪信，來者不善，全是用英文寫的，署名也是西方人的名字，來信內容詭異，充滿威脅，比方說其中一封從頭到尾就用英文只寫了幾個字：「你怕嗎？怕什麼？」 <text:line-break/><text:line-break/>演講與座談結束後，返回劍橋的路上，我的三位好朋友，跟我一起來倫敦參加座談的台灣留學生，居然遭到幾位英國人的當街圍毆，全部打倒在地。我原本認為這只是一樁在英國極其常見的種族攻擊，後來覺得應該是具有針對性，只是不知道為什麼不是揍我，而是去揍我的朋友。 <text:line-break/><text:line-break/>西方人在台灣，差不多就像王子公主那般尊貴，到處受人呵護，想白吃就白吃，想白嫖就白嫖，大家甚至搶著上床侍候，以被嫖為榮為傲。我們不會動輒叫西方人滾回去或去吃屎，更不可能把西方人從他家裏拖出來當街活活打死，也不會因為嫌他皮膚太白就當街一刀刺死他。 <text:line-break/><text:line-break/>很多台灣人很喜歡為西方人辯解說「並不是每個西方人都這樣」。媽的，當然不是每個西方人「都」這樣，「都」這樣還得了。這樣一種辯解就好像看到一鍋粥有三分之一是老鼠屎，卻有人故作客觀理性狀地說「又不是每一顆都是老鼠屎」。 <text:line-break/><text:line-break/>============== <text:line-break/><text:line-break/>走在倫敦街頭被嗆「新冠病毒」！新加坡少年遭「種族主義者」圍毆 <text:line-break/><text:line-break/>CTWANT <text:line-break/><text:line-break/>王德蓉 <text:line-break/><text:line-break/>2020年3月3日  <text:line-break/><text:line-break/>新冠肺炎疫情蔓延至全球，人心惶惶，不過此疫情竟讓「種族歧視」的情形更加嚴重！一名在英國念書的新加坡少年，日前走在倫敦街頭竟遭到一群年輕人圍毆，對方還直接叫他「新冠病毒」，並高喊「我不想讓病毒進入我的國家」，警方趕到現場時，這群年輕人已經逃走。而這名新加坡少年被緊急送醫，鼻青臉腫之外，臉部還有輕微骨折，需要動手術才能復原。 <text:line-break/><text:line-break/>事後，強納森無奈地在臉書上表示，種族主義者總是不停地找藉口來歧視他人，「而在新冠病毒的疫情下，他們又找到了另一個藉口宣洩仇恨，歧視華人。」 <text:line-break/><text:line-break/>=============== <text:line-break/><text:line-break/>米蘭現場／台灣人：出門不敢戴口罩 可能會挨揍 <text:line-break/><text:line-break/>聯合新聞網 <text:line-break/><text:line-break/>記者林政忠／台北─義大利越洋採訪 <text:line-break/><text:line-break/>2020年3月10日 <text:line-break/><text:line-break/>義大利總理孔蒂擴大封城後，全義更加瀰漫詭譎氣氛。嫁到米蘭15年的台灣籍作家Grace說，「口罩不夠戴，也不敢戴」，她出門不敢戴口罩，因為義大利人會以為是帶原者，「戴口罩還可能挨揍」。</text:p>
      <text:p text:style-name="P2">怡靜   |  2020.03.10 08:23   |   <text:a xlink:type="simple" xlink:href="http://palinfo.habago.org/Entry?Command=Information_PrintForum&amp;iPage=2#FORUM38836"><text:span text:style-name="T1">#</text:span></text:a></text:p>
      <text:p text:style-name="P4">昨晚看了冷暖人生的非典記憶，今早閱讀了這篇文章。或許就像Leonard Cohen的歌詞寫的， <text:line-break/><text:line-break/>There is a crack in everything. That's how the light gets in <text:line-break/><text:line-break/><text:line-break/>================ <text:line-break/><text:line-break/><text:a xlink:type="simple" xlink:href="https://bit.ly/2IFJodO"><text:span text:style-name="T2">https://bit.ly/2IFJodO</text:span></text:a><text:s/><text:line-break/><text:line-break/>武汉女人关秀丽扛起的三十天 <text:line-break/><text:line-break/>她用尽所有力气，给那些涌入的病人争取生机。 <text:line-break/><text:line-break/>那时候，关秀丽在人群里每走一步，都有十个以上的人喊她，盯着她：「救我」。她不知道拿什么救，只能说，「等一下」，这是她最不愿意说、但说得最多的一句话。 <text:line-break/><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这是《人物》3月刊封面《武汉医生》的第一篇报道。 <text:line-break/><text:line-break/>文｜罗婷 <text:line-break/><text:line-break/>编辑｜槐杨 <text:line-break/><text:line-break/>摄影｜尹夕远 <text:line-break/><text:line-break/>坏消息 <text:line-break/><text:line-break/>警报声是一点点清晰起来的。最初只是听到了一个词，白肺。一两个零星的病例，互不关联，似乎说明不了什么问题。2019年12月下旬，武汉红十字会医院急诊科护士长关秀丽依然在筹划自己的新年旅行。 <text:line-break/><text:line-break/>红会医院位于汉口的香港路上，离汉口火车站2公里，离华南海鲜市场也是2公里，还是120、110定点医院，三教九流聚集之地。正因为这样，急诊科医护们各个身经百战。他们接过枪伤的、刀伤的、车祸的、心梗的甚至被雷劈中的病人，遇到过急诊室劫持事件，常年与流浪汉打交道，冬春季节接诊很多呼吸道患者，夏秋季节则收到更多不爱喝水的结石病人。 <text:line-break/><text:line-break/>关秀丽今年41岁，工龄22年，是这个科室里最资深的员工之一。她个头挺高，马尾扎得紧紧的，说话爽利，带点黄陂口音。每天早晨7点离开家，走15分钟到医院，穿过门诊长长的走廊，道路尽头就是急诊科。12张床，28位同事，急救室门上绿色的大字，留观室里天蓝色的帘子，是她18岁之后最熟悉的世界。 <text:line-break/><text:line-break/>按照计划，大年初一值完最后一个班，关秀丽和丈夫、儿子将飞到新加坡过新年，这也是她第一次出国，儿子马上就要上初三，她想抓住最后的机会，给孩子一个轻松的假期，也很早就从医院拿回了上交的护照，看起了机票。侄子在新加坡工作，会为他们安排好旅程的一切。 <text:line-break/><text:line-break/>但很快，第一声警报响起。12月30日夜里，红会医院神经内科的医生刘文在科室群里发了两条信息：「刚刚二医院后湖院区确诊一例冠状感染性病毒肺炎，也许华南周边会隔离。洗手！口罩！手套！」、「SARS已基本确定，护士妹妹们别出去晃了」。截图很快被传了出去。看到刘文微信截图的第一刻，关秀丽就知道，这大概率是真的。她熟悉这位同事——刘文为人低调，极少发言，几乎没在医院大群里说过一句话，但相当老实靠谱。第二天，关秀丽就让急诊科所有人戴了双层口罩。她知道，新加坡，去不成了。 <text:line-break/><text:line-break/>之后的日子里，警报声越来越刺耳。关秀丽记得，那神秘的白肺，「过了两天，我们这儿也有了，再过两天，哎呀，怎么又有了。再过两天，我们自己的医务人员也感染了。」急诊科从以前的每天不到一百个号，到一天两三百，全是看同一种病。最开始还按照华南海鲜市场接触史排查，后来发现根本不对，有的人没有接触史，一样病情很重。还有的人本来跟海鲜市场有关系，怕受歧视，会隐瞒病史。 <text:line-break/><text:line-break/>偶尔有病人看别的病，妇科的、儿科的、外伤的……她尽量暗示别人：「你坐外面去吧，外面空气好一点。」有的病人听说了一点消息，愿意出去，有的不愿意：「外面冷，里面暖和。」她只能打开窗户通风，并给病人们发了外科口罩。她爷爷、她父亲和她，是三代党员，她相信官方通报的人不传人，但现实又指向了完全相反的方向。 <text:line-break/><text:line-break/>没过几天，1月13日，急诊科的两位护士确认感染。关秀丽从医院物资科抢来了N95口罩，让护士们都戴上，还有帽子。但穿的还是白大褂，有防护服，不能穿，她们收到指令，「不要引起恐慌」。 <text:line-break/><text:line-break/>1月17号下了班，她没回家，去了其他医院。没有坐公交车也没有骑共享单车，怕车把手不干净，她走路，走到两站地外的武汉中心医院后湖院区，又去了湖北省新华医院、武汉市第六医院。各个医院的门诊大厅里，医护们已经全副武装。她拍下照片，发给领导，没回复，又打过去电话，对方说：「你们自己看着办。」看着办，那就是可以了。她立刻通知护士们戴上面屏，穿上隔离衣。那时，红会医院门诊的病人已经占据了整条走道，排得很长很长。 <text:line-break/><text:line-break/>1月18号小年夜，本是关家吃团年饭的日子。关家都在医疗系统工作，爸爸是军医，妈妈是护士，大姐在武汉市第八医院做医生，二姐在社区卫生站，哥哥在黄陂区第一人民医院，全家都在一线。他们没有明说，但都知道有问题，互相提醒注意防护。哥哥姐姐跟大家商量，团年饭不吃了。全家都同意。这顿饭在餐馆里交了押金，钱也不要了。 <text:line-break/><text:line-break/>后来发生的事情证明这是一个再正确不过的决定——关秀丽的大姐，武汉第八医院的内科主任，在出诊时被感染，居家隔离后恢复，继续上岗。那是武汉封城前发生的事情。 <text:line-break/><text:line-break/>1月中旬，红会医院已经有规定，病人一旦发热，只能送到呼吸科。但还是有病人被漏掉，去其他科室就诊，肿瘤科和内分泌科是重灾区。1月20号，钟南山在电视上第一次说可以人传人、有17位医护人员感染时，红会医院已经有医护确认感染。 <text:line-break/><text:line-break/>核爆现场 <text:line-break/><text:line-break/>「人传人」带来的恐慌像一颗炸弹，投入这座春节前的大城。指令先是秘而不宣，之后则接二连三、过于突然。钟南山上电视的第二天，1月21日，红会医院收到通知，将从第二天下午6点起成为定点发热门诊。准备时间只有24小时。 <text:line-break/><text:line-break/>指定了一批定点发热门诊，就意味着——武汉另外几十家医院的发热门诊都不开放了，病人将高度集中。一个严峻的事实是，最早一批被列为定点发热门诊的医院，如肺科医院、汉口医院、红会医院，都是二级医院，不管是人员、物资还是管理，都难以在一夜之间有序应对突然暴涨的就诊人群。 <text:line-break/><text:line-break/>汉口医院急诊科主任胡红平无法忘记开诊第一天他走到门诊大厅时的所见：临时改建的空旷大厅，已经挤了上千人，下不去脚。第一个念头是万一发生纠纷，后果不堪设想，他马上给保卫科打电话，让他们立刻派保安，但根本找不到人。肺科医院发热门诊的护士长王洁记得，所有病人都陷入了恐慌，不管新冠非新冠，全部涌进门诊，造成了更严重的交叉感染。 <text:line-break/><text:line-break/>红会医院无疑是最惨烈的医院之一，门诊开放首日门诊量1700人，最高峰时2400人，接诊量甚至达到同批医院的两倍，比协和、同济还多。关秀丽和她的同事们至今也搞不清楚原因，也许是因为离华南海鲜市场最近；也许是因为他们承接了协和转来的病人；也许是因为红会医院一直以「不拒绝病人」著称，120会优先把病人送到这里；还有人认为是消息在传播时出了问题，让病人们认为红会是唯一一间开放门诊的医院。 <text:line-break/><text:line-break/>关秀丽的丈夫是湖北电视台的一位记者，他在一篇文章里记录了1月21日的红会医院：因大规模病人的涌入而上了微博热搜。睡在过道的、躺在走廊的、哭的、吼的、闹的、下跪的病人，情绪失控的家属们，让整个医院场面失控。 <text:line-break/><text:line-break/>按照诊治流程，轻症病人去看发热门诊，重症和危重症病人则送到急诊科。一两千人困在一个小院子里，要看病，要用药。保安不在，保洁也不在。大厅没有热水，门诊没有床位。开诊第一天，门诊部主任胡臻的口罩就差点被扯下来了，护士的防护服差点被扯破。现在的门诊台空无一物——因为东西都在那时被砸了。有的医生在诊室里崩溃大哭。 <text:line-break/><text:line-break/>医生王钧本是骨科主任，经过紧急培训，到发热门诊上岗。他说，当时心里有一股强烈的感觉，觉得自己置身核爆现场：「你们如果感觉到核爆炸冲击波的力量，我们的感觉到你们的五倍到十倍，我们是承受第一波核爆的人。我们站在最前沿，是突击队，尖刀班。」 <text:line-break/><text:line-break/>物资的问题首先浮现，平时运转顺畅的供应机制面对暴涨的病人，已经崩溃。 <text:line-break/><text:line-break/>门诊医生生病，诊室缺人，胡臻给领导发微信请求增援，得到的回复是「自行调控」。后来她就放弃了，就那么站着，再也不求了。 <text:line-break/><text:line-break/>急诊科向领导求助，收到的是两个字，「顶住」。「就像打仗一样，这里都要被敌人攻陷了，援兵还不过来，叫你顶住。」 <text:line-break/><text:line-break/>急诊科的两位领导性格迥异。副主任吕希俊皮肤白净，性格沉静温和，经常从清早忙到凌晨，是个默默做事的老好人。护士长关秀丽则是典型的武汉女人，泼辣，利落，说起话来风风火火，想成的事不管怎样都得办到，她说，「要不泼辣点，工作也难得搞」。解决后勤问题是她的责任，她用尽方法，吵、哭，甚至是「偷」。 <text:line-break/><text:line-break/>新冠病人缺氧严重，氧气像金子一样珍贵。红会医院有个制氧中心，每天生产的氧气有限，关秀丽就去门口守着、占着，一有氧气必须优先拉到急诊科。负责这件事的同事的电话号码，她背得烂熟。 <text:line-break/><text:line-break/>管设备的、管物资的、管总务的，她和每个负责人都吵过架。疫情爆发前，她就从物资科抢了一批N95口罩；疫情爆发后，急诊科最初有两台空气消毒机，但病人太多，根本不够，管物资的同事在电话里说，「真的没有了，已经汇报了。」她凶回去：「你这是什么意思啊？我现在在录音，你怎么样都给我搞一台来。」最后院感部门把儿科安在墙上的那台拆下来给她。心电监护仪本来有十几台，但根本不够，下了班，她和吕希俊把放在住院部大厅里还没有分配的心电监护仪全部「偷」回急诊科，还「偷」了好些个氧枕。病人太多了，氧气瓶再多也是有限的，氧枕好歹可以应急。护士问，这哪里来的？他俩说：「你不管，你先用。」 <text:line-break/><text:line-break/>哥哥关秀文听到这些事迹，在电话那头笑了起来。「可以想象，有可能。只要把东西搞走，什么手段都能使得出来，这是她做得出来的事情。」他也是武汉抗疫一线的医生，理解妹妹为什么会这么做。她是护士长，要保护好病人，也要保护好团队，不能让他们「裸奔」。 <text:line-break/><text:line-break/>在极端有限的条件下，门诊和急诊勉力维持，也不得不因陋就简。传染病医院需要设置「三区两通道」，红会医院住院部改造时设置了，但门诊还没来得及做。每到饭点，门诊和急诊的医护就在污染区里用来换衣服的小房间里吃饭，脱掉隔离服的上半身，吃完再穿上。其实隔离服已经被污染了。但当时，他们没有更多时间也没有更多的隔离服可以替换。房间外就是拥挤的病人，咳嗽、打喷嚏、吐痰。 <text:line-break/><text:line-break/>大年二十九那天晚上，一切还都乱着。医院安排酒店时，在群里接龙报科室所需房间数，关秀丽没时间看手机，没有分到房间；去领饭，早已经过了饭点，剩的饭不够急诊科吃。关秀丽搬个板凳坐在五楼，心里绝望，哭了起来，觉得眼前无路，没有饭吃，也没地方住。靠眼泪，她最后得到了三个房间。 <text:line-break/><text:line-break/>红会医院急诊科 <text:line-break/><text:line-break/>「多么无助，多么痛苦」 <text:line-break/><text:line-break/>这30天，关秀丽说，她见过了太多可怜人。 <text:line-break/><text:line-break/>1月23日前后，政策变化频繁，各家医院的分工还未理顺，到底哪个医院只收确诊病人，哪个医院能检测核酸，哪个医院开放门诊，病人们都在碰运气。有的救护车拉着病人连送三家医院，都被拒绝，到了红会医院，门诊大厅满得下不去脚，但病人再不肯走，跪下哀求，说死也要死在这里。 <text:line-break/><text:line-break/>关秀丽见过许多次这样的病人。医护们都心软，但凡有一点空隙，也就收下了。护士陈楚楚说，「没办法，他也不晓得哪个医院有床，来你这里还不是希望这里有床，虽然我没有，但总比在路上耽误时间强。去别的医院情况会比这儿好吗？大家都差不多。」 <text:line-break/><text:line-break/>轻症病人去发热门诊，有十几个诊室，队伍最长时要排一整天，有时排着排着，有人晕倒了，被拖到急诊科吸氧。看到有人因此不用排队，后面的人都跟着往下倒。 <text:line-break/><text:line-break/>在那样的时刻，活下去的念头大过一切。但是，急诊科早就没床位了。急诊科有个留观室，只有8张床；还有个抢救室，本是5张床，最多的时候摆了50张。还不够，就加椅子，医生不坐了，把椅子全给病人。最后连椅子都没了，病人就躺在站着看病的医生旁边。有人有了经验，上120时自带躺椅。有人什么都没有，关秀丽找了装仪器的泡沫和纸箱子，好歹在地板上垫上一层。有的病人睡在走廊里，抢救在走廊里，去世也在走廊里。 <text:line-break/><text:line-break/>有了床位，如果还能吃上药、打上针、吸上氧，病人就会变得很安静，觉得自己还有救。但这些同样是有限的。急诊科最多的时候也只有三十多个氧罐，每个只能供一个人，一旦给了某个病人，不到吸完，病人是不会拿下来的。那是求生的欲望。其他病人只能靠医院制氧中心通过管道来供氧，氧流量只有1L每分。但有些病情较重的病人需要高流量吸氧，至少是35L每分。管道里稀薄的氧气根本无法缓解症状。 <text:line-break/><text:line-break/>那时候，关秀丽在人群里每走一步，都有十个以上的人喊她，盯着她：「救我」。她不知道拿什么救，只能说，「等一下」，这是她最不愿意说、但说得最多的一句话。 <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在急诊科，生命暴露出悲怆与可怜。关秀丽说，每个病人的要求都很简单，「能躺在那儿，针打完了氧吸着，有监护仪监着，就不会找你了呀。有些病人病得蛮重，我们也无能为力了，但最起码你给他针打上去，氧吸上去，监护仪上上去，他觉得很安全。」 <text:line-break/><text:line-break/>那段时间也许是少见的、患者全身心依赖和信任医护人员的时刻。武汉一直实行「双评议」制度，患者可以对医护人员打分和投诉，分数低了相关部门要督导，医护要反馈、写材料。这时候都没了。医院准备派饭，病人会主动要，有位病人说，这是他这辈子第一次主动要饭吃。 <text:line-break/><text:line-break/>这些事让吕希俊落泪：「我就觉得病人是多么好啊。真的，那时候病人非常宽容。但是反过来想一想就知道，病人是多么的痛苦，多么的无助，才会这样做。」 <text:line-break/><text:line-break/>陈楚楚在红会医院急诊科当了10年护士，讲到成为定点发热门诊后第一次上班，眼泪开始大滴大滴往外掉。那是她第一次，一个班（大概七八个小时）死了三四个病人。门诊部主任胡臻站在门诊大厅导诊，看到半个小时里有三个病人去世。陈楚楚说，「这么高的死亡率，就代表我们没有足够的医护人员对他们做处理、做抢救。」 <text:line-break/><text:line-break/>没能救回病人，是急诊科医护们最心碎的事情。平时，一个病人在心脏骤停后，要由两个医生、三个护士组成的团队一起抢救，抢救30分钟以上；如果是年轻人，胸按压至少两个小时，还要跟家属谈话，任何方法都试过还是不行的，才会宣告死亡。 <text:line-break/><text:line-break/>但这一次，红会医院急诊科面对的，是28个医护，加几个其他科室来支援的人，照顾1000多个病人。经过一个月的奋战，今天，医护人员明白，新冠病人需要呼吸支持，最初可以用呼吸机，再不行就插管，再不行还有ECMO，但在一月的急诊科，连气管插管都没法做，气管插管需要负压病房。如果强行做插管，喷出的体液会形成飞沫传播，陪同的家属和其他轻症病人也都面临巨大的感染风险。新冠肺炎会导致多器官衰竭，普通的抢救作用不大，但还是要做。患者的肺已经很脆弱了，实施胸部按压时，有时嘴里会吐出血来，那是极危险的传染物。做到这一步，一切就该停止了。他们眼睁睁看到病人情况急转直下，在没有太多干预的状况下去世。 <text:line-break/><text:line-break/>关秀丽见过一位父亲，住进了急诊科抢救室，赶女儿走，说放弃他算了，不要再治了。女儿进不到抢救室，站在远远一个门边，对父亲喊，「别放弃」；她还有一位朋友的朋友，在美国回不来，父亲在红会医院去世。关秀丽给那位父亲送过几次饭，又在他去世后领了遗物，她看到他随身带着的，有远在美国的女儿和女儿两个宝宝的照片。 <text:line-break/><text:line-break/>最初几天，在忙乱中，有的遗体放了大半天才有人来收。关秀丽给保卫科打电话，让保卫科催殡仪馆把遗体搬走，保卫科说自己也没办法。「病人哪能受这么大的刺激呢？」，她威胁：「你再不来，我就把尸体拖在马路上摆着。」——其实她做不出这样的事，但必须要这么说。后来殡葬车来了。刚搬走，被子就被人抢过去用。来不及忌讳了。 <text:line-break/><text:line-break/>以往急诊科里病人去世，护士们会把遗体清理干净，举办一个小型的告别仪式，由殡仪馆打包。但根据传染病防治法，殡仪馆只负责带走，新冠病人的遗体需要由医护人员消毒、打包。告别仪式也不再有了。 <text:line-break/><text:line-break/>最初关秀丽决定独自处理遗体。护士们都太年轻，还有00后，这种事不能让她们做。后来因为太忙，年轻的护士们也开始独自完成这项工作。在下不去脚的急诊科，关秀丽或者其他护士，搬一个屏风，把自己和遗体围起来。屏风是为了给死者尊严，也是为了不吓坏其他本就在崩溃边缘的病人。一点一点消毒，用被单包好，包上好几层，再等待殡仪馆带来的黄色尸袋，装好，运走。每到那时候，24小时沸腾的急诊科都会很安静。 <text:line-break/><text:line-break/>创伤 <text:line-break/><text:line-break/>1月底，援军到达，北京、上海等各地来支援的50多名医护被编入了红会急诊科的临时队伍。此后，由于大量方舱医院和隔离酒店的开放、分区治疗的落实，到二月中旬，红会医院发热门诊一天的接诊量回落到了几十个。终于，急诊科从困境中挣脱。 <text:line-break/><text:line-break/>医院门口的小公园里，一树一树的花都开了，关秀丽拿着手机，拍下那些花，又惦记着给流浪汉送点吃的。流浪汉声音低沉，跟她说「谢谢」。那些时刻，她感觉自己「全好了」，但又知道并不是这样。有很多创伤需要去抚平。最实在的，急诊科的19位护士有8位病倒了，她们需要时间恢复。 <text:line-break/><text:line-break/>爸妈是医生护士，哥哥姐姐都学医，从小，关秀丽就觉得学医蛮好，自己就应该做这个。中学时，她在家偷偷戴妈妈的护士帽，是时兴的燕尾帽，对着镜子照，觉得好得意，好漂亮。18岁进了医院，没几年就拿了技术大比赛的标兵。2003年SARS的时候写了请战书，但那时武汉疫情不严重，没有太多波澜，疾病好像就过去了。2019年，她又被评为湖北省优秀护士。这么些年，她觉得没有解决不了的问题，自己搞不定了还可以打电话找领导，再不行就请专家会诊，总能搞得定。 <text:line-break/><text:line-break/>她的性格也经得起急诊科的摔打，坚硬、大条，没那么敏感，没那么容易受伤。她是家里最小的孩子，但一点也不娇贵。小时候高烧39度，爸爸照样送她去上学。哥哥说她是典型武汉女性的性格，「刀子嘴，豆腐心，是个心肠好的人。」结了婚，家里的事都是她做主，和很多武汉女性一样，喜欢自称「老子」。丈夫是一名记者，她叫他「无用书生」，换个灯泡，都是丈夫扶着梯子她上去。 <text:line-break/><text:line-break/>在急诊科里没日没夜的那一个月，有一天晚上，关秀丽的丈夫实在担心，给她送饭，约在她住的酒店门口。是她走错了路，却冲丈夫发了一通火。她眼睛红红的，脸上有泪痕，不住说，「太多病人了，太乱了，太累了」。丈夫说，结婚十几年，她几乎没有在他面前脆弱过，因为她从小的教育就是不能哭，以哭为羞。但那时，她忍不住了。丈夫说，很想给她一个拥抱，但只能保持一米的距离。 <text:line-break/><text:line-break/>那种「总能搞得定」的感觉被打破了。在急诊科22年，关秀丽早就接受了那些意料之中的死亡。那些注定的、无可挽回的，她会安慰自己：你尽力了。但这一次的许多死亡，本不该发生，「可惜、难受、心痛」。 <text:line-break/><text:line-break/>在医院，急诊科从不是最受重视的部门，效益也不高。但红会医院急诊科是一个骄傲的集体，他们有着相近的价值观，希望为病人提供最需要的帮助。红会医院是120、110定点医院，110送来的，经常是乞讨的、流浪的、捡垃圾的「三无人员」。急诊科的医护给这些「三无人员」看病，还帮他们找家属，送给他们衣服，自费给他们买饭。有时候流浪汉说不想喝水，想喝可乐，他们觉得好笑，但还是会满足。 <text:line-break/><text:line-break/>陈楚楚说，大家的想法都是一样的，「你对病人还是要温暖一点。如果用那种很嫌弃的心态对他，觉得好烦好臭，上班不会很开心。你如果自己把心态转过来，他很可怜，给他买口吃的、买口喝的也没有什么，就几块钱、十几块钱的事，自己上班也轻松一点。」 <text:line-break/><text:line-break/>她不以忙、累为苦，经历过这次疫情，陈楚楚申请支援ICU。目睹比往常多许多的病人故去，她伤了心，每晚靠安眠药入睡，还总是做梦，梦中是同样的内容——自己跪在地上抢救病人，她觉得好累，不断重复着抢救的动作，不断有人在喊她：护士，护士，护士。二月中旬以后，急诊科的工作不再像刚成为定点医院时那么疲惫，但她还是无法解脱，「可能我潜意识希望把那个人救活。」 <text:line-break/><text:line-break/>还有一位护士跟关秀丽提出辞职。一个很年轻的姑娘，下了班在酒店大哭了一场，给关秀丽发微信说不干了。她没有见过那么多那么绝望无助的眼神。每一双眼睛都那么看着她。「绝对不是累，是心痛，是无能为力。」关秀丽给她打电话，聊到凌晨两点半，算是说开了。隔三差五，又在酒店给她们煲汤，她想，要把年轻护士的情绪照顾好。 <text:line-break/><text:line-break/>急诊科副主任吕希俊与关秀丽同龄，也是41岁，头发已经灰白了。摘下口罩，胡子也已经很长了，一直没来得及刮。他常常莫名其妙地流眼泪，说不上原因。他说第二批、第三批的定点发热门诊是幸运的，「他们没有经历过我们的创伤。」 <text:line-break/><text:line-break/>2月17日，《人物》第一次见到关秀丽，她在红会医院的会议室里一坐下，就叹了一口气：「我的眼泪都流干了」，「没有什么煽情的东西再让我流泪，不可能了。」 <text:line-break/><text:line-break/>那些惨烈的场景，关秀丽再说起，语气并不惊心动魄。听来会觉得，她好像没有什么特别高尚，也没有什么特别的勇气，只是不得不去做。分配，决定，目睹脆弱与死亡。但也是她，和与她类似的武汉医护工作者，扛起了这漫长的30天。 <text:line-break/><text:line-break/>疫情过去后，你们想做点什么？ <text:line-break/><text:line-break/>关秀丽、吕希俊、陈楚楚……这些在这个急诊室里度过了十多年时光的人，说出来的都差不多，「就像平常那样上一天班，穿普通的白大褂，戴普通的口罩，和病人普通地交流。他不用担心来医院会死掉，我也可以给他提供相应的护理和治疗。大家就这么平平常常地，他治好了就回家，该吃吃该喝喝。我该下班就下班，我想过一天这样的生活。」</text:p>
      <text:p text:style-name="P2">西瓜   |  2020.03.08 13:15   |   <text:a xlink:type="simple" xlink:href="http://palinfo.habago.org/Entry?Command=Information_PrintForum&amp;iPage=1&amp;sType=FORUM#FORUM38835"><text:span text:style-name="T1">#</text:span></text:a></text:p>
      <text:p text:style-name="P3">看情势如果法国、德国、美国无法抑制新冠状病毒传播，全球流行不可避免，这次疫情对世界的影响不亚于第一次世界大战，人类文明还是想象不到的脆弱。韩国应对疫情的力度让我对其评价上升一个台阶。除了韩国其他国家都对这次新冠病毒掉以轻心。大陆网络上有个金句“原以为这次新冠病毒只是讲“党性”（指早期湖北政府为了地方两会压制医疗系统上报病例）没想到出了国还讲民主（全世界官僚系统好像都差不多）” <text:line-break/><text:line-break/>这次冠状病毒无症状患者能传染，虽然致死率2%左右，但是大规模传染后医疗机构负荷过大无法给所有患者提供支持治疗，致死率会显著提升，依照武汉为例在全国医疗支援后死亡率在5%，目前还有一万多中重症在医院治疗。实际情况并没有数据显示的那么轻松。 大家务必注意自身安全。大陆最有效的方法是“方舱医院”，将体育馆学校宿舍简单改造集体安置轻症病人，医院集中精力救治重症病人。轻症病人切记避免居家隔离，武汉封城早期大量轻症病人就是居家隔离导致全家感染。大家最近请务必注意自身安全。 </text:p>
      <text:p text:style-name="P2">陳真   |  2020.03.04 02:26   |   <text:a xlink:type="simple" xlink:href="http://palinfo.habago.org/Entry?Command=Information_PrintForum&amp;iPage=1&amp;sType=FORUM#FORUM38834"><text:span text:style-name="T1">#</text:span></text:a></text:p>
      <text:p text:style-name="P3">告兩岸同胞書(五) <text:line-break/><text:line-break/>陳真 <text:line-break/><text:line-break/>2020. 03. 03. <text:line-break/><text:line-break/><text:line-break/>剛剛看到的，雖然下班很累，但還是一口氣就把它看完。強烈推薦。 <text:line-break/><text:line-break/><text:a xlink:type="simple" xlink:href="https://bit.ly/38kfpCD"><text:span text:style-name="T2">https://bit.ly/38kfpCD</text:span></text:a><text:s/><text:line-break/><text:line-break/>像這樣一些影片，應當讓更多下一代的人看。它會讓我們相信，這世上依舊還是有著一種純粹利他的精神存在，並不是所有人都自私；仍然還是有一些無私的人，願意為眾人拋棄榮華富貴，做出犧牲。 <text:line-break/><text:line-break/>但是，時代真是完全不一樣了。網路時代輕薄短小，隨便一個匿名小癟三，例如網軍，輕易就能搞得你雞飛狗跳；要不就是什麼雞排妹、館長、屎袋力量、雞雞黨，或是一大堆卑鄙貪婪的走狗文人與親綠學者，低能猥瑣，每天講些仇中反華的無恥鳥話，卻彷彿是台灣人的精神導師似的，隨便放個屁，媒體就大登特登，捧為明星偶像。 <text:line-break/><text:line-break/>我常有個困惑，那些拿香跟拜的腦殘們，真的腦殘到無藥可救嗎？難道你真的看不出來那最基本的是非善惡？難道完全沒有一絲可能足以讓你懷疑自己是否腦殘？難道你真的看不出來什麼是正直善良勇氣，而什麼是猥瑣卑劣貪婪？ <text:line-break/><text:line-break/>陳明忠也好，黃紀男也罷，以他們的富裕出身及絕頂聰明，榮華富貴根本就是垂手可得，但他們卻選擇了一條極其慘烈的道路。 <text:line-break/><text:line-break/>受難本身並沒有多大意義，畢竟亂世之中，無辜受難的人可多了。重點不是受難，而是面對一己苦難的態度。他們從不把自己的無私奉獻當成一種奪取權位的籌碼，也從不把自己打扮得花枝招展，儼然什麼領袖。 <text:line-break/><text:line-break/>兩岸朋友或許該對彼此多一點理解與尊重。此岸輕而易舉、理所當然之事，在彼岸卻很可能是一生血淚為代價。 <text:line-break/><text:line-break/>在這種輕薄短小的所謂「自媒體」時代，只要家裏桌上有個鍵盤，大家都是記者，都是名嘴，信口開河胡說八道，愛說什麼說什麼，非常討人厭。有些人說得對，大多說得錯。但是即便說得對還是一樣討人厭。為什麼呢？主要還是態度問題。 <text:line-break/><text:line-break/>你看，這兩年對岸及島內特別多武統聲音，每個人說起武統來，往往囂張跋扈，一副「老子馬上就要來收拾你」的嘴臉。我真不知道這些人跟島內那些綠油油的腦殘們有什麼本質上的不同？台灣戰略位置重要，懷璧其罪，命運多舛，列強個個搶著要，但每個強盜一來到台灣卻是姦殺擄掠，橫征暴斂，然後開始洗腦，並貶為次等國民。 <text:line-break/><text:line-break/>台灣人有做錯什麼嗎？幾百年來為何有此遭遇？你看，台語老歌每一首幾乎全是生離死別哭斷腸。這意味著一段什麼樣的滄桑歲月？對岸是不是應該真正用心去理解台灣人？老實說，就算為之長夜痛哭都不為過，怎麼反而是動不動就揚言「老子要來武統你了、殺光你了」？ <text:line-break/><text:line-break/>這種威風，應當去對美國人發揮才對，不是拿來糟蹋、羞辱自己同胞的不幸歷史處境。這樣一種全面愚化的殖民情境，難道是台灣人自己造成的？難道你不知道在島內想要不當個腦殘有多麼不容易而且充滿斑斑血淚。 <text:line-break/><text:line-break/>電影「寄生上流」的導演奉俊昊在奧斯卡典禮上領獎時，對台下一同參賽的馬丁史柯西斯表達感謝之意，感謝他在他仍是個大學生時所說的一句話對他產生的啟蒙作用。奉俊昊說，他把這句話深深刻在心上。馬丁史柯西斯那句話是說：「越是私人的故事就越感人。」 <text:line-break/><text:line-break/>黨外時代正是我的年少歲月。做為一個黨外人士，在當時，每當我感到痛苦不堪時，我常會想起鄧拓的那首詩：「莫道書生空議論，頭顱擲處血斑斑」。我雖然沒做過什麼值得紀念之事，但自己與家人從中所承受的痛苦血淚，乃至家破人亡，又豈是千言萬語所能道盡？ <text:line-break/><text:line-break/>亂世兒女，情緣難償。大時代的過程中，這些私人故事又何止千千萬萬，難道不值得兩岸同胞們互相更多的理解、尊敬與憐憫？就算有一天真走到武統的那一步，同胞依然還是同胞，不是敵人。敵人在大西洋彼岸，不在台海之間。敵我之間尚且應致力於和平，何況骨肉同胞。</text:p>
      <text:p text:style-name="P2">西瓜   |  2020.03.03 20:51   |   <text:a xlink:type="simple" xlink:href="http://palinfo.habago.org/Entry?Command=Information_PrintForum&amp;iPage=1&amp;sType=FORUM#FORUM38833"><text:span text:style-name="T1">#</text:span></text:a></text:p>
      <text:p text:style-name="P4">to 阿海， 有时间有能力在网上发声的基本都是中产阶级和被美国自由民主宣传洗脑的学生。真正苦难有能力颠覆政权的底层工人农民都还在挣扎着如何活下去，这些人才是tg的基本盘。也是习提出来2020全面小康的原因。 在现实生活中大多数人根本不会关注自由人权、民主政府、信息管制之类的问题。 大家关心的其实是贪污腐败、滥用职权、就业保障、生活品质等等的问题。 <text:line-break/>我作为一个小市民谈谈我的看法，目前共产党还是代表了全中国人民的基本利益，保持目前的体制稳定符合大多数人的利益。国家运转中产生的问题确实很多，但是每个国家都有着各种不同的问题，现在社会问题并没有累积到需要革命的地步， 那些鼓吹自由民主化的人并不能提出一个优于现在体制的方案，推翻政权只是为了他们的个人利益。苏联和欧东国家的解体例子也告诉我们，冒然转向只是寡头们的阴谋，苦难却是要全国人民承担。 中美贸易战核心问题是中国已经成长到了威胁美国地位的规模了，美国自二战以来已经压制了英国、苏联、日本三个国家，中美之间的冲突是无法避免的。</text:p>
      <text:p text:style-name="P2">阿海   |  2020.03.03 19:12   |   <text:a xlink:type="simple" xlink:href="http://palinfo.habago.org/Entry?Command=Information_PrintForum&amp;iPage=1&amp;sType=FORUM#FORUM38831"><text:span text:style-name="T1">#</text:span></text:a></text:p>
      <text:p text:style-name="P3">送出留言後才想到我所看的第一部講美帝政宣紀錄片 Manufacturing Consent: Noam Chomsky and the Media。 TY有。 <text:line-break/><text:line-break/>我平常加入幾個對岸社群軟體的群，聽聽對岸同胞的看法，當然是什麼意見什麼人都有。有一群人恨中共統治到了極點，敘述他們在社會生活上遇到的事情，例如各種管制、私企變國企、維穩措施、昨天被喝茶啦、誰被喝茶啦、帳號被停掉被消失、政治上的腐敗。年紀大一點的小時候經歷文革。他們心中的美帝是地球公平正義自由民主的警察，羨慕台灣的健保、民選政府、法治社會。有少數幾個還認為中美貿易戰可以加速中共垮台，川普最好再狠一點...，無所不講。 <text:line-break/>萬康兄提到有些大陸網友因為言論審查過的很苦悶，是如此沒錯。我的角度，我只能對他們發表一下目前人渣黨如何如何，美帝如何如何，寄望美帝是癡心妄想等等....，有些人說我人在福中不知福。 <text:line-break/><text:line-break/>他們都是普通人，在一般意義上也是善良百姓，中共統治的日子是他們過的，覺得苦的人，苦是他們在承受的，並不是我。我能做的，就是在粗暴的綠蛆洋洋得意發表仇恨言論的時候制止。但其實沒幾分鐘後他們又開始恥笑貶低''中國人''。 </text:p>
      <text:p text:style-name="P2">阿海   |  2020.03.03 15:46   |   <text:a xlink:type="simple" xlink:href="http://palinfo.habago.org/Entry?Command=Information_PrintForum&amp;iPage=1&amp;sType=FORUM#FORUM38830"><text:span text:style-name="T1">#</text:span></text:a></text:p>
      <text:p text:style-name="P4">我可能沒說清楚，綠媒公視偶爾會播些挖美國惡行的，由西方人拍的紀錄片。通常公播一週後就沒了，不會重播，也不見得有人上傳YT(畫質降低)，對這類國外紀錄片有興趣的人可以留意下。 <text:line-break/><text:line-break/><text:a xlink:type="simple" xlink:href="https://youtu.be/1mWr5kEstjk"><text:span text:style-name="T2">https://youtu.be/1mWr5kEstjk</text:span></text:a><text:s/><text:line-break/><text:line-break/>不久前播的，講所謂民主自由西方政治宣傳的手法和身為所謂民主自由社會裡的所謂"公民"永遠認為自己不是被洗腦的那種優越感，可憐且嘲笑中國啊北韓啊那些被洗腦的人民。 </text:p>
      <text:p text:style-name="P2">陳真   |  2020.03.03 10:34   |   <text:a xlink:type="simple" xlink:href="http://palinfo.habago.org/Entry?Command=Information_PrintForum&amp;iPage=1&amp;sType=FORUM#FORUM38829"><text:span text:style-name="T1">#</text:span></text:a></text:p>
      <text:p text:style-name="P3">Pilger 的紀錄片 "The coming war on China"，三年多前怡靜和良哲就有提到，如下。文字版大約可參見我翻譯的 "打破沉默：第三次世界大戰已然展開"。 <text:line-break/><text:line-break/>我不曾打開電視看 "公視"，一眼也沒看過，因為對它有說不出的極度厭惡。真小人我勉強還能忍受，例如自由、三立、民視等等等等等，涵蓋全台灣幾乎九成五以上的所謂 "媒體" (其實純粹就是人渣黨的宣傳機器與造謠工具)。但是，偽君子我是絕對受不了的，公視就是其中最惡質的代表。 <text:line-break/><text:line-break/>也許你會說，你連這媒體長什麼樣、有些什麼節目都沒看過，如何知道它偽善？你若有此一問，那就太外行了。我又不是今天才來到台灣。在島內，一個東西，一種人事物，被何黨何人把持，將是何種屬性與樣貌，難道還需要調查一番？一顆臭雞蛋，不一定需要嚐一口或整顆吃完才知其臭。 <text:line-break/><text:line-break/>我不是說公視播的東西一定 "全是" 綠油油或包藏所謂 "民主自由與人權" 的毒藥，剛好相反，它居然還會播放像 Pilger 的影片，但它的惡質也恰恰就在於以假亂真，真真假假，假假真真，混淆視聽，這比擺明就是一片綠油油還可惡。 <text:line-break/><text:line-break/>我不是說公視連一眼都不能看，而是說，大家應該要有一定程度的戒心，不要被這種掛羊頭賣狗肉的黑心媒體給洗腦了。洗腦不會全是洗謊言洗謠言，它會塞給你三分食物，藉以偷渡那七分毒。吃久了，你就會頭殼壞去。 <text:line-break/><text:line-break/>媒體如此，人也一樣。人渣黨有許多人，行不由徑，上下其手，例如柯建銘，老實說我並不討厭。國民黨也一樣，例如傅崐萁，例如王金平。事實上，我還敬他們三分，畢竟他們從不高喊所謂理想，也不會假冒成一個正人君子。 <text:line-break/><text:line-break/>但是，人渣黨周邊那些小綠綠，什麼屎袋的力量，什麼雞雞黨，什麼社民黨，以及族繁不及備載的親綠老師、親綠醫師、親綠作家、親綠名人等等等等等，我就完全受不了了，太卑鄙了，嘴巴講的全是人情義理，做的全是傷天害理；滿口漂亮話，卻完全只是拿來做為一種政治操弄工具，為一黨之私、一己之私謀取權位利益。 <text:line-break/><text:line-break/>孔子說得對，「惡紫之奪朱也，惡鄭聲之亂雅樂也，惡利口之覆邦家者。」紫比烏漆媽黑還可惡，因為紫攙雜了幾分朱，讓人以為它還真懷有什麼真實的理想似的。 <text:line-break/><text:line-break/>昨天買了片西瓜，吃一口，感覺好像怪怪的，有點臭酸，但不是很確定。再吃一口，好像還好。那就再吃幾口，天啊！好噁心。搞到後來，我都已經吃了一大半，才確定它是臭的。不久之後就蔡賽了。惡紫之奪朱就是這樣，一不小心就會中毒。 <text:line-break/><text:line-break/>陳真 <text:line-break/><text:line-break/>2020. 03. 03. <text:line-break/>======================== <text:line-break/><text:line-break/>怡靜 &amp;;#124;  2016.12.09 22:00 <text:line-break/><text:line-break/>Pilger 最新紀錄片 The coming war on China <text:line-break/>RT上可觀看，近兩小時長 <text:line-break/><text:line-break/><text:a xlink:type="simple" xlink:href="https://rtd.rt.com/films/the-coming-war-on-china/"><text:span text:style-name="T2">https://rtd.rt.com/films/the-coming-war-on-china/</text:span></text:a><text:s/><text:line-break/><text:line-break/>若人在英國，ITV網站也可以看 <text:line-break/><text:span text:style-name="T2">http://www.itv.com/hub/the-coming-war-on-china/2a4249a0001 </text:span><text:line-break/><text:line-break/>Pilger 在New Internationaist發表的相關文章 <text:line-break/><text:a xlink:type="simple" xlink:href="https://newint.org/features/2016/12/01/the-coming-war-on-china/"><text:span text:style-name="T2">https://newint.org/features/2016/12/01/the-coming-war-on-china/</text:span></text:a><text:s/><text:line-break/><text:line-break/>請參閱陳真翻譯的 <text:line-break/>打破沉默：第三次世界大戰已然展開 <text:line-break/><text:a xlink:type="simple" xlink:href="http://palinfo.habago.org/Entry?Command=Information_PrintHome&amp;iFlowNo=1257"><text:span text:style-name="T2">http://palinfo.habago.org/Entry?Command=Information_PrintHome&amp;iFlowNo=1257</text:span></text:a><text:s/><text:line-break/><text:line-break/>另可搭配觀看Alex Gibney 紀錄片 零日網路戰 Zero Days <text:line-break/><text:a xlink:type="simple" xlink:href="http://app2.atmovies.com.tw/film/fzen05446858/"><text:span text:style-name="T2">http://app2.atmovies.com.tw/film/fzen05446858/</text:span></text:a><text:s/><text:line-break/><text:line-break/>另推薦Gibney早期作品Taxi to the dark side (跟反恐有關的） <text:line-break/><text:a xlink:type="simple" xlink:href="http://documentary-movie.com/taxi-to-the-dark-side/"><text:span text:style-name="T2">http://documentary-movie.com/taxi-to-the-dark-side/</text:span></text:a><text:s/><text:line-break/><text:line-break/>最後是Snowden最近接受主播Katie Couric的專訪（有英文字幕) <text:line-break/><text:a xlink:type="simple" xlink:href="https://yhoo.it/2Thc037"><text:span text:style-name="T2">https://yhoo.it/2Thc037</text:span></text:a></text:p>
      <text:p text:style-name="P2">阿海   |  2020.03.02 21:44   |   <text:a xlink:type="simple" xlink:href="http://palinfo.habago.org/Entry?Command=Information_PrintForum&amp;#FORUM38828"><text:span text:style-name="T1">#</text:span></text:a></text:p>
      <text:p text:style-name="P3">不久前留言板有位前輩介紹紀錄片，''即將到來的對華戰爭(上)(下)''。 <text:line-break/><text:line-break/>去年下半年才播過的紀錄片，''排華法案''： <text:line-break/><text:line-break/><text:a xlink:type="simple" xlink:href="https://bit.ly/2Tkz553"><text:span text:style-name="T2">https://bit.ly/2Tkz553</text:span></text:a><text:s/><text:line-break/><text:line-break/>很快重播。觀看期限至3/6日。公視紀錄片很少重播。 <text:line-break/><text:line-break/>同樣，好心人士已上傳到： <text:line-break/><text:line-break/><text:a xlink:type="simple" xlink:href="https://bit.ly/2vAtcY9"><text:span text:style-name="T2">https://bit.ly/2vAtcY9</text:span></text:a><text:s/><text:line-break/><text:line-break/>(我很好奇怎沒被版權因素下架，想要收藏的人快點下載，有時，喜歡的YT影片莫名其妙就不見了....)</text:p>
      <text:p text:style-name="P5"><text:span text:style-name="T8">陳真</text:span><text:span text:style-name="T5"><text:s/>  |  2020.03.02 00:16   |   </text:span><text:a xlink:type="simple" xlink:href="http://palinfo.habago.org/Entry?Command=Information_PrintForum&amp;iPage=1#FORUM38827"><text:span text:style-name="T6">#</text:span></text:a></text:p>
      <text:p text:style-name="P6"><text:span text:style-name="T5">這是有關陳明忠的一個視頻，不是刻意挑，而只是剛好看到：</text:span><text:span text:style-name="T7"><text:line-break/><text:line-break/></text:span><text:a xlink:type="simple" xlink:href="https://bit.ly/2PDYOD5"><text:span text:style-name="T11">https://bit.ly/2PDYOD5</text:span></text:a><text:span text:style-name="T7"><text:line-break/><text:line-break/></text:span><text:span text:style-name="T5">想請大家看，主要是因為裏頭有陳明忠的發言，還有一位陳鼓應，</text:span><text:span text:style-name="T7">85</text:span><text:span text:style-name="T5">歲了，看起來還很硬朗；研究老莊，殷海光的學生，原先在台大哲學系教書。</text:span><text:span text:style-name="T7"><text:line-break/><text:line-break/>1978</text:span><text:span text:style-name="T5">年，陳鼓應和陳婉真聯合參選立委與國大代表。當年選舉，因為台美斷交而喊停。</text:span><text:span text:style-name="T7"><text:line-break/><text:line-break/></text:span><text:span text:style-name="T5">我不認識陳鼓應，但認識</text:span><text:span text:style-name="T7"> </text:span><text:span text:style-name="T5">「台建</text:span><text:span text:style-name="T7"><text:s/></text:span><text:span text:style-name="T5">」</text:span><text:span text:style-name="T7"><text:s/>(</text:span><text:span text:style-name="T5">台灣建國組織</text:span><text:span text:style-name="T7">) </text:span><text:span text:style-name="T5">的陳婉真。一個統，一個獨，在當年是可以聯合一起參選的。這也表明了，在當時那個年代，統獨的區分其實並不明顯，黨外是既統又獨、有統有獨的，大家的合作基礎是反對國民黨的獨裁恐怖統治，而非統獨。差不多將近十年後，也就是八零年代中期，統獨才分道揚鑣。</text:span><text:span text:style-name="T7"><text:line-break/><text:line-break/></text:span><text:span text:style-name="T5">我在八零年代末，被國民黨政府以「企圖分裂國土」及「煽惑群眾內亂企圖顛覆政府」兩項罪名控告叛亂。這案子折騰了好幾年。面對拘提以及情治單位的各種威脅利誘，我始終拒絕出庭受審，後來卻沒有坐牢，並不是因為國民黨很仁慈，而是因為李登輝實質掌權後，在美國的指使下，大約從</text:span><text:span text:style-name="T7">1990</text:span><text:span text:style-name="T5">年便開始有計畫地推展台獨，包括強力動員學生</text:span><text:span text:style-name="T7"><text:s/>(</text:span><text:span text:style-name="T5">所謂「野百合」</text:span><text:span text:style-name="T7">) </text:span><text:span text:style-name="T5">鬥爭所謂</text:span><text:span text:style-name="T7"> </text:span><text:span text:style-name="T5">「非主流派」，妖魔化外省統派政治勢力，高舉</text:span><text:span text:style-name="T7"> </text:span><text:span text:style-name="T5">「本土</text:span><text:span text:style-name="T7"><text:s/></text:span><text:span text:style-name="T5">」大旗，宣揚所謂台灣主權。幾年後，也就是九零年代中期，台獨就成為台灣一個主要政治勢力。</text:span><text:span text:style-name="T7"><text:line-break/><text:line-break/></text:span><text:span text:style-name="T5">十年後，九零年代末，</text:span><text:span text:style-name="T7"> </text:span><text:span text:style-name="T5">「愛台灣」登場，以</text:span><text:span text:style-name="T7"> </text:span><text:span text:style-name="T5">「親中賣台」罪名強力塑造內部敵人，進一步走向法西斯，迫害與打壓統派。</text:span><text:span text:style-name="T7"><text:line-break/><text:line-break/></text:span><text:span text:style-name="T5">接下來進入</text:span><text:span text:style-name="T7">21</text:span><text:span text:style-name="T5">世紀，一直到現在，這二十年來的所謂「民主化」，所作所為無非就是竄改歷史，竄改教科書，目的就是進一步消滅統派，並且在美國的強力主導下，毫無遮掩地設定仇中反華的洗腦基調，讓兩岸重新走向對抗，並且極其反人性地拼命加深仇恨大陸人的社會氛圍，讓年輕一代視自己的祖先為恥辱，視同胞為仇敵。</text:span><text:span text:style-name="T7"><text:line-break/><text:line-break/></text:span><text:span text:style-name="T5">現在是</text:span><text:span text:style-name="T7">2020</text:span><text:span text:style-name="T5">年，接下來歷史會怎麼走我不知道。我確信兩岸統一的必然結果，但我不確定統一的過程將會如何；是戰是和，是悲或喜，其實相當程度取決於台灣人是否認清誰才是真正的敵人，從而做出正確的判斷與選擇。</text:span><text:span text:style-name="T7"><text:line-break/><text:line-break/></text:span><text:span text:style-name="T5">歷史總是無情的，一旦誤判是非，走錯方向，後果即便慘烈，即便是千百萬人的身家性命財產的毀滅，其實在人類歷史長河中也不過只是一段微不足道的小插曲，但是對當事人而言，卻是難以承擔的代價與災難。</text:span><text:span text:style-name="T7"><text:line-break/><text:line-break/></text:span><text:span text:style-name="T5">島內長年的兒戲政治，教養出幾乎是一整個世代甚至是一整個社會的腦殘，以為政治只是一種娛樂，一場球賽，一種訴諸耍嘴皮的灑口水比賽。這項長達二十幾年的全民愚化工程，在我看來還是能夠被顛覆的，但也只能依靠我們自身的努力，而非依靠他人。</text:span><text:span text:style-name="T7"><text:line-break/><text:line-break/></text:span><text:span text:style-name="T5">簡單說：唯一出路就是自救；不是依靠哪個英雄豪傑或賢人志士的帶領，而是依靠每一個腦子清醒且尚未絕望者的積極作為與表態。</text:span><text:span text:style-name="T7"><text:line-break/><text:line-break/></text:span><text:span text:style-name="T5">政治這東西是這樣：你不理它，它還是會理你，事實上你不可能置身事外。因此，我們最好能及時面對它，而不要以為自己可以袖手旁觀而不用付出代價。</text:span></text:p>
      <text:p text:style-name="P5"><text:span text:style-name="T8">陳真</text:span><text:span text:style-name="T5"><text:s/>  |  2020.03.01 00:39   |   </text:span><text:a xlink:type="simple" xlink:href="http://palinfo.habago.org/Entry?Command=Information_PrintForum&amp;iPage=1#FORUM38826"><text:span text:style-name="T6">#</text:span></text:a></text:p>
      <text:p text:style-name="P12"><text:span text:style-name="T5">I am in this world but not of it.<text:line-break/><text:line-break/>--J.D.Salinger</text:span></text:p>
      <text:p text:style-name="P5"><text:span text:style-name="T8">陳真</text:span><text:span text:style-name="T5"><text:s/>  |  2020.03.01 00:21   |   </text:span><text:a xlink:type="simple" xlink:href="http://palinfo.habago.org/Entry?Command=Information_PrintForum&amp;iPage=1#FORUM38825"><text:span text:style-name="T6">#</text:span></text:a></text:p>
      <text:p text:style-name="P7"><text:span text:style-name="T7">(</text:span><text:span text:style-name="T5">續</text:span><text:span text:style-name="T7">)<text:line-break/><text:line-break/></text:span><text:span text:style-name="T5">島內時代可分兩期，前期要命，後期窩囊。前期才需勇氣，因為你不知自己及家人能有幾個明天。後期則只是存心自我做賤，然而，卻居然得跟蛆類生物與沒出息的人渣一同對比。人勝過蛆、勝過人渣，很榮耀嗎？說兩句環境髒亂、到處是蛆，需要什麼勇氣或勇敢？需要什麼</text:span><text:span text:style-name="T7"><text:s/>"</text:span><text:span text:style-name="T5">戰力</text:span><text:span text:style-name="T7">"</text:span><text:span text:style-name="T5">？需要跟誰戰什麼？我有那麼沒出息嗎？我會在蛆的小世界裏</text:span><text:span text:style-name="T7"><text:s/>"</text:span><text:span text:style-name="T5">爆紅</text:span><text:span text:style-name="T7">"</text:span><text:span text:style-name="T5">？然後去揭人家的什麼底？有可能嗎？我有那麼低能與無聊嗎？我是這樣那樣的人嗎？</text:span><text:span text:style-name="T7"><text:line-break/><text:line-break/></text:span><text:span text:style-name="T5">總之，講什麼都行，拜託別講到我身上來。網路世界我沒法管，但這版面拜託就讓我留點最後的一絲尊嚴。</text:span><text:span text:style-name="T7"><text:line-break/><text:line-break/></text:span><text:span text:style-name="T5">我知萬康兄是抬舉，但我看自己要遠比這個大，更遠比這個小。</text:span><text:span text:style-name="T7"><text:line-break/><text:line-break/>2018</text:span><text:span text:style-name="T5">年</text:span><text:span text:style-name="T7">3</text:span><text:span text:style-name="T5">月</text:span><text:span text:style-name="T7">28</text:span><text:span text:style-name="T5">日，維根斯坦最仰慕的詩人</text:span><text:span text:style-name="T7">Friedrich Hölderlin </text:span><text:span text:style-name="T5">給我寄來一張卡片，上面引用一句他生平很喜歡的話，那是耶穌會創始人</text:span><text:span text:style-name="T7">Ignacio de Loyola </text:span><text:span text:style-name="T5">的墓誌銘：</text:span><text:span text:style-name="T7"><text:line-break/><text:line-break/>“Non coerceri maximo, contineri tamen a minimo, divinum est.”<text:line-break/><text:line-break/></text:span><text:span text:style-name="T5">翻譯成英文就是：</text:span><text:span text:style-name="T7"><text:line-break/><text:line-break/>“To suffer no restriction from anything however great, and yet to be contained in the tiniest of things, that is divine.”<text:line-break/><text:line-break/></text:span><text:span text:style-name="T5">我給翻成中文如下：</text:span><text:span text:style-name="T7"><text:line-break/><text:line-break/>"</text:span><text:span text:style-name="T5">無礙於至大，有容於至小，是為神聖。</text:span><text:span text:style-name="T7">"<text:line-break/><text:line-break/></text:span><text:span text:style-name="T5">活著，比最大還大，比最小還小。如是我聞。</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